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40000007F7D90B82FAE0E0AA9.png" manifest:media-type="image/png"/>
  <manifest:file-entry manifest:full-path="Pictures/10000000000001BA0000013829BB2103401A25AB.png" manifest:media-type="image/png"/>
  <manifest:file-entry manifest:full-path="Pictures/100002010000014700000056301A6E6B780DD553.png" manifest:media-type="image/png"/>
  <manifest:file-entry manifest:full-path="Pictures/100000000000019F000000D69B9C0461165EB6CB.png" manifest:media-type="image/png"/>
  <manifest:file-entry manifest:full-path="Pictures/10000000000001E600000204A89A293A10E3A0DB.png" manifest:media-type="image/png"/>
  <manifest:file-entry manifest:full-path="Pictures/10000000000000CE000000D5F674E4CD9309A03C.png" manifest:media-type="image/png"/>
  <manifest:file-entry manifest:full-path="Pictures/10000000000002A10000021E68805E524F56936B.png" manifest:media-type="image/png"/>
  <manifest:file-entry manifest:full-path="Pictures/10000000000002D3000001F007683D5F1A1F4888.png" manifest:media-type="image/png"/>
  <manifest:file-entry manifest:full-path="Pictures/1000000000000195000000CF274CC91DA261575C.png" manifest:media-type="image/png"/>
  <manifest:file-entry manifest:full-path="Pictures/1000020100000200000002004DB091D367F6517A.png" manifest:media-type="image/png"/>
  <manifest:file-entry manifest:full-path="Pictures/100000000000000B0000000D9C17AF4D8978E7D1.png" manifest:media-type="image/png"/>
  <manifest:file-entry manifest:full-path="Pictures/100002010000020000000200AC2C694BDDBD8353.png" manifest:media-type="image/png"/>
  <manifest:file-entry manifest:full-path="Pictures/100000000000021F000001C8A7AB229CFAAF107D.png" manifest:media-type="image/png"/>
  <manifest:file-entry manifest:full-path="Pictures/2000000900002536000038F42E16EC339AB179E8.svm" manifest:media-type=""/>
  <manifest:file-entry manifest:full-path="Pictures/10000000000001D2000000CD50C3F71F95B37052.png" manifest:media-type="image/png"/>
  <manifest:file-entry manifest:full-path="Pictures/1000000000000295000000B8FB0D15C14CF3C6D5.png" manifest:media-type="image/png"/>
  <manifest:file-entry manifest:full-path="Pictures/2000000900002BD30000385522B538BCF713D362.svm" manifest:media-type=""/>
  <manifest:file-entry manifest:full-path="Pictures/200000090000279700004241C1975D1EA3480B51.svm" manifest:media-type=""/>
  <manifest:file-entry manifest:full-path="Pictures/10000000000002DC0000024605C6A8A22CDFB095.png" manifest:media-type="image/png"/>
  <manifest:file-entry manifest:full-path="Pictures/2000000700001A41000014282B25B1A2952D67DC.svm" manifest:media-type=""/>
  <manifest:file-entry manifest:full-path="Pictures/200000090000462E00003F27A492FDF1D2981393.svm" manifest:media-type=""/>
  <manifest:file-entry manifest:full-path="Pictures/100000000000011600000073356B9E7DAA64DDB9.png" manifest:media-type="image/png"/>
  <manifest:file-entry manifest:full-path="Pictures/10000000000001B70000017166DBCFC9B557058D.png" manifest:media-type="image/png"/>
  <manifest:file-entry manifest:full-path="Pictures/100000000000000C0000000DD22AAA812717BCC6.png" manifest:media-type="image/png"/>
  <manifest:file-entry manifest:full-path="Pictures/1000000000000198000000F1A36F576EDCC386B0.png" manifest:media-type="image/png"/>
  <manifest:file-entry manifest:full-path="Pictures/200000090000163A0000159B9527EE0AF564737B.svm" manifest:media-type=""/>
  <manifest:file-entry manifest:full-path="Pictures/1000000000000109000000ADA7C4B7043A211955.png" manifest:media-type="image/png"/>
  <manifest:file-entry manifest:full-path="Pictures/10000000000001A20000012BC6E2EBC15571C2CD.png" manifest:media-type="image/png"/>
  <manifest:file-entry manifest:full-path="Pictures/20000009000033790000133A4D05D9678C62083B.svm" manifest:media-type=""/>
  <manifest:file-entry manifest:full-path="Pictures/10000000000001DB000000C819EF8DAC351D2187.png" manifest:media-type="image/png"/>
  <manifest:file-entry manifest:full-path="Pictures/1000000000000283000001D39CD8748D103D6197.png" manifest:media-type="image/png"/>
  <manifest:file-entry manifest:full-path="Pictures/100000000000021F000001C89D1167F3DBC705A7.png" manifest:media-type="image/png"/>
  <manifest:file-entry manifest:full-path="Pictures/2000000900001939000012D0CF605093B1D16539.svm" manifest:media-type=""/>
  <manifest:file-entry manifest:full-path="Pictures/10000000000001E2000000B929AAE608D6FE1CDA.png" manifest:media-type="image/png"/>
  <manifest:file-entry manifest:full-path="Pictures/1000000000000172000000AC8B2C89EC579D94DA.png" manifest:media-type="image/png"/>
  <manifest:file-entry manifest:full-path="Pictures/100000000000021F000001C8185F809273BF413A.png" manifest:media-type="image/png"/>
  <manifest:file-entry manifest:full-path="Pictures/200000070000334400000E5F3A7B5180E6E2822A.svm" manifest:media-type=""/>
  <manifest:file-entry manifest:full-path="Pictures/100000000000016A0000011979CB50C40B125605.png" manifest:media-type="image/png"/>
  <manifest:file-entry manifest:full-path="Pictures/100000000000013400000165A2FFD7FC91373596.png" manifest:media-type="image/png"/>
  <manifest:file-entry manifest:full-path="Pictures/1000000000000276000001CFEA4294EF3C43BB40.png" manifest:media-type="image/png"/>
  <manifest:file-entry manifest:full-path="Pictures/20000009000023A90000380559C0C04F61C0ED07.svm" manifest:media-type=""/>
  <manifest:file-entry manifest:full-path="Pictures/100000000000021F000001C874910246AD7E609D.png" manifest:media-type="image/png"/>
  <manifest:file-entry manifest:full-path="Pictures/10000000000002CD000000C4AF5940C840DE6FD1.png" manifest:media-type="image/png"/>
  <manifest:file-entry manifest:full-path="Pictures/1000000000000013000000173DFB638A28FDFFA9.png" manifest:media-type="image/png"/>
  <manifest:file-entry manifest:full-path="Pictures/10000000000001D2000000CD9ADA267FF75294D1.png" manifest:media-type="image/png"/>
  <manifest:file-entry manifest:full-path="Pictures/10000000000001CB0000019B8CA6DA2619DAA1D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5" style:family="table">
      <style:table-properties style:width="16.007cm" fo:margin-left="1.261cm" table:align="left" style:writing-mode="lr-tb"/>
    </style:style>
    <style:style style:name="Tableau5.A" style:family="table-column">
      <style:table-column-properties style:column-width="5.212cm"/>
    </style:style>
    <style:style style:name="Tableau5.B" style:family="table-column">
      <style:table-column-properties style:column-width="5.186cm"/>
    </style:style>
    <style:style style:name="Tableau5.C" style:family="table-column">
      <style:table-column-properties style:column-width="5.609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 style:family="table">
      <style:table-properties style:width="16.845cm" fo:margin-left="1.261cm" table:align="left" style:writing-mode="lr-tb"/>
    </style:style>
    <style:style style:name="Tableau2.A" style:family="table-column">
      <style:table-column-properties style:column-width="5.398cm"/>
    </style:style>
    <style:style style:name="Tableau2.B" style:family="table-column">
      <style:table-column-properties style:column-width="11.448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lways"/>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6" style:family="table-cell">
      <style:table-cell-properties style:vertical-align="top" fo:padding-left="0.191cm" fo:padding-right="0.191cm" fo:padding-top="0cm" fo:padding-bottom="0cm" fo:border="0.5pt solid #000000" style:writing-mode="lr-tb"/>
    </style:style>
    <style:style style:name="Tableau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7" style:family="table-cell">
      <style:table-cell-properties style:vertical-align="top" fo:padding-left="0.191cm" fo:padding-right="0.191cm" fo:padding-top="0cm" fo:padding-bottom="0cm" fo:border="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8"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6.845cm" fo:margin-left="1.261cm" table:align="left" style:writing-mode="lr-tb"/>
    </style:style>
    <style:style style:name="Tableau3.A" style:family="table-column">
      <style:table-column-properties style:column-width="5.398cm"/>
    </style:style>
    <style:style style:name="Tableau3.B" style:family="table-column">
      <style:table-column-properties style:column-width="11.448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6.845cm" fo:margin-left="1.261cm" table:align="left" style:writing-mode="lr-tb"/>
    </style:style>
    <style:style style:name="Tableau4.A" style:family="table-column">
      <style:table-column-properties style:column-width="5.398cm"/>
    </style:style>
    <style:style style:name="Tableau4.B" style:family="table-column">
      <style:table-column-properties style:column-width="11.448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uto"/>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13" style:family="table">
      <style:table-properties style:width="14.942cm" fo:margin-left="3.164cm" table:align="left" style:writing-mode="lr-tb"/>
    </style:style>
    <style:style style:name="Tableau13.A" style:family="table-column">
      <style:table-column-properties style:column-width="5.676cm"/>
    </style:style>
    <style:style style:name="Tableau13.B" style:family="table-column">
      <style:table-column-properties style:column-width="9.266cm"/>
    </style:style>
    <style:style style:name="Tableau13.1" style:family="table-row">
      <style:table-row-properties fo:keep-together="auto"/>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uto"/>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0.5pt solid #000000" style:writing-mode="lr-tb"/>
    </style:style>
    <style:style style:name="Tableau1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3" style:family="table-cell">
      <style:table-cell-properties style:vertical-align="top" fo:padding-left="0.191cm" fo:padding-right="0.191cm" fo:padding-top="0cm" fo:padding-bottom="0cm" fo:border="0.5pt solid #000000" style:writing-mode="lr-tb"/>
    </style:style>
    <style:style style:name="Tableau1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4"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6.845cm" fo:margin-left="1.261cm" table:align="left" style:writing-mode="lr-tb"/>
    </style:style>
    <style:style style:name="Tableau6.A" style:family="table-column">
      <style:table-column-properties style:column-width="5.398cm"/>
    </style:style>
    <style:style style:name="Tableau6.B" style:family="table-column">
      <style:table-column-properties style:column-width="11.448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lways"/>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0.5pt solid #000000" style:writing-mode="lr-tb"/>
    </style:style>
    <style:style style:name="Tableau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5" style:family="table-cell">
      <style:table-cell-properties style:vertical-align="top" fo:padding-left="0.191cm" fo:padding-right="0.191cm" fo:padding-top="0cm" fo:padding-bottom="0cm" fo:border="0.5pt solid #000000" style:writing-mode="lr-tb"/>
    </style:style>
    <style:style style:name="Tableau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6" style:family="table-cell">
      <style:table-cell-properties style:vertical-align="top" fo:padding-left="0.191cm" fo:padding-right="0.191cm" fo:padding-top="0cm" fo:padding-bottom="0cm" fo:border="0.5pt solid #000000" style:writing-mode="lr-tb"/>
    </style:style>
    <style:style style:name="Tableau6.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7" style:family="table-cell">
      <style:table-cell-properties style:vertical-align="top" fo:padding-left="0.191cm" fo:padding-right="0.191cm" fo:padding-top="0cm" fo:padding-bottom="0cm" fo:border="0.5pt solid #000000" style:writing-mode="lr-tb"/>
    </style:style>
    <style:style style:name="Tableau6.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8"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845cm" fo:margin-left="1.261cm" table:align="left" style:writing-mode="lr-tb"/>
    </style:style>
    <style:style style:name="Tableau7.A" style:family="table-column">
      <style:table-column-properties style:column-width="5.398cm"/>
    </style:style>
    <style:style style:name="Tableau7.B" style:family="table-column">
      <style:table-column-properties style:column-width="11.448cm"/>
    </style:style>
    <style:style style:name="Tableau7.1" style:family="table-row">
      <style:table-row-properties fo:keep-together="auto"/>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845cm" fo:margin-left="1.261cm" table:align="left" style:writing-mode="lr-tb"/>
    </style:style>
    <style:style style:name="Tableau8.A" style:family="table-column">
      <style:table-column-properties style:column-width="5.398cm"/>
    </style:style>
    <style:style style:name="Tableau8.B" style:family="table-column">
      <style:table-column-properties style:column-width="11.448cm"/>
    </style:style>
    <style:style style:name="Tableau8.1" style:family="table-row">
      <style:table-row-properties fo:keep-together="auto"/>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0.5pt solid #000000" style:writing-mode="lr-tb"/>
    </style:style>
    <style:style style:name="Tableau9" style:family="table">
      <style:table-properties style:width="17.353cm" fo:margin-left="1.261cm" table:align="left" style:writing-mode="lr-tb"/>
    </style:style>
    <style:style style:name="Tableau9.A" style:family="table-column">
      <style:table-column-properties style:column-width="3.854cm"/>
    </style:style>
    <style:style style:name="Tableau9.B" style:family="table-column">
      <style:table-column-properties style:column-width="2.277cm"/>
    </style:style>
    <style:style style:name="Tableau9.C" style:family="table-column">
      <style:table-column-properties style:column-width="11.222cm"/>
    </style:style>
    <style:style style:name="Tableau9.1" style:family="table-row">
      <style:table-row-properties fo:keep-together="auto"/>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uto"/>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7.103cm" fo:margin-left="0.953cm" table:align="left" style:writing-mode="lr-tb"/>
    </style:style>
    <style:style style:name="Tableau11.A" style:family="table-column">
      <style:table-column-properties style:column-width="13.97cm"/>
    </style:style>
    <style:style style:name="Tableau11.B" style:family="table-column">
      <style:table-column-properties style:column-width="3.133cm"/>
    </style:style>
    <style:style style:name="Tableau11.1" style:family="table-row">
      <style:table-row-properties fo:keep-together="auto"/>
    </style:style>
    <style:style style:name="Tableau11.A1" style:family="table-cell">
      <style:table-cell-properties style:vertical-align="top" fo:padding-left="0.191cm" fo:padding-right="0.191cm" fo:padding-top="0cm" fo:padding-bottom="0cm" fo:border="none" style:writing-mode="lr-tb"/>
    </style:style>
    <style:style style:name="Tableau12" style:family="table">
      <style:table-properties style:width="16.845cm" fo:margin-left="1.261cm" table:align="left" style:writing-mode="lr-tb"/>
    </style:style>
    <style:style style:name="Tableau12.A" style:family="table-column">
      <style:table-column-properties style:column-width="7.938cm"/>
    </style:style>
    <style:style style:name="Tableau12.B" style:family="table-column">
      <style:table-column-properties style:column-width="8.908cm"/>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0.5pt solid #000000" style:writing-mode="lr-tb"/>
    </style:style>
    <style:style style:name="Tableau1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0.5pt solid #000000" style:writing-mode="lr-tb"/>
    </style:style>
    <style:style style:name="Tableau1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0.5pt solid #000000" style:writing-mode="lr-tb"/>
    </style:style>
    <style:style style:name="Tableau1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5" style:family="table-cell">
      <style:table-cell-properties style:vertical-align="top" fo:padding-left="0.191cm" fo:padding-right="0.191cm" fo:padding-top="0cm" fo:padding-bottom="0cm" fo:border="0.5pt solid #000000" style:writing-mode="lr-tb"/>
    </style:style>
    <style:style style:name="Tableau1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6" style:family="table-cell">
      <style:table-cell-properties style:vertical-align="top" fo:padding-left="0.191cm" fo:padding-right="0.191cm" fo:padding-top="0cm" fo:padding-bottom="0cm" fo:border="0.5pt solid #000000" style:writing-mode="lr-tb"/>
    </style:style>
    <style:style style:name="Tableau1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7" style:family="table-cell">
      <style:table-cell-properties style:vertical-align="top" fo:padding-left="0.191cm" fo:padding-right="0.191cm" fo:padding-top="0cm" fo:padding-bottom="0cm" fo:border="0.5pt solid #000000" style:writing-mode="lr-tb"/>
    </style:style>
    <style:style style:name="Tableau1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8" style:family="table-cell">
      <style:table-cell-properties style:vertical-align="top" fo:padding-left="0.191cm" fo:padding-right="0.191cm" fo:padding-top="0cm" fo:padding-bottom="0cm" fo:border="0.5pt solid #000000" style:writing-mode="lr-tb"/>
    </style:style>
    <style:style style:name="Tableau12.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9" style:family="table-cell">
      <style:table-cell-properties style:vertical-align="top" fo:padding-left="0.191cm" fo:padding-right="0.191cm" fo:padding-top="0cm" fo:padding-bottom="0cm" fo:border="0.5pt solid #000000" style:writing-mode="lr-tb"/>
    </style:style>
    <style:style style:name="Tableau12.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10"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align="start" style:justify-single-word="false" fo:text-indent="0cm" style:auto-text-indent="false"/>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style:font-size-asian="8pt" style:font-size-complex="8pt"/>
    </style:style>
    <style:style style:name="P7"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officeooo:paragraph-rsid="001da8e5" style:font-size-asian="8pt" style:font-size-complex="8pt"/>
    </style:style>
    <style:style style:name="P8"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officeooo:rsid="001c605e" officeooo:paragraph-rsid="001c605e" style:font-size-asian="8pt" style:font-size-complex="8pt"/>
    </style:style>
    <style:style style:name="P9"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start" style:justify-single-word="false"/>
      <style:text-properties fo:font-weight="bold" style:font-weight-asian="bold" style:font-weight-complex="bold"/>
    </style:style>
    <style:style style:name="P12" style:family="paragraph" style:parent-style-name="Standard">
      <style:paragraph-properties>
        <style:tab-stops>
          <style:tab-stop style:position="0.847cm"/>
          <style:tab-stop style:position="17.981cm" style:type="right" style:leader-style="dotted" style:leader-text="."/>
        </style:tab-stops>
      </style:paragraph-properties>
    </style:style>
    <style:style style:name="P13" style:family="paragraph" style:parent-style-name="Standard">
      <style:text-properties style:text-underline-style="solid" style:text-underline-width="auto" style:text-underline-color="font-color" fo:font-weight="bold"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251a04" officeooo:paragraph-rsid="00251a04" style:font-weight-asian="bold" style:font-weight-complex="bold"/>
    </style:style>
    <style:style style:name="P15" style:family="paragraph" style:parent-style-name="Standard">
      <style:paragraph-properties fo:text-align="center" style:justify-single-word="false"/>
    </style:style>
    <style:style style:name="P16" style:family="paragraph" style:parent-style-name="Standard">
      <style:paragraph-properties fo:text-align="start" style:justify-single-word="false"/>
    </style:style>
    <style:style style:name="P17" style:family="paragraph" style:parent-style-name="Standard">
      <style:text-properties style:font-size-complex="10pt"/>
    </style:style>
    <style:style style:name="P18" style:family="paragraph" style:parent-style-name="Standard">
      <style:text-properties style:font-style-complex="italic"/>
    </style:style>
    <style:style style:name="P19" style:family="paragraph" style:parent-style-name="Standard">
      <style:text-properties fo:font-style="italic" style:font-style-asian="italic" style:font-style-complex="italic"/>
    </style:style>
    <style:style style:name="P20" style:family="paragraph" style:parent-style-name="Standard">
      <style:paragraph-properties fo:text-align="justify" style:justify-single-word="false"/>
      <style:text-properties officeooo:rsid="001c1156" officeooo:paragraph-rsid="001c1156"/>
    </style:style>
    <style:style style:name="P21" style:family="paragraph" style:parent-style-name="Standard">
      <style:paragraph-properties fo:text-align="start" style:justify-single-word="false"/>
      <style:text-properties officeooo:rsid="001c1156" officeooo:paragraph-rsid="001c1156"/>
    </style:style>
    <style:style style:name="P22" style:family="paragraph" style:parent-style-name="Standard">
      <style:text-properties officeooo:paragraph-rsid="0026e65a"/>
    </style:style>
    <style:style style:name="P23" style:family="paragraph" style:parent-style-name="Standard">
      <style:text-properties fo:font-weight="normal" officeooo:rsid="001fced4" officeooo:paragraph-rsid="001fced4" style:font-weight-asian="normal" style:font-weight-complex="normal"/>
    </style:style>
    <style:style style:name="P24" style:family="paragraph" style:parent-style-name="Standard">
      <style:text-properties officeooo:paragraph-rsid="001c1156"/>
    </style:style>
    <style:style style:name="P25" style:family="paragraph" style:parent-style-name="Standard">
      <style:text-properties officeooo:paragraph-rsid="002ef270"/>
    </style:style>
    <style:style style:name="P26" style:family="paragraph" style:parent-style-name="Standard">
      <style:text-properties officeooo:rsid="002ef270" officeooo:paragraph-rsid="002ef270"/>
    </style:style>
    <style:style style:name="P27" style:family="paragraph" style:parent-style-name="Standard">
      <style:text-properties style:text-underline-style="none" fo:font-weight="normal" officeooo:rsid="00251a04" officeooo:paragraph-rsid="00251a04" style:font-weight-asian="normal" style:font-weight-complex="normal"/>
    </style:style>
    <style:style style:name="P28" style:family="paragraph" style:parent-style-name="Standard">
      <style:text-properties style:text-underline-style="none" fo:font-weight="normal" officeooo:rsid="00251a04" officeooo:paragraph-rsid="003422b6" style:font-weight-asian="normal" style:font-weight-complex="normal"/>
    </style:style>
    <style:style style:name="P29"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30" style:family="paragraph" style:parent-style-name="Standard">
      <style:paragraph-properties fo:margin-top="0.212cm" fo:margin-bottom="0.212cm" loext:contextual-spacing="false"/>
    </style:style>
    <style:style style:name="P31" style:family="paragraph" style:parent-style-name="Standard">
      <style:paragraph-properties fo:margin-top="0.212cm" fo:margin-bottom="0.212cm" loext:contextual-spacing="false"/>
      <style:text-properties fo:font-weight="bold" style:font-weight-asian="bold" style:font-weight-complex="bold"/>
    </style:style>
    <style:style style:name="P32"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33" style:family="paragraph" style:parent-style-name="Standard">
      <style:paragraph-properties fo:margin-top="0.212cm" fo:margin-bottom="0.212cm" loext:contextual-spacing="false"/>
      <style:text-properties style:text-underline-style="none" fo:font-weight="normal" officeooo:rsid="00251a04" officeooo:paragraph-rsid="003422b6" style:font-weight-asian="normal" style:font-weight-complex="normal"/>
    </style:style>
    <style:style style:name="P34"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35" style:family="paragraph" style:parent-style-name="Standard">
      <style:paragraph-properties fo:margin-top="0cm" fo:margin-bottom="0cm" loext:contextual-spacing="false"/>
    </style:style>
    <style:style style:name="P36" style:family="paragraph" style:parent-style-name="Style_20_Courier_20_New_20_Gauche_a0__3a__20__20_063_20_cm">
      <style:paragraph-properties fo:margin-top="0cm" fo:margin-bottom="0cm" loext:contextual-spacing="false"/>
    </style:style>
    <style:style style:name="P37"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38" style:family="paragraph" style:parent-style-name="Style_20_Courier_20_New_20_Gauche_a0__3a__20__20_063_20_cm">
      <style:paragraph-properties fo:margin-top="0cm" fo:margin-bottom="0cm" loext:contextual-spacing="false"/>
      <style:text-properties fo:font-size="9pt" fo:language="en" fo:country="GB" style:font-size-asian="9pt" style:font-size-complex="9pt"/>
    </style:style>
    <style:style style:name="P39" style:family="paragraph" style:parent-style-name="Style_20_Courier_20_New_20_Gauche_a0__3a__20__20_063_20_cm">
      <style:paragraph-properties fo:margin-top="0cm" fo:margin-bottom="0cm" loext:contextual-spacing="false"/>
      <style:text-properties fo:font-size="9pt" fo:language="en" fo:country="GB" fo:font-weight="bold" style:font-size-asian="9pt" style:font-weight-asian="bold" style:font-size-complex="9pt" style:font-weight-complex="bold"/>
    </style:style>
    <style:style style:name="P40" style:family="paragraph" style:parent-style-name="Style_20_Courier_20_New_20_Gauche_a0__3a__20__20_063_20_cm">
      <style:paragraph-properties fo:margin-top="0cm" fo:margin-bottom="0cm" loext:contextual-spacing="false"/>
      <style:text-properties fo:font-size="9pt" fo:font-weight="bold" style:font-size-asian="9pt" style:font-weight-asian="bold" style:font-size-complex="9pt" style:font-weight-complex="bold"/>
    </style:style>
    <style:style style:name="P41" style:family="paragraph" style:parent-style-name="Standard">
      <style:paragraph-properties fo:margin-top="0cm" fo:margin-bottom="0cm" loext:contextual-spacing="false" fo:keep-with-next="always"/>
    </style:style>
    <style:style style:name="P42" style:family="paragraph" style:parent-style-name="Style_20_Courier_20_New_20_Gauche_a0__3a__20__20_063_20_cm">
      <style:paragraph-properties fo:margin-top="0cm" fo:margin-bottom="0cm" loext:contextual-spacing="false" fo:keep-with-next="always"/>
    </style:style>
    <style:style style:name="P43" style:family="paragraph" style:parent-style-name="Style_20_Courier_20_New_20_Gauche_a0__3a__20__20_063_20_cm">
      <style:paragraph-properties fo:margin-top="0cm" fo:margin-bottom="0cm" loext:contextual-spacing="false" fo:keep-with-next="always"/>
      <style:text-properties fo:font-size="9pt" style:font-size-asian="9pt" style:font-size-complex="9pt"/>
    </style:style>
    <style:style style:name="P44" style:family="paragraph" style:parent-style-name="Style_20_Courier_20_New_20_Gauche_a0__3a__20__20_063_20_cm">
      <style:paragraph-properties fo:margin-top="0cm" fo:margin-bottom="0cm" loext:contextual-spacing="false" fo:keep-with-next="always"/>
      <style:text-properties fo:font-size="9pt" fo:language="it" fo:country="IT" style:font-size-asian="9pt" style:font-size-complex="9pt"/>
    </style:style>
    <style:style style:name="P45" style:family="paragraph" style:parent-style-name="Style_20_Courier_20_New_20_Gauche_a0__3a__20__20_063_20_cm">
      <style:paragraph-properties fo:margin-top="0cm" fo:margin-bottom="0cm" loext:contextual-spacing="false" fo:keep-with-next="always"/>
      <style:text-properties fo:font-size="9pt" fo:language="en" fo:country="GB" style:font-size-asian="9pt" style:font-size-complex="9pt"/>
    </style:style>
    <style:style style:name="P46" style:family="paragraph" style:parent-style-name="Standard">
      <style:paragraph-properties fo:keep-with-next="always"/>
    </style:style>
    <style:style style:name="P47" style:family="paragraph" style:parent-style-name="Standard">
      <style:paragraph-properties fo:text-align="center" style:justify-single-word="false" fo:keep-with-next="always"/>
    </style:style>
    <style:style style:name="P48" style:family="paragraph" style:parent-style-name="Standard">
      <style:paragraph-properties fo:keep-with-next="always"/>
      <style:text-properties fo:language="en" fo:country="GB"/>
    </style:style>
    <style:style style:name="P49" style:family="paragraph" style:parent-style-name="Standard">
      <style:paragraph-properties fo:keep-with-next="always"/>
      <style:text-properties fo:font-weight="bold" style:font-weight-asian="bold" style:font-weight-complex="bold"/>
    </style:style>
    <style:style style:name="P50"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51" style:family="paragraph" style:parent-style-name="Standard">
      <style:paragraph-properties fo:keep-with-next="always"/>
      <style:text-properties officeooo:paragraph-rsid="001c1156"/>
    </style:style>
    <style:style style:name="P52" style:family="paragraph" style:parent-style-name="Standard">
      <style:paragraph-properties fo:keep-with-next="always"/>
      <style:text-properties officeooo:paragraph-rsid="00380c19"/>
    </style:style>
    <style:style style:name="P53" style:family="paragraph" style:parent-style-name="Standard">
      <style:paragraph-properties fo:keep-with-next="always"/>
      <style:text-properties officeooo:rsid="007ee5bc" officeooo:paragraph-rsid="00380c19"/>
    </style:style>
    <style:style style:name="P54" style:family="paragraph" style:parent-style-name="Tableau_20__28_normal_29_">
      <style:paragraph-properties fo:keep-with-next="always"/>
    </style:style>
    <style:style style:name="P55" style:family="paragraph" style:parent-style-name="Tableau_20__28_normal_29_">
      <style:paragraph-properties fo:keep-with-next="always" style:snap-to-layout-grid="false"/>
    </style:style>
    <style:style style:name="P56" style:family="paragraph" style:parent-style-name="Tableau_20__28_normal_29_">
      <style:paragraph-properties fo:keep-with-next="always" style:snap-to-layout-grid="false"/>
      <style:text-properties officeooo:paragraph-rsid="007ee5bc"/>
    </style:style>
    <style:style style:name="P57" style:family="paragraph" style:parent-style-name="Tableau_20__28_normal_29_">
      <style:paragraph-properties fo:keep-with-next="always" style:snap-to-layout-grid="false"/>
      <style:text-properties fo:font-weight="bold" style:font-weight-asian="bold" style:font-weight-complex="bold"/>
    </style:style>
    <style:style style:name="P58" style:family="paragraph" style:parent-style-name="Tableau_20__28_normal_29_">
      <style:paragraph-properties fo:keep-with-next="always" style:snap-to-layout-grid="false"/>
      <style:text-properties officeooo:rsid="007ee5bc" officeooo:paragraph-rsid="007ee5bc"/>
    </style:style>
    <style:style style:name="P59" style:family="paragraph" style:parent-style-name="Tableau_20__28_normal_29_">
      <style:paragraph-properties fo:keep-with-next="always" style:snap-to-layout-grid="false"/>
      <style:text-properties officeooo:rsid="006081b6" officeooo:paragraph-rsid="007ee5bc"/>
    </style:style>
    <style:style style:name="P60" style:family="paragraph" style:parent-style-name="Tableau_20__28_normal_29_">
      <style:paragraph-properties fo:keep-with-next="always"/>
      <style:text-properties officeooo:paragraph-rsid="007ee5bc"/>
    </style:style>
    <style:style style:name="P61" style:family="paragraph" style:parent-style-name="Tableau_20__28_gras_29_">
      <style:paragraph-properties fo:keep-with-next="always" style:snap-to-layout-grid="false"/>
    </style:style>
    <style:style style:name="P62" style:family="paragraph" style:parent-style-name="Standard">
      <style:paragraph-properties fo:margin-left="0.635cm" fo:margin-right="0cm" fo:text-align="center" style:justify-single-word="false" fo:text-indent="0cm" style:auto-text-indent="false"/>
    </style:style>
    <style:style style:name="P63" style:family="paragraph" style:parent-style-name="Standard">
      <style:paragraph-properties fo:margin-top="0.212cm" fo:margin-bottom="0.106cm" loext:contextual-spacing="false"/>
    </style:style>
    <style:style style:name="P64" style:family="paragraph" style:parent-style-name="Standard">
      <style:paragraph-properties fo:margin-left="0.127cm" fo:margin-right="-0.191cm" fo:margin-top="0.106cm" fo:margin-bottom="0.106cm" loext:contextual-spacing="false" fo:orphans="0" fo:widows="0" fo:text-indent="0cm" style:auto-text-indent="false" style:snap-to-layout-grid="false"/>
    </style:style>
    <style:style style:name="P65" style:family="paragraph" style:parent-style-name="Standard">
      <style:paragraph-properties fo:margin-left="-0.191cm" fo:margin-right="0cm" fo:margin-top="0cm" fo:margin-bottom="0cm" loext:contextual-spacing="false" fo:orphans="0" fo:widows="0" fo:text-indent="0cm" style:auto-text-indent="false" style:snap-to-layout-grid="false"/>
    </style:style>
    <style:style style:name="P66" style:family="paragraph" style:parent-style-name="Style_20_Courier_20_New_20_Gauche_a0__3a__20__20_063_20_cm">
      <style:text-properties fo:font-weight="bold" style:font-weight-asian="bold" style:font-weight-complex="bold"/>
    </style:style>
    <style:style style:name="P67" style:family="paragraph" style:parent-style-name="Tableau_20__28_normal_29_">
      <style:paragraph-properties style:snap-to-layout-grid="false"/>
    </style:style>
    <style:style style:name="P68" style:family="paragraph" style:parent-style-name="Tableau_20__28_normal_29_">
      <style:text-properties officeooo:rsid="001ae789" officeooo:paragraph-rsid="001ae789"/>
    </style:style>
    <style:style style:name="P69" style:family="paragraph" style:parent-style-name="Tableau_20__28_normal_29_">
      <style:paragraph-properties style:snap-to-layout-grid="false"/>
      <style:text-properties officeooo:rsid="001c1156" officeooo:paragraph-rsid="001c1156"/>
    </style:style>
    <style:style style:name="P70" style:family="paragraph" style:parent-style-name="Tableau_20__28_normal_29_">
      <style:paragraph-properties style:snap-to-layout-grid="false"/>
      <style:text-properties officeooo:rsid="00228fe5" officeooo:paragraph-rsid="002458d5"/>
    </style:style>
    <style:style style:name="P71" style:family="paragraph" style:parent-style-name="Tableau_20__28_normal_29_">
      <style:paragraph-properties style:snap-to-layout-grid="false"/>
      <style:text-properties officeooo:rsid="002507c1" officeooo:paragraph-rsid="002458d5"/>
    </style:style>
    <style:style style:name="P72" style:family="paragraph" style:parent-style-name="Tableau_20__28_normal_29_">
      <style:paragraph-properties style:snap-to-layout-grid="false"/>
      <style:text-properties officeooo:rsid="00303f1d" officeooo:paragraph-rsid="00303f1d"/>
    </style:style>
    <style:style style:name="P73" style:family="paragraph" style:parent-style-name="Tableau_20__28_normal_29_">
      <style:paragraph-properties fo:text-align="center" style:justify-single-word="false" style:snap-to-layout-grid="false"/>
      <style:text-properties fo:font-weight="bold" officeooo:rsid="00303f1d" officeooo:paragraph-rsid="00303f1d" style:font-weight-asian="bold" style:font-weight-complex="bold"/>
    </style:style>
    <style:style style:name="P74" style:family="paragraph" style:parent-style-name="Tableau_20__28_normal_29_">
      <style:paragraph-properties style:snap-to-layout-grid="false"/>
      <style:text-properties fo:font-size="10pt" officeooo:paragraph-rsid="003422b6" style:font-size-asian="10pt" style:font-size-complex="10pt"/>
    </style:style>
    <style:style style:name="P75" style:family="paragraph" style:parent-style-name="Tableau_20__28_normal_29_">
      <style:paragraph-properties style:snap-to-layout-grid="false"/>
      <style:text-properties fo:font-size="10pt" officeooo:rsid="0061ae07" officeooo:paragraph-rsid="003422b6" style:font-size-asian="10pt" style:font-size-complex="10pt"/>
    </style:style>
    <style:style style:name="P76" style:family="paragraph" style:parent-style-name="Tableau_20__28_gras_29_">
      <style:paragraph-properties style:snap-to-layout-grid="false"/>
    </style:style>
    <style:style style:name="P77" style:family="paragraph" style:parent-style-name="Tableau_20__28_gras_29_">
      <style:paragraph-properties style:snap-to-layout-grid="false"/>
      <style:text-properties officeooo:rsid="00303f1d" officeooo:paragraph-rsid="00303f1d"/>
    </style:style>
    <style:style style:name="P78" style:family="paragraph" style:parent-style-name="Tableau_20__28_gras_29_">
      <style:paragraph-properties style:snap-to-layout-grid="false"/>
      <style:text-properties fo:font-size="10pt" officeooo:paragraph-rsid="003422b6" style:font-size-asian="10pt" style:font-size-complex="10pt"/>
    </style:style>
    <style:style style:name="P79" style:family="paragraph" style:parent-style-name="ENUM-1_20_suite">
      <style:paragraph-properties fo:text-align="center" style:justify-single-word="false"/>
    </style:style>
    <style:style style:name="P80" style:family="paragraph" style:parent-style-name="Standard">
      <style:paragraph-properties fo:margin-left="2.858cm" fo:margin-right="0cm" fo:text-indent="0cm" style:auto-text-indent="false" fo:keep-with-next="always">
        <style:tab-stops>
          <style:tab-stop style:position="12.383cm"/>
        </style:tab-stops>
      </style:paragraph-properties>
    </style:style>
    <style:style style:name="P81" style:family="paragraph" style:parent-style-name="Standard" style:master-page-name="">
      <style:paragraph-properties style:page-number="auto" fo:keep-with-next="always"/>
    </style:style>
    <style:style style:name="P82" style:family="paragraph" style:parent-style-name="Standard" style:master-page-name="">
      <style:paragraph-properties style:page-number="auto" fo:keep-with-next="always"/>
      <style:text-properties fo:font-weight="bold" style:font-weight-asian="bold" style:font-weight-complex="bold"/>
    </style:style>
    <style:style style:name="P83" style:family="paragraph" style:parent-style-name="Standard" style:master-page-name="">
      <style:paragraph-properties style:page-number="auto" fo:keep-with-next="always"/>
      <style:text-properties officeooo:paragraph-rsid="001c1156"/>
    </style:style>
    <style:style style:name="P84" style:family="paragraph" style:parent-style-name="Footnote">
      <style:text-properties fo:font-size="8pt" style:font-size-asian="8pt" style:font-size-complex="8pt"/>
    </style:style>
    <style:style style:name="P85" style:family="paragraph" style:parent-style-name="Standard">
      <style:paragraph-properties fo:break-before="page"/>
    </style:style>
    <style:style style:name="P86"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87" style:family="paragraph" style:parent-style-name="Standard">
      <style:paragraph-properties fo:margin-left="1.27cm" fo:margin-right="0cm" fo:text-indent="0cm" style:auto-text-indent="false"/>
    </style:style>
    <style:style style:name="P88" style:family="paragraph" style:parent-style-name="Standard">
      <style:paragraph-properties fo:margin-top="0.42cm" fo:margin-bottom="0.3cm" loext:contextual-spacing="false" fo:keep-with-next="always"/>
      <style:text-properties fo:language="en" fo:country="GB" officeooo:paragraph-rsid="0038b993"/>
    </style:style>
    <style:style style:name="P89" style:family="paragraph" style:parent-style-name="Contents_20_2">
      <style:paragraph-properties>
        <style:tab-stops>
          <style:tab-stop style:position="17.999cm" style:type="right" style:leader-style="dotted" style:leader-text="."/>
        </style:tab-stops>
      </style:paragraph-properties>
    </style:style>
    <style:style style:name="P90" style:family="paragraph" style:parent-style-name="Contents_20_1">
      <style:paragraph-properties>
        <style:tab-stops>
          <style:tab-stop style:position="17.999cm" style:type="right" style:leader-style="dotted" style:leader-text="."/>
        </style:tab-stops>
      </style:paragraph-properties>
    </style:style>
    <style:style style:name="P91" style:family="paragraph" style:parent-style-name="Standard" style:master-page-name="First_20_Page">
      <style:paragraph-properties style:page-number="auto"/>
    </style:style>
    <style:style style:name="P92" style:family="paragraph" style:parent-style-name="Standard" style:list-style-name="WW8Num1">
      <style:paragraph-properties fo:margin-left="2.531cm" fo:margin-right="0.388cm" fo:text-indent="-0.688cm" style:auto-text-indent="false" fo:padding-left="0.141cm" fo:padding-right="0.141cm" fo:padding-top="0.035cm" fo:padding-bottom="0.035cm" fo:border="0.51pt solid #000000">
        <style:tab-stops>
          <style:tab-stop style:position="2.672cm"/>
        </style:tab-stops>
      </style:paragraph-properties>
      <style:text-properties fo:font-weight="bold" style:font-weight-asian="bold" style:font-weight-complex="bold"/>
    </style:style>
    <style:style style:name="P93" style:family="paragraph" style:parent-style-name="Heading_20_2" style:list-style-name="">
      <style:paragraph-properties fo:text-align="justify" style:justify-single-word="false" fo:orphans="2" fo:widows="2"/>
    </style:style>
    <style:style style:name="P94" style:family="paragraph" style:parent-style-name="Heading_20_2">
      <style:text-properties officeooo:paragraph-rsid="003422b6"/>
    </style:style>
    <style:style style:name="P95" style:family="paragraph" style:parent-style-name="Heading_20_2">
      <style:paragraph-properties>
        <style:tab-stops>
          <style:tab-stop style:position="1.753cm"/>
        </style:tab-stops>
      </style:paragraph-properties>
    </style:style>
    <style:style style:name="P96" style:family="paragraph" style:parent-style-name="Heading_20_2">
      <style:paragraph-properties fo:break-before="page"/>
    </style:style>
    <style:style style:name="P97" style:family="paragraph" style:parent-style-name="Heading_20_2" style:master-page-name="">
      <style:paragraph-properties style:page-number="auto" fo:break-before="page"/>
    </style:style>
    <style:style style:name="P98" style:family="paragraph" style:parent-style-name="Tableau_20__28_normal_29_">
      <style:paragraph-properties fo:keep-with-next="always" style:snap-to-layout-grid="false"/>
      <style:text-properties officeooo:paragraph-rsid="003afc63"/>
    </style:style>
    <style:style style:name="P99" style:family="paragraph" style:parent-style-name="Tableau_20__28_normal_29_">
      <style:paragraph-properties style:snap-to-layout-grid="false"/>
      <style:text-properties officeooo:paragraph-rsid="003afc63"/>
    </style:style>
    <style:style style:name="P100" style:family="paragraph" style:parent-style-name="ENUM-1">
      <style:text-properties officeooo:rsid="00123785" officeooo:paragraph-rsid="00123785"/>
    </style:style>
    <style:style style:name="P101" style:family="paragraph" style:parent-style-name="ENUM-1">
      <style:text-properties officeooo:rsid="001fced4" officeooo:paragraph-rsid="001fced4"/>
    </style:style>
    <style:style style:name="P102" style:family="paragraph" style:parent-style-name="ENUM-1" style:list-style-name="L1"/>
    <style:style style:name="P103" style:family="paragraph" style:parent-style-name="ENUM-1" style:list-style-name=""/>
    <style:style style:name="P104" style:family="paragraph" style:parent-style-name="ENUM-1">
      <style:text-properties officeooo:paragraph-rsid="001c1156"/>
    </style:style>
    <style:style style:name="P105" style:family="paragraph" style:parent-style-name="ENUM-1">
      <style:paragraph-properties fo:text-align="start" style:justify-single-word="false"/>
      <style:text-properties officeooo:paragraph-rsid="001c1156"/>
    </style:style>
    <style:style style:name="P106" style:family="paragraph" style:parent-style-name="ENUM-1">
      <style:text-properties officeooo:paragraph-rsid="002ef270"/>
    </style:style>
    <style:style style:name="P107" style:family="paragraph" style:parent-style-name="ENUM-1">
      <style:text-properties officeooo:rsid="002ef270" officeooo:paragraph-rsid="002ef270"/>
    </style:style>
    <style:style style:name="P108" style:family="paragraph" style:parent-style-name="ENUM-1">
      <style:paragraph-properties fo:keep-with-next="always"/>
    </style:style>
    <style:style style:name="P109" style:family="paragraph" style:parent-style-name="ENUM-1" style:list-style-name="WW8Num3">
      <style:paragraph-properties fo:margin-left="2.54cm" fo:margin-right="0cm" fo:text-indent="-0.63cm" style:auto-text-indent="false">
        <style:tab-stops>
          <style:tab-stop style:position="1.905cm"/>
          <style:tab-stop style:position="2.54cm"/>
        </style:tab-stops>
      </style:paragraph-properties>
    </style:style>
    <style:style style:name="P110" style:family="paragraph" style:parent-style-name="ENUM-1">
      <style:paragraph-properties fo:margin-left="1.275cm" fo:margin-right="0cm" fo:text-indent="0cm" style:auto-text-indent="false" fo:keep-with-next="always"/>
      <style:text-properties style:text-underline-style="solid" style:text-underline-width="auto" style:text-underline-color="font-color" fo:font-weight="bold" style:font-weight-asian="bold" style:font-weight-complex="bold"/>
    </style:style>
    <style:style style:name="P111" style:family="paragraph" style:parent-style-name="ENUM-1">
      <style:paragraph-properties fo:margin-left="1.275cm" fo:margin-right="0cm" fo:text-indent="0cm" style:auto-text-indent="false"/>
    </style:style>
    <style:style style:name="P112" style:family="paragraph" style:parent-style-name="ENUM-1">
      <style:paragraph-properties fo:margin-left="1.275cm" fo:margin-right="0cm" fo:text-indent="0cm" style:auto-text-indent="false"/>
      <style:text-properties style:text-underline-style="solid" style:text-underline-width="auto" style:text-underline-color="font-color" fo:font-weight="bold" style:font-weight-asian="bold" style:font-weight-complex="bold"/>
    </style:style>
    <style:style style:name="P113" style:family="paragraph" style:parent-style-name="ENUM-1">
      <style:paragraph-properties fo:margin-left="1.905cm" fo:margin-right="0cm" fo:text-align="center" style:justify-single-word="false" fo:text-indent="-0.63cm" style:auto-text-indent="false" fo:keep-with-next="always"/>
    </style:style>
    <style:style style:name="P114" style:family="paragraph">
      <loext:graphic-properties draw:fill="none" draw:fill-color="#ffffff"/>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177e25" style:font-size-asian="8pt" style:font-size-complex="8pt"/>
    </style:style>
    <style:style style:name="T3" style:family="text">
      <style:text-properties fo:font-size="8pt" officeooo:rsid="00326243" style:font-size-asian="8pt" style:font-size-complex="8pt"/>
    </style:style>
    <style:style style:name="T4" style:family="text">
      <style:text-properties fo:font-size="8pt" officeooo:rsid="00331f6b" style:font-size-asian="8pt" style:font-size-complex="8pt"/>
    </style:style>
    <style:style style:name="T5" style:family="text">
      <style:text-properties fo:font-size="8pt" fo:font-weight="bold" style:font-size-asian="8pt" style:font-weight-asian="bold" style:font-size-complex="8pt" style:font-weight-complex="bold"/>
    </style:style>
    <style:style style:name="T6" style:family="text">
      <style:text-properties officeooo:rsid="00326243"/>
    </style:style>
    <style:style style:name="T7" style:family="text">
      <style:text-properties officeooo:rsid="002ef270"/>
    </style:style>
    <style:style style:name="T8" style:family="text">
      <style:text-properties officeooo:rsid="00123785"/>
    </style:style>
    <style:style style:name="T9" style:family="text">
      <style:text-properties style:text-position="super 58%"/>
    </style:style>
    <style:style style:name="T10" style:family="text">
      <style:text-properties style:text-position="super 58%" style:font-size-complex="10pt"/>
    </style:style>
    <style:style style:name="T11" style:family="text">
      <style:text-properties style:text-position="super 58%" fo:font-weight="normal" style:font-weight-asian="normal" style:font-weight-complex="normal"/>
    </style:style>
    <style:style style:name="T12" style:family="text">
      <style:text-properties style:font-size-complex="10pt"/>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weight="bold" officeooo:rsid="001451c2" style:font-weight-asian="bold" style:font-weight-complex="bold"/>
    </style:style>
    <style:style style:name="T16" style:family="text">
      <style:text-properties fo:font-weight="bold" officeooo:rsid="001c1156" style:font-weight-asian="bold" style:font-weight-complex="bold"/>
    </style:style>
    <style:style style:name="T17" style:family="text">
      <style:text-properties fo:font-weight="bold" officeooo:rsid="002112b6" style:font-weight-asian="bold" style:font-weight-complex="bold"/>
    </style:style>
    <style:style style:name="T18" style:family="text">
      <style:text-properties fo:font-size="9pt" style:font-size-asian="9pt" style:font-size-complex="9pt"/>
    </style:style>
    <style:style style:name="T19" style:family="text">
      <style:text-properties fo:font-size="9pt" fo:language="it" fo:country="IT" style:font-size-asian="9pt" style:font-size-complex="9pt"/>
    </style:style>
    <style:style style:name="T20" style:family="text">
      <style:text-properties fo:font-size="9pt" fo:language="en" fo:country="GB" style:font-size-asian="9pt" style:font-size-complex="9pt"/>
    </style:style>
    <style:style style:name="T21" style:family="text">
      <style:text-properties fo:font-size="9pt" fo:language="en" fo:country="GB" fo:font-weight="bold" style:font-size-asian="9pt" style:font-weight-asian="bold" style:font-size-complex="9pt" style:font-weight-complex="bold"/>
    </style:style>
    <style:style style:name="T22" style:family="text">
      <style:text-properties fo:language="en" fo:country="GB"/>
    </style:style>
    <style:style style:name="T23" style:family="text">
      <style:text-properties style:font-style-complex="italic"/>
    </style:style>
    <style:style style:name="T24" style:family="text">
      <style:text-properties officeooo:rsid="00177e25"/>
    </style:style>
    <style:style style:name="T25" style:family="text">
      <style:text-properties officeooo:rsid="001ae789"/>
    </style:style>
    <style:style style:name="T26" style:family="text">
      <style:text-properties officeooo:rsid="001c1156"/>
    </style:style>
    <style:style style:name="T27" style:family="text">
      <style:text-properties officeooo:rsid="001c605e"/>
    </style:style>
    <style:style style:name="T28" style:family="text">
      <style:text-properties officeooo:rsid="001da8e5"/>
    </style:style>
    <style:style style:name="T29" style:family="text">
      <style:text-properties officeooo:rsid="00228fe5"/>
    </style:style>
    <style:style style:name="T30" style:family="text">
      <style:text-properties officeooo:rsid="00303f1d"/>
    </style:style>
    <style:style style:name="T31" style:family="text">
      <style:text-properties officeooo:rsid="00320425"/>
    </style:style>
    <style:style style:name="T32" style:family="text">
      <style:text-properties officeooo:rsid="003422b6"/>
    </style:style>
    <style:style style:name="T33" style:family="text">
      <style:text-properties officeooo:rsid="0061ae07"/>
    </style:style>
    <style:style style:name="T34" style:family="text">
      <style:text-properties officeooo:rsid="00380c19"/>
    </style:style>
    <style:style style:name="T35" style:family="text">
      <style:text-properties fo:font-size="10pt" fo:language="en" fo:country="GB" fo:font-weight="bold" officeooo:rsid="00714299" style:font-size-asian="10pt" style:font-weight-asian="bold" style:font-size-complex="10pt" style:font-weight-complex="bold"/>
    </style:style>
    <style:style style:name="T36" style:family="text">
      <style:text-properties fo:font-size="10pt" fo:font-weight="normal" officeooo:rsid="0082a224" style:font-size-asian="10pt" style:font-weight-asian="normal" style:font-size-complex="10pt" style:font-weight-complex="normal"/>
    </style:style>
    <style:style style:name="T37" style:family="text">
      <style:text-properties officeooo:rsid="0082a224"/>
    </style:style>
    <style:style style:name="T38" style:family="text">
      <style:text-properties officeooo:rsid="0069fe63"/>
    </style:style>
    <style:style style:name="T39" style:family="text">
      <style:text-properties officeooo:rsid="003afc63"/>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left="0.263cm" fo:padding-right="0.263cm" fo:padding-top="0.136cm" fo:padding-bottom="0.136cm" fo:border="0.51pt solid #000000"/>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vertical-pos="from-top" style:vertical-rel="paragraph" style:horizontal-pos="from-left" style:horizontal-rel="paragraph" fo:background-color="transparent" draw:fill="none"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fo:background-color="transparent" draw:fill="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9"><draw:frame draw:style-name="fr3" draw:name="images1" text:anchor-type="as-char" svg:width="2.215cm" svg:height="1.901cm" draw:z-index="0"><draw:image xlink:href="Pictures/10000000000000940000007F7D90B82FAE0E0AA9.png" xlink:type="simple" xlink:show="embed" xlink:actuate="onLoad"/></draw:frame></text:p>
          </table:table-cell>
          <table:table-cell table:style-name="Tableau1.B1" office:value-type="string">
            <text:p text:style-name="P32"/>
            <text:p text:style-name="P34">swSSO v<text:span text:style-name="T24">1.11</text:span></text:p>
            <text:p text:style-name="P34">Manuel utilisateur</text:p>
            <text:p text:style-name="P31"/>
          </table:table-cell>
          <table:table-cell table:style-name="Tableau1.C1" office:value-type="string">
            <text:p text:style-name="P32"><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3">
            <text:index-source-style text:style-name="Heading_20_3"/>
          </text:index-source-styles>
        </text:table-of-content-source>
        <text:index-body>
          <text:p text:style-name="P90"><text:a xlink:type="simple" xlink:href="#__RefHeading__18_675463258" text:style-name="Internet_20_link" text:visited-style-name="Visited_20_Internet_20_Link">1. Guide de démarrage rapide<text:tab/>3</text:a></text:p>
          <text:p text:style-name="P89"><text:a xlink:type="simple" xlink:href="#__RefHeading__20_675463258" text:style-name="Internet_20_link" text:visited-style-name="Visited_20_Internet_20_Link">1.1. Qu’est-ce que swSSO ?<text:tab/>3</text:a></text:p>
          <text:p text:style-name="P89"><text:a xlink:type="simple" xlink:href="#__RefHeading__22_675463258" text:style-name="Internet_20_link" text:visited-style-name="Visited_20_Internet_20_Link">1.2. Installation de swSSO<text:tab/>4</text:a></text:p>
          <text:p text:style-name="P89"><text:a xlink:type="simple" xlink:href="#__RefHeading__24_675463258" text:style-name="Internet_20_link" text:visited-style-name="Visited_20_Internet_20_Link">1.3. Désinstallation<text:tab/>4</text:a></text:p>
          <text:p text:style-name="P89"><text:a xlink:type="simple" xlink:href="#__RefHeading__26_675463258" text:style-name="Internet_20_link" text:visited-style-name="Visited_20_Internet_20_Link">1.4. Premier lancement<text:tab/>5</text:a></text:p>
          <text:p text:style-name="P89"><text:a xlink:type="simple" xlink:href="#__RefHeading__28_675463258" text:style-name="Internet_20_link" text:visited-style-name="Visited_20_Internet_20_Link">1.5. Premier SSO !<text:tab/>7</text:a></text:p>
          <text:p text:style-name="P90"><text:a xlink:type="simple" xlink:href="#__RefHeading__30_675463258" text:style-name="Internet_20_link" text:visited-style-name="Visited_20_Internet_20_Link">2. Description des menus<text:tab/>9</text:a></text:p>
          <text:p text:style-name="P89"><text:a xlink:type="simple" xlink:href="#__RefHeading__32_675463258" text:style-name="Internet_20_link" text:visited-style-name="Visited_20_Internet_20_Link">2.1. Menu « Ajouter cette application... »<text:tab/>9</text:a></text:p>
          <text:p text:style-name="P89"><text:a xlink:type="simple" xlink:href="#__RefHeading__34_675463258" text:style-name="Internet_20_link" text:visited-style-name="Visited_20_Internet_20_Link">2.2. Menu « Se connecter à l’application »<text:tab/>11</text:a></text:p>
          <text:p text:style-name="P89"><text:a xlink:type="simple" xlink:href="#__RefHeading__36_675463258" text:style-name="Internet_20_link" text:visited-style-name="Visited_20_Internet_20_Link">2.3. Menu « Lancer une application »<text:tab/>12</text:a></text:p>
          <text:p text:style-name="P89"><text:a xlink:type="simple" xlink:href="#__RefHeading__38_675463258" text:style-name="Internet_20_link" text:visited-style-name="Visited_20_Internet_20_Link">2.4. Menu « Sites et applications »<text:tab/>13</text:a></text:p>
          <text:p text:style-name="P89"><text:a xlink:type="simple" xlink:href="#__RefHeading__40_675463258" text:style-name="Internet_20_link" text:visited-style-name="Visited_20_Internet_20_Link">2.5. Menu « Options »<text:tab/>19</text:a></text:p>
          <text:p text:style-name="P89"><text:a xlink:type="simple" xlink:href="#__RefHeading__42_675463258" text:style-name="Internet_20_link" text:visited-style-name="Visited_20_Internet_20_Link">2.6. Menu « Mot de passe… »<text:tab/>23</text:a></text:p>
          <text:p text:style-name="P89"><text:a xlink:type="simple" xlink:href="#__RefHeading__44_675463258" text:style-name="Internet_20_link" text:visited-style-name="Visited_20_Internet_20_Link">2.7. Menu « Portail »<text:tab/>23</text:a></text:p>
          <text:p text:style-name="P89"><text:a xlink:type="simple" xlink:href="#__RefHeading__46_675463258" text:style-name="Internet_20_link" text:visited-style-name="Visited_20_Internet_20_Link">2.8. Menus « Activer » et « Désactiver »<text:tab/>24</text:a></text:p>
          <text:p text:style-name="P89"><text:a xlink:type="simple" xlink:href="#__RefHeading__48_675463258" text:style-name="Internet_20_link" text:visited-style-name="Visited_20_Internet_20_Link">2.9. Menu « Quitter »<text:tab/>24</text:a></text:p>
          <text:p text:style-name="P90"><text:a xlink:type="simple" xlink:href="#__RefHeading__50_675463258" text:style-name="Internet_20_link" text:visited-style-name="Visited_20_Internet_20_Link">3. Réalisation des configurations<text:tab/>25</text:a></text:p>
          <text:p text:style-name="P89"><text:a xlink:type="simple" xlink:href="#__RefHeading__52_675463258" text:style-name="Internet_20_link" text:visited-style-name="Visited_20_Internet_20_Link">3.1. Généralités<text:tab/>25</text:a></text:p>
          <text:p text:style-name="P89"><text:a xlink:type="simple" xlink:href="#__RefHeading__54_675463258" text:style-name="Internet_20_link" text:visited-style-name="Visited_20_Internet_20_Link">3.2. Popups d’authentification<text:tab/>27</text:a></text:p>
          <text:p text:style-name="P89"><text:a xlink:type="simple" xlink:href="#__RefHeading__56_675463258" text:style-name="Internet_20_link" text:visited-style-name="Visited_20_Internet_20_Link">3.3. Sites web (ancienne méthode : IE, Firefox et Maxthon)<text:tab/>29</text:a></text:p>
          <text:p text:style-name="P89"><text:a xlink:type="simple" xlink:href="#__RefHeading__58_675463258" text:style-name="Internet_20_link" text:visited-style-name="Visited_20_Internet_20_Link">3.4. Sites web (nouvelle méthode simplifiée : IE, Firefox et Chrome)<text:tab/>32</text:a></text:p>
          <text:p text:style-name="P89"><text:a xlink:type="simple" xlink:href="#__RefHeading__60_675463258" text:style-name="Internet_20_link" text:visited-style-name="Visited_20_Internet_20_Link">3.5. Fenêtres Windows<text:tab/>33</text:a></text:p>
          <text:p text:style-name="P89"><text:a xlink:type="simple" xlink:href="#__RefHeading__62_675463258" text:style-name="Internet_20_link" text:visited-style-name="Visited_20_Internet_20_Link">3.6. Simulation de frappe clavier<text:tab/>35</text:a></text:p>
          <text:p text:style-name="P90"><text:a xlink:type="simple" xlink:href="#__RefHeading__64_675463258" text:style-name="Internet_20_link" text:visited-style-name="Visited_20_Internet_20_Link">4. Configuration avancée de swSSO<text:tab/>36</text:a></text:p>
          <text:p text:style-name="P89"><text:a xlink:type="simple" xlink:href="#__RefHeading__66_675463258" text:style-name="Internet_20_link" text:visited-style-name="Visited_20_Internet_20_Link">4.1. Introduction<text:tab/>36</text:a></text:p>
          <text:p text:style-name="P89"><text:a xlink:type="simple" xlink:href="#__RefHeading__68_675463258" text:style-name="Internet_20_link" text:visited-style-name="Visited_20_Internet_20_Link">4.2. Exclusion de fenêtres<text:tab/>36</text:a></text:p>
          <text:p text:style-name="P89"><text:a xlink:type="simple" xlink:href="#__RefHeading__70_675463258" text:style-name="Internet_20_link" text:visited-style-name="Visited_20_Internet_20_Link">4.3. Traces<text:tab/>37</text:a></text:p>
          <text:p text:style-name="P89"><text:a xlink:type="simple" xlink:href="#__RefHeading__72_675463258" text:style-name="Internet_20_link" text:visited-style-name="Visited_20_Internet_20_Link">4.4. Lancement en ligne de commande ou par un raccourci<text:tab/>37</text:a></text:p>
          <text:p text:style-name="P90"><text:a xlink:type="simple" xlink:href="#__RefHeading__74_675463258" text:style-name="Internet_20_link" text:visited-style-name="Visited_20_Internet_20_Link">5. Questions fréquentes et résolution des problèmes courants<text:tab/>39</text:a></text:p>
          <text:p text:style-name="P89"><text:a xlink:type="simple" xlink:href="#__RefHeading__76_675463258" text:style-name="Internet_20_link" text:visited-style-name="Visited_20_Internet_20_Link">5.1. swSSO ne démarre pas<text:tab/>39</text:a></text:p>
          <text:p text:style-name="P89"><text:a xlink:type="simple" xlink:href="#__RefHeading__78_675463258" text:style-name="Internet_20_link" text:visited-style-name="Visited_20_Internet_20_Link">5.2. L’icône swSSO est masquée dans la barre des tâches<text:tab/>39</text:a></text:p>
          <text:p text:style-name="P89"><text:a xlink:type="simple" xlink:href="#__RefHeading__80_675463258" text:style-name="Internet_20_link" text:visited-style-name="Visited_20_Internet_20_Link">5.3. Le SSO ne fonctionne plus sur un site ou une application<text:tab/>39</text:a></text:p>
          <text:p text:style-name="P89"><text:a xlink:type="simple" xlink:href="#__RefHeading__82_675463258" text:style-name="Internet_20_link" text:visited-style-name="Visited_20_Internet_20_Link">5.4. swSSO ne se verrouille pas en même temps que la session Windows<text:tab/>39</text:a></text:p>
          <text:p text:style-name="P89"><text:a xlink:type="simple" xlink:href="#__RefHeading__84_675463258" text:style-name="Internet_20_link" text:visited-style-name="Visited_20_Internet_20_Link">5.5. swSSO ne fonctionne plus avec Firefox<text:tab/>39</text:a></text:p>
          <text:p text:style-name="P89"><text:a xlink:type="simple" xlink:href="#__RefHeading__86_675463258" text:style-name="Internet_20_link" text:visited-style-name="Visited_20_Internet_20_Link">5.6. swSSO ne fonctionne pas avec un Firefox portable<text:tab/>40</text:a></text:p>
          <text:p text:style-name="P89"><text:a xlink:type="simple" xlink:href="#__RefHeading__88_675463258" text:style-name="Internet_20_link" text:visited-style-name="Visited_20_Internet_20_Link">5.7. swSSO n’arrive pas à joindre le serveur de configuration<text:tab/>40</text:a></text:p>
          <text:p text:style-name="P89"><text:a xlink:type="simple" xlink:href="#__RefHeading__90_675463258" text:style-name="Internet_20_link" text:visited-style-name="Visited_20_Internet_20_Link">5.8. Erreur « swSSO n’a pas réussi à vous connecter à l’application… »<text:tab/>41</text:a></text:p>
          <text:p text:style-name="P89"><text:a xlink:type="simple" xlink:href="#__RefHeading__92_675463258" text:style-name="Internet_20_link" text:visited-style-name="Visited_20_Internet_20_Link">5.9. J’utilise plusieurs comptes sur un même site : comment faire ?<text:tab/>41</text:a></text:p>
          <text:p text:style-name="P89"><text:a xlink:type="simple" xlink:href="#__RefHeading__94_675463258" text:style-name="Internet_20_link" text:visited-style-name="Visited_20_Internet_20_Link">5.10. J’utilise plusieurs sites qui reposent sur le même compte : comment faire ?<text:tab/>44</text:a></text:p>
          <text:p text:style-name="P89"><text:a xlink:type="simple" xlink:href="#__RefHeading__2359_1061536020" text:style-name="Internet_20_link" text:visited-style-name="Visited_20_Internet_20_Link">5.11. Quand je lance swSSO, je ne veux pas que le SSO soit réalisé sur les fenêtres déjà ouvertes : comment faire ?<text:tab/>44</text:a></text:p>
          <text:p text:style-name="P90"><text:a xlink:type="simple" xlink:href="#__RefHeading__96_675463258" text:style-name="Internet_20_link" text:visited-style-name="Visited_20_Internet_20_Link">6. Liste des messages d’erreur<text:tab/>45</text:a></text:p>
        </text:index-body>
      </text:table-of-content>
      <text:p text:style-name="P12"/>
      <text:h text:style-name="Heading_20_1" text:outline-level="1"><text:bookmark-start text:name="__RefHeading__18_675463258"/>Guide de démarrage rapide<text:bookmark-end text:name="__RefHeading__18_675463258"/></text:h>
      <text:h text:style-name="Heading_20_2" text:outline-level="2"><text:bookmark-start text:name="__RefHeading__20_675463258"/>Qu’est-ce que swSSO ?<text:bookmark-end text:name="__RefHeading__20_675463258"/></text:h>
      <text:p text:style-name="Standard">swSSO est un logiciel de E-SSO (Enterprise Single Sign-On) : il mémorise dans un fichier sécurisé l'ensemble de vos identifiants et mots de passe et remplit automatiquement les formulaires de connexion à votre place.</text:p>
      <text:p text:style-name="Standard">swSSO est compatible avec les systèmes d’exploitation suivants :</text:p>
      <text:list xml:id="list4623653140981255638" text:style-name="WW8Num1">
        <text:list-item>
          <text:p text:style-name="ENUM-1">Windows XP,</text:p>
        </text:list-item>
        <text:list-item>
          <text:p text:style-name="ENUM-1">Windows Vista,</text:p>
        </text:list-item>
        <text:list-item>
          <text:p text:style-name="ENUM-1">Windows 7 32 et 64 bits,</text:p>
        </text:list-item>
        <text:list-item>
          <text:p text:style-name="P100">Windows 8 <text:span text:style-name="T31">32 et 64 bits</text:span>,</text:p>
        </text:list-item>
        <text:list-item>
          <text:p text:style-name="P101">Windows 10 <text:span text:style-name="T31">32 et 64 bits ;</text:span></text:p>
        </text:list-item>
      </text:list>
      <text:p text:style-name="P25">et avec les navigateurs suivants :</text:p>
      <text:p text:style-name="P25"/>
      <table:table table:name="Tableau5" table:style-name="Tableau5">
        <table:table-column table:style-name="Tableau5.A"/>
        <table:table-column table:style-name="Tableau5.B"/>
        <table:table-column table:style-name="Tableau5.C"/>
        <table:table-header-rows>
          <table:table-row table:style-name="Tableau5.1">
            <table:table-cell table:style-name="Tableau5.A1" office:value-type="string">
              <text:p text:style-name="P77">Navigateur</text:p>
            </table:table-cell>
            <table:table-cell table:style-name="Tableau5.A1" office:value-type="string">
              <text:p text:style-name="P77">Configuration normale<text:span text:style-name="T11">(1)</text:span></text:p>
            </table:table-cell>
            <table:table-cell table:style-name="Tableau5.C1" office:value-type="string">
              <text:p text:style-name="P77">Configuration simplifée <text:span text:style-name="T11">(2)</text:span></text:p>
            </table:table-cell>
          </table:table-row>
        </table:table-header-rows>
        <table:table-row table:style-name="Tableau5.2">
          <table:table-cell table:style-name="Tableau5.A2" office:value-type="string">
            <text:p text:style-name="P72">Internet Explorer 6 et 7</text:p>
          </table:table-cell>
          <table:table-cell table:style-name="Tableau5.B2" office:value-type="string">
            <text:p text:style-name="P73">X</text:p>
          </table:table-cell>
          <table:table-cell table:style-name="Tableau5.C2" office:value-type="string">
            <text:p text:style-name="P73">X</text:p>
          </table:table-cell>
        </table:table-row>
        <table:table-row table:style-name="Tableau5.2">
          <table:table-cell table:style-name="Tableau5.A3" office:value-type="string">
            <text:p text:style-name="P72">Internet Explorer 8+ 32 et 64 bits</text:p>
          </table:table-cell>
          <table:table-cell table:style-name="Tableau5.B3" office:value-type="string">
            <text:p text:style-name="P73">X</text:p>
          </table:table-cell>
          <table:table-cell table:style-name="Tableau5.C3" office:value-type="string">
            <text:p text:style-name="P73">X</text:p>
          </table:table-cell>
        </table:table-row>
        <table:table-row table:style-name="Tableau5.2">
          <table:table-cell table:style-name="Tableau5.A4" office:value-type="string">
            <text:p text:style-name="P72">Mozilla Firefox 3+</text:p>
          </table:table-cell>
          <table:table-cell table:style-name="Tableau5.B4" office:value-type="string">
            <text:p text:style-name="P73">X<text:span text:style-name="T11">(3)</text:span></text:p>
          </table:table-cell>
          <table:table-cell table:style-name="Tableau5.C4" office:value-type="string">
            <text:p text:style-name="P73">X</text:p>
          </table:table-cell>
        </table:table-row>
        <table:table-row table:style-name="Tableau5.2">
          <table:table-cell table:style-name="Tableau5.A5" office:value-type="string">
            <text:p text:style-name="P72">Google Chrome 6+</text:p>
          </table:table-cell>
          <table:table-cell table:style-name="Tableau5.B5" office:value-type="string">
            <text:p text:style-name="P73">X<text:span text:style-name="T11">(4)</text:span></text:p>
          </table:table-cell>
          <table:table-cell table:style-name="Tableau5.C5" office:value-type="string">
            <text:p text:style-name="P73">X</text:p>
          </table:table-cell>
        </table:table-row>
      </table:table>
      <text:p text:style-name="Standard"><text:span text:style-name="T10">(1) </text:span>La configuration « normale » correspond à la manière historique de configurer swSSO pour les sites web, c'est-à-dire en fournissant les noms des champs à remplir (informations qui doivent être extraites du code des pages HTML). Elle est décrite au paragraphe <text:bookmark-ref text:reference-format="chapter" text:ref-name="_Ref271043623">3.3</text:bookmark-ref>. </text:p>
      <text:p text:style-name="P87"><text:span text:style-name="T10">(2)</text:span> La configuration simplifiée, disponible à partir de la version 0.92, constitue une nouvelle approche dans laquelle il suffit de fournir la position relative des différents champs à remplir par rapport à la position du champ mot de passe. Cette méthode de configuration simplifiée est décrite au paragraphe <text:bookmark-ref text:reference-format="chapter" text:ref-name="_Ref273102997">3.4</text:bookmark-ref>.</text:p>
      <text:p text:style-name="P87"><text:span text:style-name="T10">(3)</text:span> <text:span text:style-name="T30">W</text:span>indows 32 bits uniquement.</text:p>
      <text:p text:style-name="P87"><text:span text:style-name="T10">(4)</text:span> A partir de la version 0.94 et pour Windows 32 bits uniquement.</text:p>
      <text:p text:style-name="Standard"/>
      <text:h text:style-name="P96" text:outline-level="2"><text:bookmark-start text:name="__RefHeading__22_675463258"/>Installation de swSSO<text:bookmark-end text:name="__RefHeading__22_675463258"/></text:h>
      <text:p text:style-name="Standard">Pour garantir sa portabilité, swSSO n’a pas de procédure d’installation. Il vous suffit de télécharger swSSO.exe sur le site <text:a xlink:type="simple" xlink:href="http://www.swsso.fr/" text:style-name="Internet_20_link" text:visited-style-name="Visited_20_Internet_20_Link"><text:span text:style-name="Internet_20_link">www.swsso.fr</text:span></text:a> et de l’enregistrer où vous souhaitez sur votre disque. Vous pouvez également le déposer sur une clé USB, ce qui vous permettra d’emporter vos mots de passe partout avec vous.</text:p>
      <text:p text:style-name="Standard">Conseil : évitez juste de le placer à la racine de votre disque dur (C:\, D:\), car vous n'aurez pas forcément les droits d'écriture (sur Windows Vista et Windows 7 notamment) : le fichier de configuration ne pourrait alors pas être correctement créé.</text:p>
      <text:p text:style-name="P13">Pensez à désactiver l’enregistrement des mots de passe dans votre navigateur :</text:p>
      <text:list xml:id="list104747005891227" text:continue-numbering="true" text:style-name="WW8Num1">
        <text:list-item>
          <text:p text:style-name="ENUM-1"><text:span text:style-name="T14">Firefox 3+ :</text:span> dans Outils / Options / Sécurité, décocher la case « Enregistrer les mots de passe » ;</text:p>
        </text:list-item>
        <text:list-item>
          <text:p text:style-name="ENUM-1"><text:span text:style-name="T14">IE 6 :</text:span> dans Outils / Options Internet / onglet Contenu / bouton « Saisie semi-automatique », décocher la case « Noms d’utilisateur et mots de passe sur les formulaires » ;</text:p>
        </text:list-item>
        <text:list-item>
          <text:p text:style-name="ENUM-1"><text:span text:style-name="T14">IE 7</text:span><text:span text:style-name="T15">+ </text:span><text:span text:style-name="T14">:</text:span> dans Outils / Options Internet / onglet Contenu / Saisie semi-automatique, bouton Paramètres, décocher la case « Noms d’utilisateur et mots de passe sur les formulaires ».</text:p>
        </text:list-item>
        <text:list-item>
          <text:p text:style-name="ENUM-1"><text:span text:style-name="T14">Chrome 6+ :</text:span> dans les options, onglet Données personnelles, cochez la case « Ne jamais enregistrer les mots de passe ».</text:p>
        </text:list-item>
      </text:list>
      <text:h text:style-name="Heading_20_2" text:outline-level="2"><text:bookmark-start text:name="__RefHeading__24_675463258"/>Désinstallation<text:bookmark-end text:name="__RefHeading__24_675463258"/></text:h>
      <text:p text:style-name="Standard">Supprimez manuellement le fichier swSSO.exe, le fichier de configuration associé (fichier swSSO.ini qui se trouve dans le même répertoire si vous ne l'avez pas renommé ou déplacé) et le fichier portail que vous avez éventuellement défini.</text:p>
      <text:p text:style-name="Standard">Vous n'avez rien d'autre à faire, swSSO n'écrit rien en base de registre ni ailleurs.</text:p>
      <text:h text:style-name="P96" text:outline-level="2"><text:bookmark-start text:name="_Ref251232094"/><text:bookmark-start text:name="__RefHeading__26_675463258"/>Premier lancement<text:bookmark-end text:name="_Ref251232094"/><text:bookmark-end text:name="__RefHeading__26_675463258"/></text:h>
      <text:p text:style-name="Standard">Double-cliquez sur swSSO.exe :</text:p>
      <text:p text:style-name="Standard"/>
      <text:p text:style-name="P15"><draw:frame draw:style-name="fr4" draw:name="images3" text:anchor-type="paragraph" svg:width="11.695cm" svg:height="8.255cm" draw:z-index="48"><draw:image xlink:href="Pictures/10000000000001BA0000013829BB2103401A25AB.png" xlink:type="simple" xlink:show="embed" xlink:actuate="onLoad"/></draw:frame></text:p>
      <text:p text:style-name="Standard"><text:span text:style-name="T8">Attention,</text:span> le mot de passe que vous allez choisir constitue l’unique clé d’accès à l’ensemble de vos autres mots de passe : <text:span text:style-name="T14">ne le perdez surtout pas, il n'y a aucun moyen de le retrouver !</text:span></text:p>
      <text:p text:style-name="Standard">Ce mot de passe vous sera demandé à chaque lancement de swSSO, sauf si vous cochez la case « Se souvenir du mot de passe…. ». <text:s/>Dans ce cas, tant que vous utiliserez swSSO sur la même machine, le mot de passe ne vous sera plus jamais demandé.</text:p>
      <text:p text:style-name="Standard"/>
      <text:p text:style-name="Standard">Au premier lancement de swSSO.exe, un fichier de configuration sera créé : ce fichier contient à la fois vos options de configuration et vos mots de passe. Par défaut, il s'appelle <text:span text:style-name="T14">swSSO.ini</text:span>. Vous pourrez ensuite renommer ou déplacer ce fichier: dans ce cas vous devrez passer le chemin complet du fichier .ini en paramètre au lancement de swSSO.exe. Par exemple, si vous placez votre fichier .ini sur un partage serveur, vous devrez lancer swSSO avec la ligne de commande suivante : </text:p>
      <text:p text:style-name="P35"/>
      <text:p text:style-name="P37">swsso.exe \\serveur\partage\mon_fichier_de_config.ini </text:p>
      <text:p text:style-name="P46">Validez en cliquant sur OK, une icône apparaît dans la barre des tâches :</text:p>
      <text:p text:style-name="P46"/>
      <text:p text:style-name="P47"><draw:frame draw:style-name="fr4" draw:name="images4" text:anchor-type="paragraph" svg:width="8.652cm" svg:height="2.275cm" draw:z-index="37"><draw:image xlink:href="Pictures/100002010000014700000056301A6E6B780DD553.png" xlink:type="simple" xlink:show="embed" xlink:actuate="onLoad"/></draw:frame></text:p>
      <text:p text:style-name="Standard">Un clic-droit sur cette icône donne accès à l'ensemble des fonctionnalités de swSSO :</text:p>
      <text:p text:style-name="Standard"/>
      <text:p text:style-name="P15"><text:soft-page-break/><draw:frame draw:style-name="fr3" draw:name="images5" text:anchor-type="as-char" svg:width="5.45cm" svg:height="5.636cm" draw:z-index="73"><draw:image xlink:href="Pictures/10000000000000CE000000D5F674E4CD9309A03C.png" xlink:type="simple" xlink:show="embed" xlink:actuate="onLoad"/></draw:frame></text:p>
      <text:p text:style-name="Standard"/>
      <text:p text:style-name="Standard">Toutes ces fonctionnalités sont décrites en détail au paragraphe <text:bookmark-ref text:reference-format="chapter" text:ref-name="_Ref251240900">2</text:bookmark-ref>.</text:p>
      <text:h text:style-name="P96" text:outline-level="2"><text:bookmark-start text:name="__RefHeading__28_675463258"/>Premier SSO !<text:bookmark-end text:name="__RefHeading__28_675463258"/></text:h>
      <text:p text:style-name="Standard">Ouvrez votre navigateur et rendez-vous sur le site <text:a xlink:type="simple" xlink:href="http://www.swsso.fr/demo" text:style-name="Internet_20_link" text:visited-style-name="Visited_20_Internet_20_Link"><text:span text:style-name="Internet_20_link">http://www.swsso.fr/demo</text:span></text:a>. Laissez bien votre navigateur ouvert en premier plan, faîtes clic-droit sur l’icône swSSO et choisissez le menu « Ajouter cette application… » :</text:p>
      <text:p text:style-name="Standard"/>
      <text:p text:style-name="P15"><draw:frame draw:style-name="fr5" draw:name="images6" text:anchor-type="paragraph" svg:width="15.064cm" svg:height="9.53cm" draw:z-index="38"><draw:image xlink:href="Pictures/10000000000002D3000001F007683D5F1A1F4888.png" xlink:type="simple" xlink:show="embed" xlink:actuate="onLoad"/></draw:frame></text:p>
      <text:p text:style-name="Standard">Vous devriez voir apparaître cette fenêtre, dans laquelle vous devez renseigner votre identifiant et votre mot de passe pour cette application :</text:p>
      <text:p text:style-name="Standard"/>
      <text:p text:style-name="P15"><draw:frame draw:style-name="fr5" draw:name="images7" text:anchor-type="paragraph" svg:width="12.776cm" svg:height="9.368cm" draw:z-index="39"><draw:image xlink:href="Pictures/10000000000002A10000021E68805E524F56936B.png" xlink:type="simple" xlink:show="embed" xlink:actuate="onLoad"/></draw:frame></text:p>
      <text:p text:style-name="P16"><text:soft-page-break/></text:p>
      <text:p text:style-name="Standard">Saisissez demo dans le champ identifiant et dans le champ mot de passe, puis validez en cliquant sur le bouton OK. Les autres champs de cette fenêtre n'ont pas besoin d'être modifiés. </text:p>
      <text:p text:style-name="Standard">L’identifiant et le mot de passe que vous venez de taper sont saisis par swSSO dans le formulaire du site de démonstration : votre première configuration est terminée !</text:p>
      <text:p text:style-name="Standard">Si vous n'avez pas vu swSSO remplir le formulaire, refermez votre navigateur complètement (pas seulement l’onglet concerné) et ouvrez-le à nouveau sur le site <text:a xlink:type="simple" xlink:href="http://www.swsso.fr/demo" text:style-name="Internet_20_link" text:visited-style-name="Visited_20_Internet_20_Link"><text:span text:style-name="Internet_20_link">http://www.swsso.fr/demo</text:span></text:a> : swSSO saisit désormais votre identifiant et votre mot de passe à votre place.</text:p>
      <text:p text:style-name="Standard"/>
      <text:h text:style-name="Heading_20_1" text:outline-level="1"><text:bookmark-start text:name="_Ref251240900"/><text:bookmark-start text:name="__RefHeading__30_675463258"/>Description des menus<text:bookmark-end text:name="_Ref251240900"/><text:bookmark-end text:name="__RefHeading__30_675463258"/></text:h>
      <text:p text:style-name="Standard">Un clic-droit sur l’icône swSSO dans la barre de tâches affiche le menu suivant :</text:p>
      <text:p text:style-name="Standard"><draw:frame draw:style-name="fr3" draw:name="images9" text:anchor-type="as-char" svg:width="5.45cm" svg:height="5.636cm" draw:z-index="74"><draw:image xlink:href="Pictures/10000000000000CE000000D5F674E4CD9309A03C.png" xlink:type="simple" xlink:show="embed" xlink:actuate="onLoad"/></draw:frame></text:p>
      <text:p text:style-name="Standard">Remarques :</text:p>
      <text:list xml:id="list104746252498434" text:continue-numbering="true" text:style-name="WW8Num1">
        <text:list-item>
          <text:p text:style-name="ENUM-1">Le choix de menu « Lancer une application… » est toujours affiché dans la version personnelle, mais peut être masqué par une option de configuration dans la version entreprise (voir Guide d’administration). Ce choix est également accessible par le raccourci CTRL+double clic sur l'icône swSSO.</text:p>
        </text:list-item>
        <text:list-item>
          <text:p text:style-name="ENUM-1">Le choix de menu « Mot de passe » n’est affiché que si vous avez choisi le niveau de sécurité maximal (voir §<text:bookmark-ref text:reference-format="chapter" text:ref-name="_Ref251232094">1.4</text:bookmark-ref>).</text:p>
        </text:list-item>
        <text:list-item>
          <text:p text:style-name="ENUM-1">Le choix de menu « Portail swSSO… » n’est affiché que si vous avez défini un fichier portail (voir §<text:bookmark-ref text:reference-format="chapter" text:ref-name="_Ref251231888">2.7</text:bookmark-ref>).</text:p>
          <text:p text:style-name="ENUM-1"/>
        </text:list-item>
      </text:list>
      <text:h text:style-name="Heading_20_2" text:outline-level="2"><text:bookmark-start text:name="_Ref250908456"/><text:bookmark-start text:name="__RefHeading__32_675463258"/>Menu « Ajouter cette application... »<text:bookmark-end text:name="_Ref250908456"/><text:bookmark-end text:name="__RefHeading__32_675463258"/></text:h>
      <text:p text:style-name="Standard">Ce choix de menu permet d'ajouter l'application ou le site web affiché à l'écran : </text:p>
      <text:list xml:id="list104746459815116" text:continue-numbering="true" text:style-name="WW8Num1">
        <text:list-item>
          <text:p text:style-name="ENUM-1">Si vous n’avez pas autorisé swSSO à accéder au serveur de configurations<text:note text:id="ftn1" text:note-class="footnote"><text:note-citation>1</text:note-citation><text:note-body><text:p text:style-name="P84">Dans la version personnelle, le serveur de configurations est hébergé sur le site web <text:a xlink:type="simple" xlink:href="http://www.swsso.fr/" text:style-name="Internet_20_link" text:visited-style-name="Visited_20_Internet_20_Link">www.swsso.fr</text:a> et est alimenté par les utilisateurs qui publient volontairement leurs configurations. Dans la version entreprise, le serveur de configurations peut être hébergé sur le réseau interne ou dans le cloud et est géré par un administrateur.</text:p></text:note-body></text:note>, swSSO créera une nouvelle configuration pré-remplie que vous n'aurez plus qu’à compléter. Pour 90% des sites Web, la configuration proposée fonctionne. C'est ce qui vous a été montré au chapitre « Démarrage rapide ». Pour les autres applications, vous devrez soit adapter la configuration (voir §<text:bookmark-ref text:reference-format="chapter" text:ref-name="__RefHeading__50_675463258">3</text:bookmark-ref>), soit tenter de récupérer une configuration disponible sur le serveur de configurations après avoir autorisé swSSO à y accéder (voir §<text:bookmark-ref text:reference-format="chapter" text:ref-name="__RefHeading__40_675463258">2.5</text:bookmark-ref>).</text:p>
        </text:list-item>
        <text:list-item>
          <text:p text:style-name="ENUM-1">Si vous avez autorisé swSSO à accéder au serveur de configurations, swSSO recherche la configuration demandée sur ce serveur. Si la configuration n'est pas trouvée, swSSO vous propose une configuration par défaut. Sinon, une fenêtre simplifiée est affichée pour la saisie de votre identifiant et de votre mot de passe :</text:p>
        </text:list-item>
      </text:list>
      <text:p text:style-name="P49"><draw:frame draw:style-name="fr4" draw:name="images50" text:anchor-type="paragraph" svg:width="10.98cm" svg:height="5.662cm" draw:z-index="55"><draw:image xlink:href="Pictures/100000000000019F000000D69B9C0461165EB6CB.png" xlink:type="simple" xlink:show="embed" xlink:actuate="onLoad"/></draw:frame><draw:frame draw:style-name="fr4" draw:name="images8" text:anchor-type="char" svg:width="10.716cm" svg:height="5.477cm" draw:z-index="46"><draw:image xlink:href="Pictures/1000000000000195000000CF274CC91DA261575C.png" xlink:type="simple" xlink:show="embed" xlink:actuate="onLoad"/></draw:frame><text:soft-page-break/></text:p>
      <text:p text:style-name="P23">Depuis la version 1.06, vous pouvez choisir d'utiliser les informations de connexion d'une application ou d'un site déjà défini en cliquant sur le lien « Je veux utiliser des informations de connexion existantes ». La liste de vos configurations est alors affichée et les champs identifiant et mot de passe sont pré-renseignés avec les informations relatives à la configuration sélectionnée.</text:p>
      <text:p text:style-name="P10">Remarque : les configurations que vous réalisez manuellement ou que vous téléchargez sur le serveur de configuration sont stockées localement dans votre fichier swSSO.ini. Les identifiants et mots de passe que vous définissez dans chacune de vos configurations sont quant à eux chiffrés dans ce même fichier swSSO.ini et ne peuvent donc pas être lus par un tiers. Ils ne remontent bien sûr jamais sur le serveur, même lorsque vous publiez une configuration à l'attention des autres utilisateurs.</text:p>
      <text:p text:style-name="P82"/>
      <text:p text:style-name="P13">Zoom sur les communications entre swSSO et Internet</text:p>
      <text:p text:style-name="P46">Concrètement, à chaque fois que vous sélectionnez « Ajouter cette application » dans le menu clic-droit de l’icône swSSO et que vous avez autorisé swSSO à accéder au serveur de configurations, swsso.exe interroge le serveur (requête HTTP) qui lui retourne la configuration sous forme d’un flux XML :</text:p>
      <text:p text:style-name="P46"/>
      <text:p text:style-name="P80"><draw:frame draw:style-name="fr6" draw:name="images28" text:anchor-type="paragraph" svg:x="11.702cm" svg:y="0.011cm" svg:width="2.701cm" style:rel-width="15%" svg:height="2.521cm" style:rel-height="10%" draw:z-index="42"><draw:image xlink:href="Pictures/1000020100000200000002004DB091D367F6517A.png" xlink:type="simple" xlink:show="embed" xlink:actuate="onLoad"/></draw:frame><draw:frame draw:style-name="fr7" draw:name="images47" text:anchor-type="paragraph" svg:x="1.963cm" svg:y="0.051cm" svg:width="2.701cm" style:rel-width="15%" svg:height="2.771cm" style:rel-height="11%" draw:z-index="45"><draw:image xlink:href="Pictures/100002010000020000000200AC2C694BDDBD8353.png" xlink:type="simple" xlink:show="embed" xlink:actuate="onLoad"/></draw:frame><draw:frame draw:style-name="fr1" draw:name="Cadre17" text:anchor-type="char" svg:x="5.001cm" svg:y="1.489cm" svg:width="6.747cm" svg:height="0.635cm" draw:z-index="44"><draw:text-box><text:p text:style-name="P9">&lt;app id=17&gt;&lt;type&gt;WIN&lt;/type&gt;…&lt;/app&gt;</text:p></draw:text-box></draw:frame><draw:frame draw:style-name="fr1" draw:name="Cadre16" text:anchor-type="char" svg:x="4.524cm" svg:y="0.536cm" svg:width="7.62cm" svg:height="0.635cm" draw:z-index="43"><draw:text-box><text:p text:style-name="P5">http://www.swsso.fr/webservice4.php?action=...</text:p></draw:text-box></draw:frame><draw:line text:anchor-type="char" draw:z-index="41" draw:style-name="gr2" draw:text-style-name="P114" svg:x1="11.748cm" svg:y1="2.018cm" svg:x2="4.445cm" svg:y2="2.018cm"><text:p/></draw:line><draw:line text:anchor-type="char" draw:z-index="40" draw:style-name="gr2" draw:text-style-name="P114" svg:x1="4.763cm" svg:y1="1.065cm" svg:x2="12.066cm" svg:y2="1.065cm"><text:p/></draw:line></text:p>
      <text:p text:style-name="Standard">Le serveur de configurations est également sollicité, en fonction du paramétrage que vous avez choisi :</text:p>
      <text:list xml:id="list104748149294554" text:continue-numbering="true" text:style-name="WW8Num1">
        <text:list-item>
          <text:p text:style-name="ENUM-1">Au démarrage :</text:p>
        </text:list-item>
      </text:list>
      <text:list xml:id="list3483315671526160759" text:style-name="L1">
        <text:list-item>
          <text:p text:style-name="P102">Pour vérifier la disponibilité de nouvelles versions,</text:p>
        </text:list-item>
        <text:list-item>
          <text:p text:style-name="P102">Pour récupérer les configurations ajoutées ou modifiées depuis le dernier démarrage (version entreprise uniquement) ;</text:p>
        </text:list-item>
      </text:list>
      <text:list xml:id="list104747572668472" text:continue-list="list104748149294554" text:style-name="WW8Num1">
        <text:list-item>
          <text:p text:style-name="ENUM-1">Lorsque vous demandez de remonter une configuration sur le serveur.</text:p>
        </text:list-item>
      </text:list>
      <text:p text:style-name="P103"/>
      <text:p text:style-name="P81"><text:soft-page-break/>Si vous demandez l’ajout d’une application et que la configuration récupérée sur le serveur existe déjà dans vos configurations locales, la fenêtre suivante est affichée :</text:p>
      <text:p text:style-name="P47"><draw:frame draw:style-name="fr3" draw:name="images10" text:anchor-type="as-char" svg:width="12.063cm" svg:height="5.212cm" draw:z-index="75"><draw:image xlink:href="Pictures/10000000000001D2000000CD50C3F71F95B37052.png" xlink:type="simple" xlink:show="embed" xlink:actuate="onLoad"/></draw:frame></text:p>
      <text:p text:style-name="P46"/>
      <text:p text:style-name="P46">Les choix disponibles sont :</text:p>
      <text:list xml:id="list104747830639055" text:continue-numbering="true" text:style-name="WW8Num1">
        <text:list-item>
          <text:p text:style-name="P108"><text:span text:style-name="T14">Remplacer</text:span> : remplace la configuration existante, en conservant identifiant et mot de passe. Ce cas permet de prendre en compte le cas d'un changement de configuration de l’application.</text:p>
        </text:list-item>
        <text:list-item>
          <text:p text:style-name="P108"><text:span text:style-name="T14">Ajouter</text:span> : ajoute la nouvelle configuration et conserve la précédente en la désactivant.</text:p>
        </text:list-item>
        <text:list-item>
          <text:p text:style-name="P108"><text:span text:style-name="T14">Annuler</text:span> : annule la demande (rien n'est modifié).</text:p>
        </text:list-item>
      </text:list>
      <text:h text:style-name="Heading_20_2" text:outline-level="2"><text:bookmark-start text:name="__RefHeading__34_675463258"/>Menu « Se connecter à l’application »<text:bookmark-end text:name="__RefHeading__34_675463258"/></text:h>
      <text:p text:style-name="Standard">Vous aurez à utiliser ce choix de menu lorsque le SSO sur un site ou une application ne s’exécute pas automatiquement. Deux cas de figure peuvent expliquer ce comportement :</text:p>
      <text:list xml:id="list104746516279488" text:continue-numbering="true" text:style-name="WW8Num1">
        <text:list-item>
          <text:p text:style-name="ENUM-1">La configuration du site ou de l’application précise explicitement (mot clé [WAIT], voir §<text:bookmark-ref text:reference-format="chapter" text:ref-name="_Ref248746655">3.6</text:bookmark-ref>) que le SSO ne doit être exécuté que sur demande ;</text:p>
        </text:list-item>
        <text:list-item>
          <text:p text:style-name="ENUM-1">swSSO vient juste de remplir ce même formulaire de connexion : si celui-ci réapparait, swSSO ne tente plus de le renseigner pendant les 2 minutes suivantes. C'est une protection au cas où vous auriez modifié votre mot de passe sur le site sans répercuter ce changement dans swSSO : cela évite de bloquer votre compte par plusieurs saisies de mauvais mot de passe. Ce menu permet de passer outre cette période de 2 minutes et de relancer le SSO immédiatement.</text:p>
        </text:list-item>
      </text:list>
      <text:p text:style-name="Standard">Avant de choisir ce menu, vous devez mettre votre application ou votre site Web au premier plan.</text:p>
      <text:p text:style-name="Standard">Si le SSO ne s'exécute toujours pas, c’est probablement que la configuration est incorrecte (vérifiez que le titre et l’URL de la fenêtre de connexion n’ont pas changé). </text:p>
      <text:h text:style-name="P97" text:outline-level="2"><text:bookmark-start text:name="_Ref250908562"/><text:bookmark-start text:name="__RefHeading__36_675463258"/>Menu « Lancer une application »<text:bookmark-end text:name="__RefHeading__36_675463258"/></text:h>
      <text:p text:style-name="P81">Ce choix de menu permet d’ouvrir une fenêtre depuis laquelle vous pourrez facilement ouvrir tous les applications ou sites web pour lesquels vous avez défini une configuration de SSO.</text:p>
      <text:p text:style-name="P46"><draw:frame draw:style-name="fr3" draw:name="images13" text:anchor-type="as-char" svg:width="9.208cm" svg:height="15.425cm" draw:z-index="76"><draw:image xlink:href="Pictures/200000090000279700004241C1975D1EA3480B51.svm" xlink:type="simple" xlink:show="embed" xlink:actuate="onLoad"/></draw:frame></text:p>
      <text:p text:style-name="P46">Remarques : </text:p>
      <text:list xml:id="list104748218977294" text:continue-numbering="true" text:style-name="WW8Num1">
        <text:list-item>
          <text:p text:style-name="P108">Vous pouvez également accéder à cette fenêtre en maintenant la touche Ctrl enfoncée et en double-cliquant sur l’icône swSSO.</text:p>
        </text:list-item>
        <text:list-item>
          <text:p text:style-name="P108">La touche F5 permet de rafraîchir le contenu de la fenêtre : cela peut être utile par exemple si vous gardez cette fenêtre toujours ouverte et que vous avez ajouté une application depuis la fenêtre « Gestion des sites et applications ».</text:p>
        </text:list-item>
        <text:list-item>
          <text:p text:style-name="P108">La définition de la commande de lancement de chaque application se fait dans la fenêtre « Gestion des sites et applications ».</text:p>
        </text:list-item>
      </text:list>
      <text:h text:style-name="P97" text:outline-level="2"><text:bookmark-start text:name="_Ref251231772"/><text:bookmark-start text:name="__RefHeading__38_675463258"/>Menu « Sites et applications »<text:bookmark-end text:name="_Ref251231772"/><text:bookmark-end text:name="__RefHeading__38_675463258"/><text:bookmark-end text:name="_Ref250908562"/></text:h>
      <text:p text:style-name="Standard">Ce choix de menu permet d’accéder à la fenêtre de configuration des sites et applications :</text:p>
      <text:p text:style-name="P62"><draw:frame draw:style-name="fr3" draw:name="images14" text:anchor-type="as-char" svg:width="17.701cm" svg:height="14.129cm" draw:z-index="77"><draw:image xlink:href="Pictures/10000000000002DC0000024605C6A8A22CDFB095.png" xlink:type="simple" xlink:show="embed" xlink:actuate="onLoad"/></draw:frame></text:p>
      <text:p text:style-name="Standard">La partie gauche de la fenêtre présente la liste des sites et applications configurés, organisés par catégories, tandis que la partie droite permet de consulter ou modifier le détail des configurations.</text:p>
      <text:p text:style-name="P10">Un clic-droit sur une application affiche le menu suivant :</text:p>
      <text:p text:style-name="P10"/>
      <text:p text:style-name="Standard"><draw:frame draw:style-name="fr8" draw:name="images15" text:anchor-type="char" svg:width="6.72cm" svg:height="5.159cm" draw:z-index="47"><draw:image xlink:href="Pictures/2000000700001A41000014282B25B1A2952D67DC.svm" xlink:type="simple" xlink:show="embed" xlink:actuate="onLoad"/></draw:frame></text:p>
      <text:list xml:id="list104747986671874" text:continue-numbering="true" text:style-name="WW8Num1">
        <text:list-item>
          <text:p text:style-name="ENUM-1"><text:soft-page-break/><text:span text:style-name="T14">Lancer cette application </text:span>: lance l’application sélectionnée. Si l’application est activée, la connexion à cette application sera réalisée automatiquement dans la foulée. Ce menu n’est affiché que si vous avez défini la commande de lancement de l’application (champ « Lancement » dans la partie droite de la fenêtre). Remarque : s’il s’agit d’un site Web et que vous n’avez pas défini la commande de lancement, swSSO utilisera l’URL (en supprimant le caractère ‘*’ éventuellement présent).</text:p>
        </text:list-item>
        <text:list-item>
          <text:p text:style-name="ENUM-1"><text:span text:style-name="T14">Activer / Désactiver </text:span>: active / désactive l’application sélectionnée (la bulle verte devant l’application est verte si l’application est activée, rouge sinon). Dès lors qu’une application n’est plus activée, la fenêtre de connexion à cette application n’est plus détectée et le SSO n’est plus réalisé tant que vous ne la réactivez pas (ce choix de menu se transforme en « Activer » lorsque vous sélectionnez une application désactivée). Remarque : vous pouvez également double-cliquer sur une application pour la désactiver ou la réactiver.</text:p>
        </text:list-item>
        <text:list-item>
          <text:p text:style-name="ENUM-1"><text:span text:style-name="T14">Renommer</text:span> : permet de renommer l’application sélectionnée. Remarque : vous pouvez également utiliser la touche F2 pour passer en mode édition.</text:p>
        </text:list-item>
        <text:list-item>
          <text:p text:style-name="ENUM-1"><text:span text:style-name="T14">Déplacer vers</text:span> : affiche un sous-menu dans lequel vous pouvez sélectionner la catégorie dans laquelle vous souhaitez déplacer l’application.</text:p>
        </text:list-item>
        <text:list-item>
          <text:p text:style-name="ENUM-1"><text:span text:style-name="T14">Uploader sur le serveur </text:span>: permet de remonter sur le serveur la configuration l’application sélectionnée. Ce menu n’est affiché que si l’option « Sur demande, mettre mes informations de configuration à disposition des autres utilisateurs » est activée. Toutes les informations relatives à la configuration sont remontées sur le serveur, y compris le nom que vous lui avez attribué. Ainsi, les utilisateurs qui récupèrent une configuration existante récupèrent également le nom que vous lui aviez associé. Les seules informations qui ne sont pas remontées sont votre (ou vos) identifiant(s) et votre mot de passe.</text:p>
        </text:list-item>
      </text:list>
      <text:p text:style-name="ENUM-1_20_suite">La bulle verte devant le nom de l’application change d’état lorsque les configurations sont remontées sur le serveur :</text:p>
      <text:p text:style-name="ENUM-1_20_suite"><draw:frame draw:style-name="fr3" draw:name="images16" text:anchor-type="as-char" svg:width="7.354cm" svg:height="3.043cm" draw:z-index="78"><draw:image xlink:href="Pictures/100000000000011600000073356B9E7DAA64DDB9.png" xlink:type="simple" xlink:show="embed" xlink:actuate="onLoad"/></draw:frame></text:p>
      <text:p text:style-name="ENUM-1_20_suite">La signification est la suivante :</text:p>
      <text:list xml:id="list6793300434215274840" text:style-name="WW8Num3">
        <text:list-item>
          <text:list>
            <text:list-item>
              <text:list>
                <text:list-item>
                  <text:list>
                    <text:list-item>
                      <text:p text:style-name="P109"><draw:frame draw:style-name="fr3" draw:name="images17" text:anchor-type="as-char" svg:width="0.291cm" svg:height="0.344cm" draw:z-index="79"><draw:image xlink:href="Pictures/100000000000000B0000000D9C17AF4D8978E7D1.png" xlink:type="simple" xlink:show="embed" xlink:actuate="onLoad"/></draw:frame> (bulle verte sans ‘+’) : cette configuration a déjà été remontée sur le serveur ou alors il s’agit d’une configuration récupérée sur le serveur. Dans tous les cas, il est inutile de remonter cette configuration. </text:p>
                    </text:list-item>
                    <text:list-item>
                      <text:p text:style-name="P109"><draw:frame draw:style-name="fr3" draw:name="images18" text:anchor-type="as-char" svg:width="0.318cm" svg:height="0.344cm" draw:z-index="80"><draw:image xlink:href="Pictures/100000000000000C0000000DD22AAA812717BCC6.png" xlink:type="simple" xlink:show="embed" xlink:actuate="onLoad"/></draw:frame> (bulle verte avec ‘+’) : cette configuration n’a jamais été remontée sur le serveur ou bien vous l’avez modifiée depuis. Si elle fonctionne correctement, vous devriez la remonter sur le serveur pour que les autres utilisateurs en bénéficient.</text:p>
                    </text:list-item>
                  </text:list>
                </text:list-item>
              </text:list>
            </text:list-item>
          </text:list>
        </text:list-item>
      </text:list>
      <text:p text:style-name="ENUM-1_20_suite">Remarque : les utilisateurs n’ayant pas activé la remontée des configurations ne voient pas le signe ‘+’ qui pourrait les perturber.</text:p>
      <text:list xml:id="list104747002298324" text:continue-list="list104747986671874" text:style-name="WW8Num1">
        <text:list-item>
          <text:p text:style-name="ENUM-1"><text:span text:style-name="T14">Dupliquer</text:span> : <text:span text:style-name="T12">crée une nouvelle application en dupliquant tous les paramètres de l’application sélectionnée, y compris les identifiants et le mot de passe. Modifiez les paramètres souhaitez puis validez par OK ou Appliquer.</text:span></text:p>
        </text:list-item>
        <text:list-item>
          <text:p text:style-name="ENUM-1"><text:span text:style-name="T14">Ajouter un compte </text:span>: crée une nouvelle application <text:span text:style-name="T12">en dupliquant tous les paramètres de l’application sélectionnée, sauf les identifiants et le mot de passe. Renseignez les identifiants et le mot de passe de votre nouveau compte d'accès puis validez par OK ou Appliquer. Lors de la prochaine connexion à cette application, swSSO vous demandera de choisir le compte à utiliser.</text:span></text:p>
        </text:list-item>
        <text:list-item>
          <text:p text:style-name="ENUM-1"><text:span text:style-name="T14">Supprimer</text:span> : supprime l’application sélectionnée.</text:p>
        </text:list-item>
        <text:list-item>
          <text:p text:style-name="ENUM-1"><text:span text:style-name="T14">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4">Ajouter une catégorie :</text:span> crée une nouvelle catégorie. Le nombre de catégories est limité à 50.</text:p>
        </text:list-item>
      </text:list>
      <text:p text:style-name="Standard"/>
      <text:p text:style-name="P11"><text:soft-page-break/>Un clic-droit sur une catégorie affiche le menu suivant :</text:p>
      <text:p text:style-name="Standard"><draw:frame draw:style-name="fr9" draw:name="images12" text:anchor-type="char" svg:x="2.02cm" svg:y="0.192cm" svg:width="5.69cm" svg:height="5.532cm" draw:z-index="57"><draw:image xlink:href="Pictures/200000090000163A0000159B9527EE0AF564737B.svm" xlink:type="simple" xlink:show="embed" xlink:actuate="onLoad"/></draw:frame></text:p>
      <text:list xml:id="list104746957098860" text:continue-numbering="true" text:style-name="WW8Num1">
        <text:list-item>
          <text:p text:style-name="ENUM-1"><text:span text:style-name="T14">Activer</text:span> : active toutes les applications de la catégorie sélectionnée.</text:p>
        </text:list-item>
        <text:list-item>
          <text:p text:style-name="ENUM-1"><text:span text:style-name="T14">Désactiver</text:span>: désactive toutes les applications de la catégorie sélectionnée.</text:p>
        </text:list-item>
        <text:list-item>
          <text:p text:style-name="ENUM-1"><text:span text:style-name="T14">Renommer</text:span> : permet de renommer la catégorie sélectionnée. Remarque : vous pouvez également utiliser la touche F2 pour passer en mode édition.</text:p>
        </text:list-item>
        <text:list-item>
          <text:p text:style-name="ENUM-1"><text:span text:style-name="T14">Supprimer</text:span> : supprime la catégorie sélectionnée. Attention, une catégorie ne peut être supprimée que si elle ne contient aucune configuration de site ou application.</text:p>
        </text:list-item>
        <text:list-item>
          <text:p text:style-name="ENUM-1"><text:span text:style-name="T14">Identifiants et mot de passe… :</text:span> permet de modifier les identifiants et le mot de passe de l’ensemble des configurations de la catégorie sélectionnée. La fenêtre suivante est affichée :</text:p>
        </text:list-item>
      </text:list>
      <text:p text:style-name="ENUM-1_20_suite"><draw:frame draw:style-name="fr3" draw:name="images20" text:anchor-type="as-char" svg:width="10.795cm" svg:height="7.699cm" draw:z-index="81"><draw:image xlink:href="Pictures/10000000000001A20000012BC6E2EBC15571C2CD.png" xlink:type="simple" xlink:show="embed" xlink:actuate="onLoad"/></draw:frame></text:p>
      <text:p text:style-name="ENUM-1_20_suite"/>
      <text:p text:style-name="ENUM-1_20_suite">Cochez les informations que vous souhaitez modifier, saisissez les nouvelles valeurs puis validez avec OK. Une confirmation vous est alors demandée : </text:p>
      <text:p text:style-name="ENUM-1_20_suite"/>
      <text:p text:style-name="ENUM-1_20_suite"><draw:frame draw:style-name="fr8" draw:name="images11" text:anchor-type="char" svg:width="13.176cm" svg:height="4.921cm" draw:z-index="56"><draw:image xlink:href="Pictures/20000009000033790000133A4D05D9678C62083B.svm" xlink:type="simple" xlink:show="embed" xlink:actuate="onLoad"/></draw:frame></text:p>
      <text:p text:style-name="ENUM-1_20_suite"><text:soft-page-break/></text:p>
      <text:list xml:id="list104746822353093" text:continue-numbering="true" text:style-name="WW8Num1">
        <text:list-item>
          <text:p text:style-name="ENUM-1"><text:span text:style-name="T17">Publier</text:span><text:span text:style-name="T14"> sur le serveur :</text:span> permet de remonter sur le serveur l’ensemble des configurations de la catégorie sélectionnée. Ce menu n’est affiché que si l’option « Sur demande, mettre mes informations de configuration à disposition des autres utilisateurs » est activée. Un compte rendu est affiché une fois la remontée réalisée :</text:p>
          <text:p text:style-name="ENUM-1"/>
        </text:list-item>
      </text:list>
      <text:p text:style-name="ENUM-1_20_suite"><draw:frame draw:style-name="fr4" draw:name="images19" text:anchor-type="char" svg:width="12.568cm" svg:height="5.292cm" draw:z-index="58"><draw:image xlink:href="Pictures/10000000000001DB000000C819EF8DAC351D2187.png" xlink:type="simple" xlink:show="embed" xlink:actuate="onLoad"/></draw:frame></text:p>
      <text:list xml:id="list104747743451438" text:continue-numbering="true" text:style-name="WW8Num1">
        <text:list-item>
          <text:p text:style-name="ENUM-1"><text:span text:style-name="T14">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4">Ajouter une catégorie :</text:span> crée une nouvelle catégorie. Le nombre de catégories est limité à 50.</text:p>
        </text:list-item>
      </text:list>
      <text:p text:style-name="Standard">La partie droite de la fenêtre est présentée ci-après. Merci de vous référer au chapitre « Réalisation des configurations » pour plus d’informations.</text:p>
      <text:p text:style-name="Standard"><text:soft-page-break/><draw:frame draw:style-name="fr3" draw:name="images23" text:anchor-type="as-char" svg:width="9.927cm" svg:height="14.369cm" draw:z-index="82"><draw:image xlink:href="Pictures/2000000900002536000038F42E16EC339AB179E8.svm" xlink:type="simple" xlink:show="embed" xlink:actuate="onLoad"/></draw:frame><draw:line text:anchor-type="char" draw:z-index="29" draw:style-name="gr1" draw:text-style-name="P114" svg:x1="6.87cm" svg:y1="5.623cm" svg:x2="11.633cm" svg:y2="5.623cm"><text:p/></draw:line><draw:line text:anchor-type="char" draw:z-index="3" draw:style-name="gr1" draw:text-style-name="P114" svg:x1="10.16cm" svg:y1="3.267cm" svg:x2="12.065cm" svg:y2="3.267cm"><text:p/></draw:line><draw:frame draw:style-name="fr2" draw:name="Cadre1" text:anchor-type="char" svg:x="11.418cm" svg:y="10.89cm" svg:width="7.327cm" svg:height="0.961cm" draw:z-index="24"><draw:text-box><text:p text:style-name="P6">Nom du bouton (cas des fenêtres Windows) ou du formulaire (cas des sites Web) à valider</text:p><text:p text:style-name="Standard"/></draw:text-box></draw:frame><draw:line text:anchor-type="char" draw:z-index="23" draw:style-name="gr1" draw:text-style-name="P114" svg:x1="9.525cm" svg:y1="11.247cm" svg:x2="11.43cm" svg:y2="11.247cm"><text:p/></draw:line><draw:frame draw:style-name="fr2" draw:name="Cadre2" text:anchor-type="char" svg:x="11.418cm" svg:y="10.07cm" svg:width="7.327cm" svg:height="0.66cm" draw:z-index="22"><draw:text-box><text:p text:style-name="P6">Nom du champ dans lequel saisir le mdp</text:p><text:p text:style-name="Standard"/></draw:text-box></draw:frame><draw:line text:anchor-type="char" draw:z-index="21" draw:style-name="gr1" draw:text-style-name="P114" svg:x1="9.525cm" svg:y1="10.453cm" svg:x2="11.43cm" svg:y2="10.453cm"><text:p/></draw:line><draw:frame draw:style-name="fr2" draw:name="Cadre3" text:anchor-type="char" svg:x="11.418cm" svg:y="9.276cm" svg:width="7.327cm" svg:height="0.66cm" draw:z-index="20"><draw:text-box><text:p text:style-name="P6">Nom du champ dans lequel saisir l’identifiant</text:p></draw:text-box></draw:frame><draw:line text:anchor-type="char" draw:z-index="19" draw:style-name="gr1" draw:text-style-name="P114" svg:x1="9.551cm" svg:y1="9.659cm" svg:x2="11.456cm" svg:y2="9.659cm"><text:p/></draw:line><draw:frame draw:style-name="fr2" draw:name="Cadre4" text:anchor-type="char" svg:x="11.418cm" svg:y="6.101cm" svg:width="7.327cm" svg:height="0.66cm" draw:z-index="14"><draw:text-box><text:p text:style-name="P6">Type d’application : site web, popup ou fenêtre</text:p></draw:text-box></draw:frame><draw:frame draw:style-name="fr2" draw:name="Cadre5" text:anchor-type="char" svg:x="11.418cm" svg:y="7.715cm" svg:width="7.327cm" svg:height="0.66cm" draw:z-index="18"><draw:text-box><text:p text:style-name="P6">URL du site web</text:p></draw:text-box></draw:frame><draw:line text:anchor-type="char" draw:z-index="17" draw:style-name="gr1" draw:text-style-name="P114" svg:x1="9.525cm" svg:y1="8.072cm" svg:x2="11.43cm" svg:y2="8.072cm"><text:p/></draw:line><draw:frame draw:style-name="fr2" draw:name="Cadre6" text:anchor-type="char" svg:x="11.418cm" svg:y="6.895cm" svg:width="7.327cm" svg:height="0.66cm" draw:z-index="16"><draw:text-box><text:p text:style-name="P6">Titre de la fenêtre</text:p></draw:text-box></draw:frame><draw:frame draw:style-name="fr2" draw:name="Cadre7" text:anchor-type="char" svg:x="11.418cm" svg:y="1.244cm" svg:width="7.327cm" svg:height="0.66cm" draw:z-index="28"><draw:text-box><text:p text:style-name="P6">Identifiants complémentaires : voir ci-dessous</text:p></draw:text-box></draw:frame><draw:line text:anchor-type="char" draw:z-index="27" draw:style-name="gr1" draw:text-style-name="P114" svg:x1="9.049cm" svg:y1="1.547cm" svg:x2="11.589cm" svg:y2="1.547cm"><text:p/></draw:line><draw:frame draw:style-name="fr2" draw:name="Cadre8" text:anchor-type="char" svg:x="11.418cm" svg:y="3.678cm" svg:width="7.327cm" svg:height="0.66cm" draw:z-index="12"><draw:text-box><text:p text:style-name="P6">Mot de passe</text:p></draw:text-box></draw:frame><draw:line text:anchor-type="char" draw:z-index="4" draw:style-name="gr1" draw:text-style-name="P114" svg:x1="8.573cm" svg:y1="4.008cm" svg:x2="11.431cm" svg:y2="4.008cm"><text:p/></draw:line><draw:frame draw:style-name="fr2" draw:name="Cadre9" text:anchor-type="char" svg:x="11.418cm" svg:y="2.91cm" svg:width="7.327cm" svg:height="0.66cm" draw:z-index="7"><draw:text-box><text:p text:style-name="P6">Voir le mot de passe en clair</text:p></draw:text-box></draw:frame><draw:frame draw:style-name="fr2" draw:name="Cadre10" text:anchor-type="char" svg:x="11.418cm" svg:y="2.09cm" svg:width="7.327cm" svg:height="0.66cm" draw:z-index="6"><draw:text-box><text:p text:style-name="P6">Identifiant (login) de connexion à l’application</text:p></draw:text-box></draw:frame><draw:line text:anchor-type="char" draw:z-index="5" draw:style-name="gr1" draw:text-style-name="P114" svg:x1="8.255cm" svg:y1="3.373cm" svg:x2="8.573cm" svg:y2="4.008cm"><text:p/></draw:line><draw:line text:anchor-type="char" draw:z-index="2" draw:style-name="gr1" draw:text-style-name="P114" svg:x1="9.525cm" svg:y1="2.473cm" svg:x2="11.43cm" svg:y2="2.473cm"><text:p/></draw:line><draw:line text:anchor-type="char" draw:z-index="34" draw:style-name="gr1" draw:text-style-name="P114" svg:x1="9.929cm" svg:y1="12.114cm" svg:x2="11.43cm" svg:y2="12.58cm"><text:p/></draw:line><draw:line text:anchor-type="char" draw:z-index="36" draw:style-name="gr1" draw:text-style-name="P114" svg:x1="10.16cm" svg:y1="12.898cm" svg:x2="11.43cm" svg:y2="12.58cm"><text:p/></draw:line><draw:frame draw:style-name="fr2" draw:name="Cadre11" text:anchor-type="char" svg:x="11.418cm" svg:y="12.356cm" svg:width="7.327cm" svg:height="0.66cm" draw:z-index="35"><draw:text-box><text:p text:style-name="P6">Commande de lancement de l’application</text:p></draw:text-box></draw:frame><draw:line text:anchor-type="char" draw:z-index="25" draw:style-name="gr1" draw:text-style-name="P114" svg:x1="10.16cm" svg:y1="13.982cm" svg:x2="11.43cm" svg:y2="14.802cm"><text:p/></draw:line><draw:frame draw:style-name="fr2" draw:name="Cadre12" text:anchor-type="char" svg:x="11.418cm" svg:y="13.52cm" svg:width="7.327cm" svg:height="2.39cm" draw:z-index="26"><draw:text-box><text:p text:style-name="P4"><text:span text:style-name="T5">OK</text:span><text:span text:style-name="T1"> : enregistre les modifications et ferme la fenêtre</text:span></text:p><text:p text:style-name="P4"><text:span text:style-name="T5">Annule</text:span><text:span text:style-name="T1"> : ferme la fenêtre sans enregistrer les modifications</text:span></text:p><text:p text:style-name="P4"><text:span text:style-name="T5">Appliquer</text:span><text:span text:style-name="T1"> : enregistre les modifications sans fermer la fenêtre</text:span></text:p><text:p text:style-name="P6"/><text:p text:style-name="Standard"/></draw:text-box></draw:frame><draw:line text:anchor-type="char" draw:z-index="15" draw:style-name="gr1" draw:text-style-name="P114" svg:x1="9.525cm" svg:y1="7.278cm" svg:x2="11.43cm" svg:y2="7.278cm"><text:p/></draw:line><draw:line text:anchor-type="char" draw:z-index="13" draw:style-name="gr1" draw:text-style-name="P114" svg:x1="9.551cm" svg:y1="6.484cm" svg:x2="11.456cm" svg:y2="6.484cm"><text:p/></draw:line><draw:frame draw:style-name="fr2" draw:name="Cadre13" text:anchor-type="char" svg:x="11.418cm" svg:y="5.255cm" svg:width="7.327cm" svg:height="0.66cm" draw:z-index="30"><draw:text-box><text:p text:style-name="P6">Champs complémentaires : voir ci-dessous</text:p></draw:text-box></draw:frame></text:p>
      <text:p text:style-name="Standard"/>
      <text:p text:style-name="Standard"/>
      <text:p text:style-name="Standard"/>
      <text:p text:style-name="Standard"/>
      <text:p text:style-name="Standard">En faisant clic-droit sur le champ « mot de passe », le menu suivant apparaît :</text:p>
      <text:p text:style-name="Standard"/>
      <text:p text:style-name="Standard"><draw:frame draw:style-name="fr4" draw:name="images21" text:anchor-type="char" svg:width="6.458cm" svg:height="4.815cm" draw:z-index="59"><draw:image xlink:href="Pictures/2000000900001939000012D0CF605093B1D16539.svm" xlink:type="simple" xlink:show="embed" xlink:actuate="onLoad"/></draw:frame></text:p>
      <text:p text:style-name="Standard">Sélectionnez la longueur et les types de caractères que vous souhaitez et swSSO générera pour vous un mot de passe aléatoire.</text:p>
      <text:p text:style-name="Standard"><text:soft-page-break/><draw:frame draw:style-name="fr10" draw:name="images24" text:anchor-type="as-char" svg:width="11.218cm" svg:height="14.422cm" draw:z-index="83"><draw:image xlink:href="Pictures/2000000900002BD30000385522B538BCF713D362.svm" xlink:type="simple" xlink:show="embed" xlink:actuate="onLoad"/></draw:frame><draw:frame draw:style-name="fr2" draw:name="Cadre15" text:anchor-type="char" svg:x="11.418cm" svg:y="2.249cm" svg:width="7.327cm" svg:height="2.046cm" draw:z-index="32"><draw:text-box><text:p text:style-name="P6">Certains sites demandent au moment de la connexion la saisie d’informations en complément de l’identifiant et du mot de passe : swSSO vous permet de définir 3 identifiants complémentaires.</text:p></draw:text-box></draw:frame><draw:line text:anchor-type="char" draw:z-index="33" draw:style-name="gr1" draw:text-style-name="P114" svg:x1="9.843cm" svg:y1="7.916cm" svg:x2="11.748cm" svg:y2="7.92cm"><text:p/></draw:line><draw:line text:anchor-type="char" draw:z-index="31" draw:style-name="gr1" draw:text-style-name="P114" svg:x1="9.843cm" svg:y1="3.276cm" svg:x2="11.748cm" svg:y2="3.28cm"><text:p/></draw:line><draw:frame draw:style-name="fr2" draw:name="Cadre14" text:anchor-type="char" svg:x="11.762cm" svg:y="6.89cm" svg:width="7.327cm" svg:height="2.046cm" draw:z-index="52"><draw:text-box><text:p text:style-name="P4"><text:span text:style-name="T1">Pour chaque identifiant complémentaire, ces champs permettent de définir le type (champ de saisie ou liste de choix) et le nom du champ dans lequel la saisie doit être réalisée.</text:span> </text:p></draw:text-box></draw:frame><draw:frame draw:style-name="fr2" draw:name="Cadre18" text:anchor-type="char" svg:x="11.668cm" svg:y="10.405cm" svg:width="7.327cm" svg:height="2.046cm" draw:z-index="53"><draw:text-box><text:p text:style-name="P8">Groupe : permet de définir des groupes d'applications dont le mot de passe est modifié en même temps lorsque la procédure d'assistance au changement de mot de passe est utilisée.</text:p></draw:text-box></draw:frame><draw:frame draw:style-name="fr2" draw:name="Cadre19" text:anchor-type="char" svg:x="1.905cm" svg:y="12.905cm" svg:width="7.327cm" svg:height="1.048cm" draw:z-index="54"><draw:text-box><text:p text:style-name="P7"><text:span text:style-name="T28">Détecter les erreurs de connexion à cette application : voir §</text:span><text:span text:style-name="T28"><text:bookmark-ref text:reference-format="chapter" text:ref-name="__RefHeading__90_675463258">5.8</text:bookmark-ref></text:span><text:span text:style-name="T28">.</text:span></text:p></draw:text-box></draw:frame></text:p>
      <text:h text:style-name="Heading_20_2" text:outline-level="2"><text:bookmark-start text:name="_Ref251231077"/><text:bookmark-start text:name="__RefHeading__40_675463258"/><text:soft-page-break/>Menu « Options »<text:bookmark-end text:name="_Ref251231077"/><text:bookmark-end text:name="__RefHeading__40_675463258"/></text:h>
      <text:p text:style-name="P83">Affiche la fenêtre de configuration de swSSO :</text:p>
      <text:p text:style-name="P51"><draw:frame draw:style-name="fr11" draw:name="images25" text:anchor-type="as-char" svg:y="0.291cm" svg:width="14.367cm" svg:height="12.065cm" draw:z-index="84"><draw:image xlink:href="Pictures/100000000000021F000001C89D1167F3DBC705A7.png" xlink:type="simple" xlink:show="embed" xlink:actuate="onLoad"/></draw:frame></text:p>
      <text:p text:style-name="P24"/>
      <text:list xml:id="list104746866666935" text:continue-numbering="true" text:style-name="WW8Num1">
        <text:list-item>
          <text:p text:style-name="ENUM-1"><text:span text:style-name="T14">Désactiver swSSO lorsque je verrouille ma session Windows</text:span> : si cette case est cochée, swSSO sera automatiquement désactivé lors du verrouillage de votre session Windows. Vous devrez donc le réactiver manuellement (voir §<text:bookmark-ref text:reference-format="chapter" text:ref-name="_Ref256956579">2.8</text:bookmark-ref>).</text:p>
        </text:list-item>
        <text:list-item>
          <text:p text:style-name="P104"><text:span text:style-name="T16">Afficher le message d'information lors du changement de mot de passe d'une application</text:span><text:span text:style-name="T26"> : si la case est cochée, un message d'information est affiché au démarrage de la procédure d'assistance au changement de mot de passe.</text:span></text:p>
        </text:list-item>
        <text:list-item>
          <text:p text:style-name="ENUM-1"><text:span text:style-name="T14">Vérifier les mises à jour au démarrage</text:span> : si cette case est cochée, swSSO recherchera automatiquement les mises à jour au démarrage et vous préviendra si une nouvelle version est disponible.</text:p>
        </text:list-item>
        <text:list-item>
          <text:p text:style-name="ENUM-1"><text:span text:style-name="T14">y compris les versions beta </text:span>: si cette case est cochée, swSSO vous préviendra également de la publication des versions beta.</text:p>
        </text:list-item>
        <text:list-item>
          <text:p text:style-name="ENUM-1"><text:span text:style-name="T14">Récupérer les informations de configuration… :</text:span> si cette case est cochée, lorsque vous sélectionnerez le menu « Ajouter cette application » (voir §<text:bookmark-ref text:reference-format="chapter" text:ref-name="_Ref250908456">2.1</text:bookmark-ref>), swSSO se connectera au serveur pour rechercher la configuration. Sinon, la configuration sera créée et pré-remplie localement, mais certains éléments resteront à votre charge. </text:p>
        </text:list-item>
        <text:list-item>
          <text:p text:style-name="ENUM-1"><text:span text:style-name="T14">Sur demande, mettre mes informations de configuration à disposition des autres utilisateurs :</text:span> par défaut, cette case n’est pas cochée. Elle permet d’activer l’option de remontée sur le serveur de configuration des informations que vous souhaitez partager avec les autres utilisateurs (voir « Uploader sur le serveur » dans le §<text:bookmark-ref text:reference-format="chapter" text:ref-name="_Ref251231772">2.4</text:bookmark-ref>).</text:p>
        </text:list-item>
        <text:list-item>
          <text:p text:style-name="ENUM-1"><text:span text:style-name="T14">Se connecter au serveur swSSO au travers d’un proxy :</text:span> si vous utilisez swSSO sur votre lieu de travail, il est fort probable que la connexion Internet se fasse au travers d’un proxy d’entreprise. Vous devez configurer les paramètres de ce proxy afin que swSSO puisse joindre le serveur de configuration. </text:p>
        </text:list-item>
        <text:list-item>
          <text:p text:style-name="ENUM-1"><text:soft-page-break/><text:span text:style-name="T14">Bouton « Tester la connexion » :</text:span> ce bouton permet de tester la connexion au serveur swSSO :</text:p>
        </text:list-item>
      </text:list>
      <text:p text:style-name="P79"><draw:frame draw:style-name="fr5" draw:name="images26" text:anchor-type="paragraph" svg:width="9.79cm" svg:height="4.551cm" draw:z-index="49"><draw:image xlink:href="Pictures/1000000000000172000000AC8B2C89EC579D94DA.png" xlink:type="simple" xlink:show="embed" xlink:actuate="onLoad"/></draw:frame></text:p>
      <text:list xml:id="list104747578285689" text:continue-numbering="true" text:style-name="WW8Num1">
        <text:list-item>
          <text:p text:style-name="ENUM-1"><text:span text:style-name="T14">Adresse du proxy :</text:span> saisissez ici l’URL et le port du proxy, par exemple : </text:p>
        </text:list-item>
      </text:list>
      <text:p text:style-name="ENUM-1_20_suite"><text:a xlink:type="simple" xlink:href="http://monproxy:8080/" text:style-name="Internet_20_link" text:visited-style-name="Visited_20_Internet_20_Link"><text:span text:style-name="Internet_20_link">http://monproxy:8080</text:span></text:a> </text:p>
      <text:p text:style-name="ENUM-1_20_suite">Attention, les scripts de configuration automatique (fichiers type .pac) ne sont pas supportés.</text:p>
      <text:p text:style-name="ENUM-1_20_suite">La configuration proxy est stockée dans le fichier swsso.ini. Elle est relative au poste de travail sur lequel vous êtes connecté. Ainsi, si vous emportez swSSO sur une clé USB, la bonne configuration proxy sera automatiquement appliquée à chaque changement de poste de travail (une première configuration sur chaque poste de travail est bien sûr nécessaire).</text:p>
      <text:list xml:id="list104748179488258" text:continue-numbering="true" text:style-name="WW8Num1">
        <text:list-item>
          <text:p text:style-name="ENUM-1"><text:span text:style-name="T14">Utilisateur :</text:span> si votre proxy nécessite une authentification, saisissez votre identifiant ici.</text:p>
        </text:list-item>
        <text:list-item>
          <text:p text:style-name="ENUM-1"><text:span text:style-name="T14">Mot de passe :</text:span> si votre proxy nécessite une authentification, saisissez votre mot de passe ici.</text:p>
        </text:list-item>
        <text:list-item>
          <text:p text:style-name="ENUM-1"><text:span text:style-name="T14">Bouton « J’ai de la chance » :</text:span> ce bouton apparaît dès lors que vous avez défini au moins 2 configurations de proxy. Il vous permet de faire défiler toutes les configurations proxy connues dans votre fichier swsso.ini : ainsi, lorsque vous utilisez swSSO sur un nouveau poste de travail et que vous devez utiliser un proxy, vous pouvez réutiliser une configuration proxy existante sans avoir à la ressaisir… si vous avez la chance de l’avoir déjà définie précédemment sur un autre poste de travail.</text:p>
        </text:list-item>
        <text:list-item>
          <text:p text:style-name="ENUM-1"><text:span text:style-name="T14">Bouton « OK » :</text:span> enregistre les modifications apportées aux options et ferme la fenêtre.</text:p>
        </text:list-item>
        <text:list-item>
          <text:p text:style-name="ENUM-1"><text:span text:style-name="T14">Bouton « Annuler » :</text:span> ferme la fenêtre sans enregistrer les modifications.</text:p>
        </text:list-item>
        <text:list-item>
          <text:p text:style-name="ENUM-1"><text:span text:style-name="T14">Bouton « Appliquer » :</text:span> enregistre les modifications sans fermer la fenêtre.</text:p>
        </text:list-item>
      </text:list>
      <text:p text:style-name="P16"/>
      <text:p text:style-name="P16"><draw:frame draw:style-name="fr5" draw:name="images49" text:anchor-type="paragraph" svg:width="14.367cm" svg:height="12.065cm" draw:z-index="51"><draw:image xlink:href="Pictures/100000000000021F000001C8A7AB229CFAAF107D.png" xlink:type="simple" xlink:show="embed" xlink:actuate="onLoad"/></draw:frame><text:soft-page-break/></text:p>
      <text:p text:style-name="P20">Cet onglet vous permet de désactiver le SSO avec certains navigateurs. Cela peut être utile si vous souhaitez continuer à enregistrer vos mots de passe dans un navigateur et utiliser swSSO pour un autre.</text:p>
      <text:p text:style-name="P20">Remarque : les navigateurs gérés par swSSO apparaissent tous, même ceux qui ne sont pas installés sur votre PC.</text:p>
      <text:p text:style-name="P21"/>
      <text:list xml:id="list104747679663525" text:continue-numbering="true" text:style-name="WW8Num1">
        <text:list-item>
          <text:p text:style-name="P104"><text:span text:style-name="T14">Bouton « OK » :</text:span> enregistre les modifications apportées aux options et ferme la fenêtre.</text:p>
        </text:list-item>
        <text:list-item>
          <text:p text:style-name="P104"><text:span text:style-name="T14">Bouton « Annuler » :</text:span> ferme la fenêtre sans enregistrer les modifications.</text:p>
        </text:list-item>
        <text:list-item>
          <text:p text:style-name="P105"><text:span text:style-name="T16">Bouton « Appliquer » :</text:span><text:span text:style-name="T26"> enregistre les modifications sans fermer la fenêtre.</text:span></text:p>
        </text:list-item>
      </text:list>
      <text:p text:style-name="P16"><draw:frame draw:style-name="fr5" draw:name="images27" text:anchor-type="paragraph" svg:width="14.367cm" svg:height="12.065cm" draw:z-index="50"><draw:image xlink:href="Pictures/100000000000021F000001C8185F809273BF413A.png" xlink:type="simple" xlink:show="embed" xlink:actuate="onLoad"/></draw:frame><text:soft-page-break/></text:p>
      <text:list xml:id="list104746796711663" text:continue-numbering="true" text:style-name="WW8Num1">
        <text:list-item>
          <text:p text:style-name="ENUM-1"><text:span text:style-name="T14">Bouton « Licence » :</text:span> affiche la licence.</text:p>
        </text:list-item>
        <text:list-item>
          <text:p text:style-name="ENUM-1"><text:span text:style-name="T14">Serveur swSSO : </text:span>affiche le serveur de configuration swSSO utilisé.</text:p>
        </text:list-item>
        <text:list-item>
          <text:p text:style-name="ENUM-1"><text:span text:style-name="T14">Portail :</text:span> affiche le chemin complet du fichier xml portail généré par swSSO. Aucun fichier portail n’est généré lorsque la mention « Aucun (cliquez sur parcourir pour le définir) » est affichée. Pour plus d’information sur le portail, voir §<text:bookmark-ref text:reference-format="chapter" text:ref-name="_Ref251231888">2.7</text:bookmark-ref>.</text:p>
        </text:list-item>
        <text:list-item>
          <text:p text:style-name="ENUM-1"><text:span text:style-name="T14">Bouton « Parcourir » :</text:span> permet de définir le chemin et le nom du fichier portail généré par swSSO.</text:p>
        </text:list-item>
        <text:list-item>
          <text:p text:style-name="ENUM-1"><text:span text:style-name="T14">Mots de passe chiffrés :</text:span> indique si les mots de passe secondaires de vos applications sont chiffrés. Sauf si vous avez choisi l’option non sécurisée lors du premier démarrage de swSSO, la valeur affichée est « Oui ».</text:p>
        </text:list-item>
        <text:list-item>
          <text:p text:style-name="ENUM-1"><text:span text:style-name="T14">Fichier de configuration :</text:span> affiche le chemin complet du fichier de configuration.</text:p>
        </text:list-item>
        <text:list-item>
          <text:p text:style-name="ENUM-1"><text:span text:style-name="T14">Bouton « Ouvrir » :</text:span> ouvre le fichier de configuration.</text:p>
        </text:list-item>
        <text:list-item>
          <text:p text:style-name="ENUM-1"><text:span text:style-name="T14">Nombre de SSO réalisés :</text:span> affiche le nombre de SSO réalisés pour les sites web, les popups et les fenêtres Windows.</text:p>
        </text:list-item>
        <text:list-item>
          <text:p text:style-name="ENUM-1"><text:span text:style-name="T14">Applications configurées </text:span>: affiche le nombre d’applications configurées dans swSSO.</text:p>
        </text:list-item>
        <text:list-item>
          <text:p text:style-name="ENUM-1"><text:span text:style-name="T14">Bouton « OK » :</text:span> enregistre les modifications apportées aux options et ferme la fenêtre.</text:p>
        </text:list-item>
        <text:list-item>
          <text:p text:style-name="ENUM-1"><text:span text:style-name="T14">Bouton « Annuler » :</text:span> ferme la fenêtre sans enregistrer les modifications.</text:p>
        </text:list-item>
        <text:list-item>
          <text:p text:style-name="ENUM-1"><text:span text:style-name="T14">Bouton « Appliquer » :</text:span> enregistre les modifications sans fermer la fenêtre.</text:p>
        </text:list-item>
      </text:list>
      <text:p text:style-name="Standard"/>
      <text:p text:style-name="P46"/>
      <text:h text:style-name="P93" text:outline-level="2"/>
      <text:h text:style-name="P96" text:outline-level="2"><text:bookmark-start text:name="__RefHeading__42_675463258"/>Menu « Mot de passe… »<text:bookmark-end text:name="__RefHeading__42_675463258"/></text:h>
      <text:p text:style-name="Standard">Cette option vous permet de changer votre mot de passe swSSO :</text:p>
      <text:p text:style-name="Standard"/>
      <text:p text:style-name="P15"><draw:frame draw:style-name="fr4" draw:name="images22" text:anchor-type="char" svg:width="10.795cm" svg:height="6.376cm" draw:z-index="60"><draw:image xlink:href="Pictures/1000000000000198000000F1A36F576EDCC386B0.png" xlink:type="simple" xlink:show="embed" xlink:actuate="onLoad"/></draw:frame></text:p>
      <text:p text:style-name="Standard">Lorsque vous validez (bouton « OK »), tous vos mots de passe secondaires sont rechiffrés avec votre nouveau mot de passe. Un message de confirmation vous indique que l’opération s’est bien déroulée :</text:p>
      <text:p text:style-name="Standard"/>
      <text:p text:style-name="Standard"><draw:frame draw:style-name="fr4" draw:name="images30" text:anchor-type="char" svg:width="12.753cm" svg:height="4.895cm" draw:z-index="61"><draw:image xlink:href="Pictures/10000000000001E2000000B929AAE608D6FE1CDA.png" xlink:type="simple" xlink:show="embed" xlink:actuate="onLoad"/></draw:frame></text:p>
      <text:h text:style-name="Heading_20_2" text:outline-level="2"><text:bookmark-start text:name="_Ref250908328"/><text:bookmark-start text:name="_Ref251231888"/><text:bookmark-start text:name="__RefHeading__44_675463258"/><text:bookmark-start text:name="_Ref250909511"/>Menu « Portail<text:bookmark-end text:name="_Ref250909511"/> »<text:bookmark-end text:name="_Ref251231888"/><text:bookmark-end text:name="__RefHeading__44_675463258"/></text:h>
      <text:p text:style-name="Standard">swSSO offre la possibilité de générer automatiquement un portail présentant la liste des URLs pour lesquelles vous avez défini une configuration de SSO. Plus précisément, swSSO génère un fichier XML que vous pourrez fusionner avec une feuille XSL de manière à la visualiser dans un navigateur. Des exemples de feuilles de style sont disponibles sur <text:a xlink:type="simple" xlink:href="http://www.swsso.fr/" text:style-name="Internet_20_link" text:visited-style-name="Visited_20_Internet_20_Link"><text:span text:style-name="Internet_20_link">www.swsso.fr</text:span></text:a>, dans la rubrique téléchargement.</text:p>
      <text:p text:style-name="Standard">Pour générer un portail, il suffit de déclarer le chemin complet du fichier dans l’onglet « A propos de swSSO » de la fenêtre de propriétés. Le fichier XML sera mis à jour à chaque modification de configuration. Pour visualiser le portail généré par swSSO, vous devez :</text:p>
      <text:list xml:id="list104747031031976" text:continue-numbering="true" text:style-name="WW8Num1">
        <text:list-item>
          <text:p text:style-name="ENUM-1">Placer une feuille de style nommée swsso.xsl dans le même dossier que le fichier xml ;</text:p>
        </text:list-item>
        <text:list-item>
          <text:p text:style-name="ENUM-1">Ouvrir le fichier xml généré dans votre navigateur qui se chargera automatiquement de la fusion xml/xsl.</text:p>
        </text:list-item>
      </text:list>
      <text:p text:style-name="Standard">Remarque : seules les applications activées dont l'url commence par http ou https sont ajoutées au portail.</text:p>
      <text:p text:style-name="P81"/>
      <text:p text:style-name="P85">Le fichier xml produit a la structure suivante :</text:p>
      <text:p text:style-name="P41"/>
      <text:p text:style-name="P43">&lt;?xml version="1.0" encoding="ISO-8859-1"?&gt;</text:p>
      <text:p text:style-name="P43">&lt;?xml-stylesheet type="text/xsl" href="./swsso.xsl"?&gt;</text:p>
      <text:p text:style-name="P44">&lt;swsso&gt;</text:p>
      <text:p text:style-name="P44"><text:tab/>&lt;app&gt;</text:p>
      <text:p text:style-name="P44"><text:tab/><text:tab/>&lt;categoryLabel&gt;Non classé&lt;/categoryLabel&gt;</text:p>
      <text:p text:style-name="P42"><text:span text:style-name="T19"><text:tab/><text:tab/></text:span><text:span text:style-name="T20">&lt;categoryIndex&gt;0&lt;/categoryIndex&gt;</text:span></text:p>
      <text:p text:style-name="P45"><text:tab/><text:tab/>&lt;categoryId&gt;0&lt;/categoryId&gt;</text:p>
      <text:p text:style-name="P45"><text:tab/><text:tab/>&lt;label&gt;swSSO&lt;/label&gt;</text:p>
      <text:p text:style-name="P45"><text:tab/><text:tab/>&lt;url&gt;&lt;![CDATA[http://www.swsso.fr/demo/]]&gt;&lt;/url&gt;</text:p>
      <text:p text:style-name="P45"><text:tab/><text:tab/>&lt;title&lt;![CDATA[swSSO - Démonstration (connexion)]]&gt;&lt;/title&gt;</text:p>
      <text:p text:style-name="P45"><text:tab/>&lt;/app&gt;</text:p>
      <text:p text:style-name="P45"><text:tab/>&lt;app&gt;</text:p>
      <text:p text:style-name="P45"><text:tab/><text:tab/>…</text:p>
      <text:p text:style-name="P45"><text:tab/>&lt;/app&gt;</text:p>
      <text:p text:style-name="P45">…</text:p>
      <text:p text:style-name="P45">&lt;/swsso&gt;</text:p>
      <text:p text:style-name="P48"/>
      <text:p text:style-name="Standard">Une section &lt;app&gt;…&lt;/app&gt; est générée pour chaque site. Les valeurs au sein de cette section sont :</text:p>
      <text:list xml:id="list104746785813642" text:continue-numbering="true" text:style-name="WW8Num1">
        <text:list-item>
          <text:p text:style-name="ENUM-1"><text:span text:style-name="T14">categoryLabel</text:span> : libellé de la catégorie à laquelle est rattaché le site ;</text:p>
        </text:list-item>
        <text:list-item>
          <text:p text:style-name="ENUM-1"><text:span text:style-name="T14">categoryId</text:span> : identifiant de la catégorie (valeur qui figure dans la section catégories de swsso.ini et dans la clé categoryId de chaque application) ;</text:p>
        </text:list-item>
        <text:list-item>
          <text:p text:style-name="ENUM-1"><text:span text:style-name="T14">categoryIndex</text:span> : numéro d’ordre, sans trou (les catégories vides ou ne contenant que des applications non affichables au portail – applications non Web ou désactivées – sont ignorées) ;</text:p>
        </text:list-item>
        <text:list-item>
          <text:p text:style-name="ENUM-1"><text:span text:style-name="T14">label </text:span>: nom que vous avez attribué au site web (valeur qui figure dans l’arbre de la partie gauche de la fenêtre « gestion des applications et sites »).</text:p>
        </text:list-item>
        <text:list-item>
          <text:p text:style-name="ENUM-1"><text:span text:style-name="T14">url </text:span>: url du site.</text:p>
        </text:list-item>
        <text:list-item>
          <text:p text:style-name="ENUM-1"><text:span text:style-name="T14">title </text:span>: titre de la page web.</text:p>
        </text:list-item>
      </text:list>
      <text:h text:style-name="Heading_20_2" text:outline-level="2"><text:bookmark-start text:name="_Ref256956579"/><text:bookmark-start text:name="__RefHeading__46_675463258"/>Menus « Activer » et « Désactiver »<text:bookmark-end text:name="_Ref256956579"/><text:bookmark-end text:name="__RefHeading__46_675463258"/><text:bookmark-end text:name="_Ref250908328"/></text:h>
      <text:p text:style-name="P46">Lorsque vous désactivez swSSO, le remplissage automatique des formulaires d’authentification est désactivé et les différentes fenêtres ne peuvent plus être affichées. La réactivation de swSSO nécessite la saisie de votre mot de passe, sauf dans les cas suivants :</text:p>
      <text:list xml:id="list104747267748712" text:continue-numbering="true" text:style-name="WW8Num1">
        <text:list-item>
          <text:p text:style-name="P108">Vous n'avez pas choisi l'option de sécurité maximale ;</text:p>
        </text:list-item>
        <text:list-item>
          <text:p text:style-name="P108">Vous avez choisi l’option de sécurité maximale, mais avez demandé à ne plus saisir votre mot de passe.</text:p>
        </text:list-item>
      </text:list>
      <text:p text:style-name="P46">Remarque : vous pouvez demander à ce que swSSO se verrouille en même temps que votre session Windows (voir menu « Options »).</text:p>
      <text:h text:style-name="Heading_20_2" text:outline-level="2"><text:bookmark-start text:name="__RefHeading__48_675463258"/>Menu « Quitter »<text:bookmark-end text:name="__RefHeading__48_675463258"/></text:h>
      <text:p text:style-name="Standard">Ferme swSSO.</text:p>
      <text:h text:style-name="Heading_20_1" text:outline-level="1"><text:bookmark-start text:name="__RefHeading__50_675463258"/>Réalisation des configurations<text:bookmark-end text:name="__RefHeading__50_675463258"/></text:h>
      <text:h text:style-name="Heading_20_2" text:outline-level="2"><text:bookmark-start text:name="__RefHeading__52_675463258"/>Généralités<text:bookmark-end text:name="__RefHeading__52_675463258"/></text:h>
      <text:p text:style-name="Standard">Pour réaliser des configurations efficaces, il est important de bien comprendre le mode de fonctionnement de swSSO : à intervalle régulier (deux fois par seconde), swSSO scrute l’ensemble des fenêtres ouvertes sur le bureau et réalise pour chacune d’elle le traitement suivant :</text:p>
      <text:list xml:id="list104748037914265" text:continue-numbering="true" text:style-name="WW8Num1">
        <text:list-item>
          <text:p text:style-name="ENUM-1">Comparaison du titre avec la liste des configurations connues. Si le titre n’est pas connu, la fenêtre est ignorée.</text:p>
        </text:list-item>
        <text:list-item>
          <text:p text:style-name="ENUM-1">Si le titre est connu, l’URL est comparée avec la liste des configurations connues. A noter que l’URL a une signification différente en fonction du type de fenêtre (voir § suivants). Si l’URL n’est pas connue, la fenêtre est ignorée.</text:p>
        </text:list-item>
        <text:list-item>
          <text:p text:style-name="ENUM-1">A ce stade, le titre et l’URL ayant été reconnus, swSSO va analyser le contenu complet de la fenêtre à la recherche des champs identifiant(s) et mot de passe à remplir. Cette opération peut être légèrement consommatrice en CPU pour des pages HTML très complexes. </text:p>
          <text:list>
            <text:list-item>
              <text:p text:style-name="P92">Il est très donc important que le titre et l'URL choisis permettent de différencier les applications entre elles, mais aussi dans la mesure du possible la page de connexion des autres pages de l’application.</text:p>
            </text:list-item>
          </text:list>
        </text:list-item>
      </text:list>
      <text:p text:style-name="Standard"><text:bookmark-start text:name="_Ref244427484"/>Les trois types de fenêtres traitées par swSSO sont :</text:p>
      <text:list xml:id="list104747883769687" text:continue-numbering="true" text:style-name="WW8Num1">
        <text:list-item>
          <text:p text:style-name="ENUM-1">Les « <text:span text:style-name="T14">popups d’authentification » </text:span>des navigateurs Internet Explorer et Firefox ;</text:p>
        </text:list-item>
        <text:list-item>
          <text:p text:style-name="ENUM-1">Les « <text:span text:style-name="T14">pages Web » </text:span>affichées par les navigateurs Internet Explorer et Firefox ;</text:p>
        </text:list-item>
        <text:list-item>
          <text:p text:style-name="ENUM-1">Les « <text:span text:style-name="T14">fenêtres Windows </text:span>» (clients lourds ou émulation de terminal).</text:p>
        </text:list-item>
      </text:list>
      <text:p text:style-name="Standard">La configuration à définir pour chacun de ces types de fenêtres est décrite dans les paragraphes suivants. D’une manière générale, la signification des paramètres de configuration du SSO est la suivante :</text:p>
      <text:p text:style-name="Standard"/>
      <table:table table:name="Tableau2" table:style-name="Tableau2">
        <table:table-column table:style-name="Tableau2.A"/>
        <table:table-column table:style-name="Tableau2.B"/>
        <table:table-header-rows>
          <table:table-row table:style-name="Tableau2.1">
            <table:table-cell table:style-name="Tableau2.A1" office:value-type="string">
              <text:p text:style-name="P76">Nom de la valeur</text:p>
            </table:table-cell>
            <table:table-cell table:style-name="Tableau2.B1" office:value-type="string">
              <text:p text:style-name="P76">Description</text:p>
            </table:table-cell>
          </table:table-row>
        </table:table-header-rows>
        <table:table-row table:style-name="Tableau2.2">
          <table:table-cell table:style-name="Tableau2.A8" office:value-type="string">
            <text:p text:style-name="P67">Type</text:p>
          </table:table-cell>
          <table:table-cell table:style-name="Tableau2.B8" office:value-type="string">
            <text:p text:style-name="P67">Site Web, Popup d’authentification ou fenêtre Windows.</text:p>
          </table:table-cell>
        </table:table-row>
        <table:table-row table:style-name="Tableau2.2">
          <table:table-cell table:style-name="Tableau2.A8" office:value-type="string">
            <text:p text:style-name="P67">Titre de la fenêtre</text:p>
          </table:table-cell>
          <table:table-cell table:style-name="Tableau2.B8" office:value-type="string">
            <text:p text:style-name="P67">Titre complet ou début du titre. Les caractères joker type ‘*’ sont acceptés <text:span text:style-name="T25">en début et/ou milieu et/ou fin, uniquement dans les cas suivants :</text:span><text:line-break/>*titre<text:line-break/>titre*<text:line-break/>*titre*</text:p>
            <text:p text:style-name="P68">ti*tre</text:p>
            <text:p text:style-name="P68">*ti*tre</text:p>
            <text:p text:style-name="P68">ti*tre*</text:p>
            <text:p text:style-name="P68">*ti*tre*</text:p>
            <text:p text:style-name="P68">Les syntaxes avec plusieurs jokers en milieu de chaine ne sont pas acceptés, comme par exemple : ti*t*re</text:p>
            <text:p text:style-name="Tableau_20__28_normal_29_">La comparaison ne tient pas compte de la casse.</text:p>
          </table:table-cell>
        </table:table-row>
        <table:table-row table:style-name="Tableau2.2">
          <table:table-cell table:style-name="Tableau2.A8" office:value-type="string">
            <text:p text:style-name="P67">URL</text:p>
          </table:table-cell>
          <table:table-cell table:style-name="Tableau2.B8" office:value-type="string">
            <text:p text:style-name="P67">Cette valeur peut être complète ou partielle. Le caractère joker ‘*’ est accepté <text:span text:style-name="T25">avec les mêmes possibilités et limitation que décrit ci-dessus pour les titres de fenêtre.</text:span> La comparaison ne tient pas <text:span text:style-name="T25">non plus </text:span>compte de la casse. Attention, la signification de ce champ URL varie en fonction du type de la fenêtre (voir paragraphes dédiés à chaque type de fenêtre).</text:p>
          </table:table-cell>
        </table:table-row>
        <text:soft-page-break/>
        <table:table-row table:style-name="Tableau2.2">
          <table:table-cell table:style-name="Tableau2.A8" office:value-type="string">
            <text:p text:style-name="P67">Simulation de frappe clavier</text:p>
          </table:table-cell>
          <table:table-cell table:style-name="Tableau2.B8" office:value-type="string">
            <text:p text:style-name="P67">Cocher cette case pour définir une séquence de saisie des identifiants et mot de passe (voir §<text:bookmark-ref text:reference-format="chapter" text:ref-name="_Ref248746655">3.6</text:bookmark-ref>).</text:p>
          </table:table-cell>
        </table:table-row>
        <table:table-row table:style-name="Tableau2.2">
          <table:table-cell table:style-name="Tableau2.A8" office:value-type="string">
            <text:p text:style-name="P67">Champ identifiant</text:p>
          </table:table-cell>
          <table:table-cell table:style-name="Tableau2.B8" office:value-type="string">
            <text:p text:style-name="P67">Nom du champ identifiant à renseigner. Voir signification dans le paragraphe dédié à chaque type de fenêtre.</text:p>
          </table:table-cell>
        </table:table-row>
        <table:table-row table:style-name="Tableau2.2">
          <table:table-cell table:style-name="Tableau2.A8" office:value-type="string">
            <text:p text:style-name="P67">Champ mot de passe</text:p>
          </table:table-cell>
          <table:table-cell table:style-name="Tableau2.B8" office:value-type="string">
            <text:p text:style-name="P67">Nom du champ mot de passe à renseigner. Voir signification dans le paragraphe dédié à chaque type de fenêtre.</text:p>
          </table:table-cell>
        </table:table-row>
        <table:table-row table:style-name="Tableau2.2">
          <table:table-cell table:style-name="Tableau2.A8" office:value-type="string">
            <text:p text:style-name="P67">Validation</text:p>
          </table:table-cell>
          <table:table-cell table:style-name="Tableau2.B8" office:value-type="string">
            <text:p text:style-name="P67">Nom du formulaire à soumettre (pages Web) ou identifiant du bouton à cliquer (fenêtres Windows). Ce champ n’est pas utilisé pour les popups.</text:p>
            <text:p text:style-name="Tableau_20__28_normal_29_">A noter que si vous laissez ce champ vide, vos informations de connexion identifiant(s) et mot de passe seront saisis mais non validées (cas des pages web et Windows uniquement).</text:p>
          </table:table-cell>
        </table:table-row>
      </table:table>
      <text:p text:style-name="P13">Remarque sur les identifiants:</text:p>
      <text:p text:style-name="Standard">Dans les champs « Identifiant », « 2ème identifiant », « 3ème identifiant » et « 4ème identifiant », vous avez la possibilité d'utiliser des variables d'environnement. Par exemple, avec la configuration suivante, l'identifiant saisi par swSSO sera la valeur de la variable d'environnement %USERNAME% (que vous pouvez consulter dans une fenêtre de commande en tapant echo %USERNAME%):</text:p>
      <text:p text:style-name="Standard"><draw:frame draw:style-name="fr12" draw:name="images29" text:anchor-type="as-char" svg:y="0cm" svg:width="13.123cm" svg:height="3.679cm" draw:z-index="8"><draw:image xlink:href="Pictures/200000070000334400000E5F3A7B5180E6E2822A.svm" xlink:type="simple" xlink:show="embed" xlink:actuate="onLoad"/></draw:frame></text:p>
      <text:h text:style-name="P93" text:outline-level="2"/>
      <text:h text:style-name="P96" text:outline-level="2"><text:bookmark-start text:name="__RefHeading__54_675463258"/>Popups d’authentification<text:bookmark-end text:name="__RefHeading__54_675463258"/><text:bookmark-end text:name="_Ref244427484"/></text:h>
      <text:p text:style-name="Standard">Les popups d’authentification sont les fenêtres d’authentification qui s’ouvrent lorsque vous accédez à la partie privée d’un site web. </text:p>
      <text:p text:style-name="Standard"/>
      <text:p text:style-name="P13"><text:span text:style-name="T32">P</text:span>opup d’authentification Internet Explorer :</text:p>
      <text:p text:style-name="P13"/>
      <text:p text:style-name="Standard"><draw:frame draw:style-name="fr13" draw:name="images31" text:anchor-type="paragraph" svg:width="8.999cm" style:rel-width="50%" svg:height="7.308cm" style:rel-height="29%" draw:z-index="62"><draw:image xlink:href="Pictures/10000000000001B70000017166DBCFC9B557058D.png" xlink:type="simple" xlink:show="embed" xlink:actuate="onLoad"/></draw:frame></text:p>
      <text:p text:style-name="P30">Pour configurer le SSO sur cette fenêtre, vous devez saisir les paramètres suivants :</text:p>
      <table:table table:name="Tableau3" table:style-name="Tableau3">
        <table:table-column table:style-name="Tableau3.A"/>
        <table:table-column table:style-name="Tableau3.B"/>
        <table:table-row table:style-name="Tableau3.1">
          <table:table-cell table:style-name="Tableau3.A1" office:value-type="string">
            <text:p text:style-name="P76">Nom de la valeur</text:p>
          </table:table-cell>
          <table:table-cell table:style-name="Tableau3.B1" office:value-type="string">
            <text:p text:style-name="P76">Valeur et description</text:p>
          </table:table-cell>
        </table:table-row>
        <table:table-row table:style-name="Tableau3.2">
          <table:table-cell table:style-name="Tableau3.A8" office:value-type="string">
            <text:p text:style-name="P67">Type</text:p>
          </table:table-cell>
          <table:table-cell table:style-name="Tableau3.B8" office:value-type="string">
            <text:p text:style-name="P67">Popup d’authentification du navigateur</text:p>
          </table:table-cell>
        </table:table-row>
        <table:table-row table:style-name="Tableau3.2">
          <table:table-cell table:style-name="Tableau3.A8" office:value-type="string">
            <text:p text:style-name="P67">Titre de la fenêtre</text:p>
          </table:table-cell>
          <table:table-cell table:style-name="Tableau3.B8" office:value-type="string">
            <text:p text:style-name="P71">Sécurité de Windows</text:p>
          </table:table-cell>
        </table:table-row>
        <table:table-row table:style-name="Tableau3.2">
          <table:table-cell table:style-name="Tableau3.A8" office:value-type="string">
            <text:p text:style-name="P67">URL</text:p>
          </table:table-cell>
          <table:table-cell table:style-name="Tableau3.B8" office:value-type="string">
            <text:p text:style-name="P70">Le serveur www.swsso.fr*</text:p>
          </table:table-cell>
        </table:table-row>
        <table:table-row table:style-name="Tableau3.2">
          <table:table-cell table:style-name="Tableau3.A8" office:value-type="string">
            <text:p text:style-name="P67">Simulation de frappe clavier</text:p>
          </table:table-cell>
          <table:table-cell table:style-name="Tableau3.B8" office:value-type="string">
            <text:p text:style-name="P67">Ne pas cocher la case</text:p>
          </table:table-cell>
        </table:table-row>
        <table:table-row table:style-name="Tableau3.2">
          <table:table-cell table:style-name="Tableau3.A8" office:value-type="string">
            <text:p text:style-name="P67">Champ identifiant</text:p>
          </table:table-cell>
          <table:table-cell table:style-name="Tableau3.B8" office:value-type="string">
            <text:p text:style-name="P67">Laisser ce champ vide</text:p>
          </table:table-cell>
        </table:table-row>
        <table:table-row table:style-name="Tableau3.2">
          <table:table-cell table:style-name="Tableau3.A8" office:value-type="string">
            <text:p text:style-name="P67">Champ mot de passe</text:p>
          </table:table-cell>
          <table:table-cell table:style-name="Tableau3.B8" office:value-type="string">
            <text:p text:style-name="P67">Laisser ce champ vide</text:p>
          </table:table-cell>
        </table:table-row>
        <table:table-row table:style-name="Tableau3.2">
          <table:table-cell table:style-name="Tableau3.A8" office:value-type="string">
            <text:p text:style-name="P67">Validation</text:p>
          </table:table-cell>
          <table:table-cell table:style-name="Tableau3.B8" office:value-type="string">
            <text:p text:style-name="P67">Laisser ce champ vide</text:p>
          </table:table-cell>
        </table:table-row>
      </table:table>
      <text:p text:style-name="P50"/>
      <text:p text:style-name="P13"/>
      <text:p text:style-name="P86"><text:span text:style-name="T32">P</text:span>opup d’authentification Firefox :</text:p>
      <text:p text:style-name="P13"><draw:frame draw:style-name="fr9" draw:name="images32" text:anchor-type="char" svg:x="1.244cm" svg:y="0.455cm" svg:width="16.729cm" svg:height="4.657cm" draw:z-index="63"><draw:image xlink:href="Pictures/1000000000000295000000B8FB0D15C14CF3C6D5.png" xlink:type="simple" xlink:show="embed" xlink:actuate="onLoad"/></draw:frame></text:p>
      <text:p text:style-name="P30">Pour configurer le SSO sur cette fenêtre, vous devez saisir les paramètres suivants :</text:p>
      <table:table table:name="Tableau4" table:style-name="Tableau4">
        <table:table-column table:style-name="Tableau4.A"/>
        <table:table-column table:style-name="Tableau4.B"/>
        <table:table-row table:style-name="Tableau4.1">
          <table:table-cell table:style-name="Tableau4.A1" office:value-type="string">
            <text:p text:style-name="P76">Nom de la valeur</text:p>
          </table:table-cell>
          <table:table-cell table:style-name="Tableau4.B1" office:value-type="string">
            <text:p text:style-name="P76">Valeur et description</text:p>
          </table:table-cell>
        </table:table-row>
        <table:table-row table:style-name="Tableau4.2">
          <table:table-cell table:style-name="Tableau4.A8" office:value-type="string">
            <text:p text:style-name="P67">Type</text:p>
          </table:table-cell>
          <table:table-cell table:style-name="Tableau4.B8" office:value-type="string">
            <text:p text:style-name="P67">Popup d’authentification du navigateur</text:p>
          </table:table-cell>
        </table:table-row>
        <table:table-row table:style-name="Tableau4.2">
          <table:table-cell table:style-name="Tableau4.A8" office:value-type="string">
            <text:p text:style-name="P67">Titre de la fenêtre</text:p>
          </table:table-cell>
          <table:table-cell table:style-name="Tableau4.B8" office:value-type="string">
            <text:p text:style-name="P67">Authentification requise</text:p>
          </table:table-cell>
        </table:table-row>
        <table:table-row table:style-name="Tableau4.2">
          <table:table-cell table:style-name="Tableau4.A8" office:value-type="string">
            <text:p text:style-name="P67">URL</text:p>
          </table:table-cell>
          <table:table-cell table:style-name="Tableau4.B8" office:value-type="string">
            <text:p text:style-name="P67">Le site <text:span text:style-name="T29">http://www.swsso.fr*</text:span></text:p>
          </table:table-cell>
        </table:table-row>
        <table:table-row table:style-name="Tableau4.2">
          <table:table-cell table:style-name="Tableau4.A8" office:value-type="string">
            <text:p text:style-name="P67">Simulation de frappe clavier</text:p>
          </table:table-cell>
          <table:table-cell table:style-name="Tableau4.B8" office:value-type="string">
            <text:p text:style-name="P67">Ne pas cocher la case</text:p>
          </table:table-cell>
        </table:table-row>
        <table:table-row table:style-name="Tableau4.2">
          <table:table-cell table:style-name="Tableau4.A8" office:value-type="string">
            <text:p text:style-name="P67">Champ identifiant</text:p>
          </table:table-cell>
          <table:table-cell table:style-name="Tableau4.B8" office:value-type="string">
            <text:p text:style-name="P67">Laisser ce champ vide</text:p>
          </table:table-cell>
        </table:table-row>
        <table:table-row table:style-name="Tableau4.2">
          <table:table-cell table:style-name="Tableau4.A8" office:value-type="string">
            <text:p text:style-name="P67">Champ mot de passe</text:p>
          </table:table-cell>
          <table:table-cell table:style-name="Tableau4.B8" office:value-type="string">
            <text:p text:style-name="P67">Laisser ce champ vide</text:p>
          </table:table-cell>
        </table:table-row>
        <table:table-row table:style-name="Tableau4.2">
          <table:table-cell table:style-name="Tableau4.A8" office:value-type="string">
            <text:p text:style-name="P67">Validation</text:p>
          </table:table-cell>
          <table:table-cell table:style-name="Tableau4.B8" office:value-type="string">
            <text:p text:style-name="P67">Laisser ce champ vide</text:p>
          </table:table-cell>
        </table:table-row>
      </table:table>
      <text:p text:style-name="P50"/>
      <text:p text:style-name="P14"><text:span text:style-name="T32">Popup d'authentification </text:span>Chrome</text:p>
      <text:p text:style-name="P14"/>
      <text:p text:style-name="P27"><draw:frame draw:style-name="fr5" draw:name="images2" text:anchor-type="paragraph" svg:width="5.627cm" svg:height="4.364cm" draw:z-index="72"><draw:image xlink:href="Pictures/100000000000016A0000011979CB50C40B125605.png" xlink:type="simple" xlink:show="embed" xlink:actuate="onLoad"/></draw:frame></text:p>
      <text:p text:style-name="P33">Pour configurer le SSO sur cette fenêtre, vous devez saisir les paramètres suivants :</text:p>
      <text:p text:style-name="P28"/>
      <table:table table:name="Tableau13" table:style-name="Tableau13">
        <table:table-column table:style-name="Tableau13.A"/>
        <table:table-column table:style-name="Tableau13.B"/>
        <table:table-row table:style-name="Tableau13.1">
          <table:table-cell table:style-name="Tableau13.A1" office:value-type="string">
            <text:p text:style-name="P78">Nom de la valeur</text:p>
          </table:table-cell>
          <table:table-cell table:style-name="Tableau13.B1" office:value-type="string">
            <text:p text:style-name="P78">Valeur et description</text:p>
          </table:table-cell>
        </table:table-row>
        <table:table-row table:style-name="Tableau13.2">
          <table:table-cell table:style-name="Tableau13.A4" office:value-type="string">
            <text:p text:style-name="P74">Type</text:p>
          </table:table-cell>
          <table:table-cell table:style-name="Tableau13.B4" office:value-type="string">
            <text:p text:style-name="P74">Popup d’authentification du navigateur</text:p>
          </table:table-cell>
        </table:table-row>
        <table:table-row table:style-name="Tableau13.2">
          <table:table-cell table:style-name="Tableau13.A4" office:value-type="string">
            <text:p text:style-name="P74">Titre de la fenêtre</text:p>
          </table:table-cell>
          <table:table-cell table:style-name="Tableau13.B4" office:value-type="string">
            <text:p text:style-name="P75">Sans importance, mais ne doit pas être vide</text:p>
          </table:table-cell>
        </table:table-row>
        <table:table-row table:style-name="Tableau13.2">
          <table:table-cell table:style-name="Tableau13.A4" office:value-type="string">
            <text:p text:style-name="P74">URL</text:p>
          </table:table-cell>
          <table:table-cell table:style-name="Tableau13.B4" office:value-type="string">
            <text:p text:style-name="P74">Le <text:span text:style-name="T33">serveur</text:span> <text:span text:style-name="T29">http://www.swsso.fr*</text:span></text:p>
          </table:table-cell>
        </table:table-row>
      </table:table>
      <text:h text:style-name="P94" text:outline-level="2"><text:bookmark-start text:name="_Ref271043623"/><text:bookmark-start text:name="__RefHeading__56_675463258"/><text:soft-page-break/>Sites web (ancienne méthode : IE, Firefox et Maxthon)<text:bookmark-end text:name="_Ref271043623"/><text:bookmark-end text:name="__RefHeading__56_675463258"/></text:h>
      <text:p text:style-name="P46">Pour la configuration des sites Web, nous allons nous appuyer sur la page de démonstration swSSO (<text:a xlink:type="simple" xlink:href="http://www.swsso.fr/demo" text:style-name="Internet_20_link" text:visited-style-name="Visited_20_Internet_20_Link"><text:span text:style-name="Internet_20_link">www.swsso.fr/demo</text:span></text:a>):</text:p>
      <text:p text:style-name="P46"><draw:frame draw:style-name="fr3" draw:name="images35" text:anchor-type="as-char" svg:width="16.642cm" svg:height="12.224cm" draw:z-index="9"><draw:image xlink:href="Pictures/1000000000000276000001CFEA4294EF3C43BB40.png" xlink:type="simple" xlink:show="embed" xlink:actuate="onLoad"/></draw:frame></text:p>
      <text:p text:style-name="Standard">En voici le code source :</text:p>
      <text:p text:style-name="Standard"/>
      <text:p text:style-name="P38">&lt;html&gt;</text:p>
      <text:p text:style-name="P38"><text:s text:c="4"/>&lt;head&gt;</text:p>
      <text:p text:style-name="P39"><text:s text:c="8"/>&lt;title&gt;swSSO - Démonstration (connexion)&lt;/title&gt;</text:p>
      <text:p text:style-name="P38"><text:s text:c="4"/>&lt;/head&gt;</text:p>
      <text:p text:style-name="P36"><text:span text:style-name="T20"><text:s text:c="2"/>&lt;form </text:span><text:span text:style-name="T21">NAME= "formlogin"</text:span><text:span text:style-name="T20"> action="demo.html" method=post&gt;</text:span></text:p>
      <text:p text:style-name="P38"><text:s text:c="3"/>...</text:p>
      <text:p text:style-name="P36"><text:span text:style-name="T20"><text:s text:c="5"/>&lt;tr height=35px&gt;&lt;td align=right width=30%&gt;Identifiant :&lt;/td&gt;&lt;td width=70%&gt;&lt;INPUT TYPE="text" </text:span><text:span text:style-name="T21">NAME="login"</text:span><text:span text:style-name="T20"> style="width:80%"&lt;/td&gt;&lt;/tr&gt;</text:span></text:p>
      <text:p text:style-name="P36"><text:span text:style-name="T20"><text:s text:c="5"/>&lt;tr height=35px&gt;&lt;td align=right width=30%&gt;Mot de passe : &lt;/td&gt;&lt;td width=70%&gt;&lt;INPUT TYPE="password</text:span><text:span text:style-name="T21">" NAME="password"</text:span><text:span text:style-name="T20"> style="width:80%"&gt;</text:span></text:p>
      <text:p text:style-name="P36"><text:span text:style-name="T20"><text:s text:c="3"/></text:span><text:span text:style-name="T18">...</text:span></text:p>
      <text:p text:style-name="P37"><text:s text:c="2"/>&lt;/form&gt;</text:p>
      <text:p text:style-name="P37">&lt;/html&gt;</text:p>
      <text:p text:style-name="Standard">Les champs à renseigner pour configurer ce site sont :</text:p>
      <text:p text:style-name="P35"/>
      <table:table table:name="Tableau6" table:style-name="Tableau6">
        <table:table-column table:style-name="Tableau6.A"/>
        <table:table-column table:style-name="Tableau6.B"/>
        <table:table-header-rows>
          <table:table-row table:style-name="Tableau6.1">
            <table:table-cell table:style-name="Tableau6.A1" office:value-type="string">
              <text:p text:style-name="P76">Nom de la valeur</text:p>
            </table:table-cell>
            <table:table-cell table:style-name="Tableau6.B1" office:value-type="string">
              <text:p text:style-name="P76">Description</text:p>
            </table:table-cell>
          </table:table-row>
        </table:table-header-rows>
        <table:table-row table:style-name="Tableau6.2">
          <table:table-cell table:style-name="Tableau6.A8" office:value-type="string">
            <text:p text:style-name="P67">Type</text:p>
          </table:table-cell>
          <table:table-cell table:style-name="Tableau6.B8" office:value-type="string">
            <text:p text:style-name="P67">Site Web</text:p>
          </table:table-cell>
        </table:table-row>
        <table:table-row table:style-name="Tableau6.2">
          <table:table-cell table:style-name="Tableau6.A8" office:value-type="string">
            <text:p text:style-name="P67">Titre de la fenêtre</text:p>
          </table:table-cell>
          <table:table-cell table:style-name="Tableau6.B8" office:value-type="string">
            <text:p text:style-name="P67">swSSO - Démonstration (connexion)*</text:p>
            <text:p text:style-name="Tableau_20__28_normal_29_">Voir remarques ci-dessus. </text:p>
          </table:table-cell>
        </table:table-row>
        <table:table-row table:style-name="Tableau6.2">
          <table:table-cell table:style-name="Tableau6.A8" office:value-type="string">
            <text:p text:style-name="P67">URL</text:p>
          </table:table-cell>
          <table:table-cell table:style-name="Tableau6.B8" office:value-type="string">
            <text:p text:style-name="P67">http://www.swsso.fr/demo/</text:p>
            <text:p text:style-name="Tableau_20__28_normal_29_">Voir remarques ci-dessous.</text:p>
          </table:table-cell>
        </table:table-row>
        <text:soft-page-break/>
        <table:table-row table:style-name="Tableau6.2">
          <table:table-cell table:style-name="Tableau6.A8" office:value-type="string">
            <text:p text:style-name="P67">Simulation de frappe clavier</text:p>
          </table:table-cell>
          <table:table-cell table:style-name="Tableau6.B8" office:value-type="string">
            <text:p text:style-name="P67">Ne pas cocher la case</text:p>
          </table:table-cell>
        </table:table-row>
        <table:table-row table:style-name="Tableau6.2">
          <table:table-cell table:style-name="Tableau6.A8" office:value-type="string">
            <text:p text:style-name="P67">Champ identifiant</text:p>
          </table:table-cell>
          <table:table-cell table:style-name="Tableau6.B8" office:value-type="string">
            <text:p text:style-name="P67">login</text:p>
          </table:table-cell>
        </table:table-row>
        <table:table-row table:style-name="Tableau6.2">
          <table:table-cell table:style-name="Tableau6.A8" office:value-type="string">
            <text:p text:style-name="P67">Champ mot de passe</text:p>
          </table:table-cell>
          <table:table-cell table:style-name="Tableau6.B8" office:value-type="string">
            <text:p text:style-name="P67">password</text:p>
          </table:table-cell>
        </table:table-row>
        <table:table-row table:style-name="Tableau6.2">
          <table:table-cell table:style-name="Tableau6.A8" office:value-type="string">
            <text:p text:style-name="P67">Validation</text:p>
          </table:table-cell>
          <table:table-cell table:style-name="Tableau6.B8" office:value-type="string">
            <text:p text:style-name="P67">formlogin</text:p>
          </table:table-cell>
        </table:table-row>
      </table:table>
      <text:p text:style-name="Standard"/>
      <text:p text:style-name="P13">Remarque sur le champ « Titre de la fenêtre » :</text:p>
      <text:list xml:id="list104748677473799" text:continue-numbering="true" text:style-name="WW8Num1">
        <text:list-item>
          <text:p text:style-name="ENUM-1">Vous pouvez saisir soit le titre complet, soit une partie du titre en utilisant le caractère ‘*’. En pratique, pour un site web, c’est toujours le début du titre que vous allez saisir car le titre complet contient toujours le nom du navigateur qui n’a aucun intérêt (au contraire, il empêche d'avoir des configurations communes IE/Firefox). <text:span text:style-name="T14">Il est très important que le titre choisi permette de différencier les applications entre elles, mais aussi dans la mesure du possible la page de connexion des autres pages.</text:span> </text:p>
        </text:list-item>
      </text:list>
      <text:p text:style-name="ENUM-1_20_suite">Exemple sur le site http://www.swsso.fr/demo : la page de connexion a pour titre « swSSO - Démonstration (connexion) », tandis que la page suivante a pour titre « swSSO - Démonstration (connecté) ». Si vous saisissez simplement « swSSO – Démonstration* », swSSO ne pourra pas différencier les deux pages par une simple analyse du titre et devra analyser l’URL.</text:p>
      <text:p text:style-name="P13">Remarque sur le champ « URL » :</text:p>
      <text:list xml:id="list104747106642046" text:continue-numbering="true" text:style-name="WW8Num1">
        <text:list-item>
          <text:p text:style-name="ENUM-1">Vous pouvez saisir soit l’URL complète, soit <text:span text:style-name="T25">une partie</text:span> de l’URL : dans ce dernier cas, il faut utiliser le caractère ‘*’. Dans le même esprit que pour le choix du titre, il est important que l’URL choisie permette de différencier la page de connexion des autres pages. </text:p>
        </text:list-item>
      </text:list>
      <text:p text:style-name="ENUM-1_20_suite">Exemple sur le site de démonstration : la page de connexion a pour URL <text:a xlink:type="simple" xlink:href="http://www.swsso.fr/demo/" text:style-name="Internet_20_link" text:visited-style-name="Visited_20_Internet_20_Link"><text:span text:style-name="Internet_20_link">http://www.swsso.fr/demo/</text:span></text:a>, tandis que la page suivante a pour URL <text:a xlink:type="simple" xlink:href="http://www.swsso.fr/demo/demo.html" text:style-name="Internet_20_link" text:visited-style-name="Visited_20_Internet_20_Link"><text:span text:style-name="Internet_20_link">http://www.swsso.fr/demo/demo.html</text:span></text:a>. Si vous saisissez <text:a xlink:type="simple" xlink:href="http://www.swsso.fr/demo*" text:style-name="Internet_20_link" text:visited-style-name="Visited_20_Internet_20_Link"><text:span text:style-name="Internet_20_link">http://www.swsso.fr/demo*</text:span></text:a>, swSSO ne pourra pas différencier les deux pages par une simple analyse de l’URL et va donc analyser le contenu complet de la page à la recherche des champs à remplir.</text:p>
      <text:list xml:id="list104748040741111" text:continue-numbering="true" text:style-name="WW8Num1">
        <text:list-item>
          <text:p text:style-name="ENUM-1">En revanche, vous devez systématiquement utiliser le caractère ‘*’ lorsque vous constatez que la fin de l’URL est variable (exemple typique : identifiant de session passé en paramètre d’URL).</text:p>
        </text:list-item>
      </text:list>
      <text:p text:style-name="P13">Remarques sur le champ « Validation » :</text:p>
      <text:list xml:id="list104747664820008" text:continue-numbering="true" text:style-name="WW8Num1">
        <text:list-item>
          <text:p text:style-name="ENUM-1">Il arrive assez fréquemment que les formulaires n’aient pas de nom. Dans ce cas, vous devez saisir [SANSNOM] (avec les crochets). En effet, si vous ne saisissez rien dans le champ bouton ou formulaire, swSSO ne soumettra pas le formulaire.</text:p>
        </text:list-item>
        <text:list-item>
          <text:p text:style-name="ENUM-1">Il arrive parfois que la soumission des formulaires ne fonctionne pas correctement ou que les champs login et mot de passe ne soient pas dans un formulaire HTML (cas des sites en AJAX notamment). Dans ce cas, vous pouvez saisir [ENTER] dans le champ bouton ou formulaire et swSSO simulera automatiquement une frappe clavier de la touche ENTREE après avoir saisi les paramètres de connexion. Il est même possible d’utiliser dans ce champ la syntaxe de la simulation de frappe clavier (voir §<text:bookmark-ref text:reference-format="chapter" text:ref-name="_Ref248746655">3.6</text:bookmark-ref>), par exemple : [TAB][100][ENTER] pour réaliser après la saisie de l’identifiant et du mot de passe une tabulation, une pause de 100 ms et une frappe de la touche ENTREE. Évitez cependant au maximum de recourir à la simulation de frappe clavier : en effet, elle peut avoir des effets de bord désagréables si par hasard la fenêtre en avant plan n’est pas/plus celle du navigateur au moment de la frappe.</text:p>
          <text:p text:style-name="P110"><text:soft-page-break/>Remarques sur les identifiants complémentaires :</text:p>
        </text:list-item>
      </text:list>
      <text:p text:style-name="P46">Certains sites web ou applications demandent des paramètres complémentaires. Par exemple, le site Web de la CAF demande, en plus de votre identifiant et de votre mot de passe, votre code postal et votre date de naissance :</text:p>
      <text:list xml:id="list104748742990643" text:continue-numbering="true" text:style-name="WW8Num1">
        <text:list-header>
          <text:p text:style-name="P113"><draw:frame draw:style-name="fr3" draw:name="images36" text:anchor-type="as-char" svg:width="7.011cm" svg:height="4.577cm" draw:z-index="10"><draw:image xlink:href="Pictures/1000000000000109000000ADA7C4B7043A211955.png" xlink:type="simple" xlink:show="embed" xlink:actuate="onLoad"/></draw:frame></text:p>
          <text:p text:style-name="P111">Deux types d’identifiants complémentaires sont gérés par swSSO :</text:p>
        </text:list-header>
        <text:list-item>
          <text:p text:style-name="ENUM-1">Les champs de saisie (input dans le langage HTML) ;</text:p>
        </text:list-item>
        <text:list-item>
          <text:p text:style-name="ENUM-1">Les listes de choix (select dans le langage HTML).</text:p>
        </text:list-item>
      </text:list>
      <text:p text:style-name="Standard">Pour définir les identifiants complémentaires à renseigner, vous devez utiliser les onglets « identifiants complémentaires » et « champs complémentaires » :</text:p>
      <text:p text:style-name="Standard"><draw:frame draw:style-name="fr14" draw:name="images33" text:anchor-type="char" svg:x="1.45cm" svg:y="0.24cm" svg:width="8.999cm" style:rel-width="50%" svg:height="13.607cm" style:rel-height="54%" draw:z-index="64"><draw:image xlink:href="Pictures/20000009000023A90000380559C0C04F61C0ED07.svm" xlink:type="simple" xlink:show="embed" xlink:actuate="onLoad"/></draw:frame></text:p>
      <text:list xml:id="list104746998893940" text:continue-numbering="true" text:style-name="WW8Num1">
        <text:list-item>
          <text:p text:style-name="ENUM-1">Dans l’onglet « Identifiants complémentaires », vous renseignez les valeurs à saisir ;</text:p>
        </text:list-item>
        <text:list-item>
          <text:p text:style-name="ENUM-1">Dans l’onglet « Champs complémentaires », vous fournissez à swSSO les informations lui permettant de trouver les champs à remplir : type (input ou select) et nom du champ (« name » dans le code HTML).</text:p>
        </text:list-item>
      </text:list>
      <text:p text:style-name="Standard"><text:soft-page-break/></text:p>
      <text:p text:style-name="P46">Attention : dans le cas des listes de choix (select), la valeur à saisir ne doit pas être renseignée de la même façon selon que vous utilisez Internet Explorer ou Firefox :</text:p>
      <text:list xml:id="list104747660309407" text:continue-numbering="true" text:style-name="WW8Num1">
        <text:list-item>
          <text:p text:style-name="P108">Avec Internet Explorer, vous devez préciser la valeur qui est fournie dans le code HTML en regard du mot clé « value » :</text:p>
        </text:list-item>
        <text:list-item>
          <text:p text:style-name="P108">Avec Firefox, vous devez préciser la valeur réellement affichée à l’écran dans la liste de choix, c'est-à-dire la valeur fournie dans le code HTML entre les balises &lt;option&gt;&lt;/option&gt;.</text:p>
        </text:list-item>
      </text:list>
      <text:p text:style-name="Standard">Prenons l’exemple d’une liste de choix qui présenterait une liste de départements avec la syntaxe HTML suivante :</text:p>
      <text:p text:style-name="Standard"/>
      <text:p text:style-name="P40">&lt;select name="departements"&gt;</text:p>
      <text:p text:style-name="P40">&lt;option value="01"&gt;Ain&lt;/option&gt;</text:p>
      <text:p text:style-name="P40">&lt;option value="02"&gt;Aine&lt;/option&gt;</text:p>
      <text:p text:style-name="P40">&lt;option value="03"&gt;Allier&lt;/option&gt;</text:p>
      <text:p text:style-name="P40">&lt;/select&gt;</text:p>
      <text:p text:style-name="Standard">Avec IE vous devrez fournir la valeur 01 tandis qu’avec Firefox vous devez fournir la valeur Ain.</text:p>
      <text:h text:style-name="Heading_20_2" text:outline-level="2"><text:bookmark-start text:name="_Ref244429041"/><text:bookmark-start text:name="_Ref273102997"/><text:bookmark-start text:name="__RefHeading__58_675463258"/>Sites web (nouvelle méthode simplifiée : IE, Firefox et Chrome)<text:bookmark-end text:name="_Ref273102997"/><text:bookmark-end text:name="__RefHeading__58_675463258"/></text:h>
      <text:p text:style-name="P46">Pour la configuration des sites Web, nous allons nous appuyer sur la page de démonstration swSSO (<text:a xlink:type="simple" xlink:href="http://www.swsso.fr/demo" text:style-name="Internet_20_link" text:visited-style-name="Visited_20_Internet_20_Link"><text:span text:style-name="Internet_20_link">www.swsso.fr/demo</text:span></text:a>):</text:p>
      <text:p text:style-name="Standard"><draw:frame draw:style-name="fr3" draw:name="images38" text:anchor-type="as-char" svg:width="17.013cm" svg:height="12.356cm" draw:z-index="11"><draw:image xlink:href="Pictures/1000000000000283000001D39CD8748D103D6197.png" xlink:type="simple" xlink:show="embed" xlink:actuate="onLoad"/></draw:frame></text:p>
      <text:p text:style-name="Standard"/>
      <text:p text:style-name="P46"><text:soft-page-break/>Les champs à renseigner pour configurer ce site sont :</text:p>
      <text:p text:style-name="P46"/>
      <table:table table:name="Tableau7" table:style-name="Tableau7">
        <table:table-column table:style-name="Tableau7.A"/>
        <table:table-column table:style-name="Tableau7.B"/>
        <table:table-header-rows>
          <table:table-row table:style-name="Tableau7.1">
            <table:table-cell table:style-name="Tableau7.A1" office:value-type="string">
              <text:p text:style-name="P61">Nom de la valeur</text:p>
            </table:table-cell>
            <table:table-cell table:style-name="Tableau7.B1" office:value-type="string">
              <text:p text:style-name="P61">Valeur et commentaire</text:p>
            </table:table-cell>
          </table:table-row>
        </table:table-header-rows>
        <table:table-row table:style-name="Tableau7.2">
          <table:table-cell table:style-name="Tableau7.A9" office:value-type="string">
            <text:p text:style-name="P55">Type</text:p>
          </table:table-cell>
          <table:table-cell table:style-name="Tableau7.B9" office:value-type="string">
            <text:p text:style-name="P57">Site Web (configuration simplifiée)</text:p>
          </table:table-cell>
        </table:table-row>
        <table:table-row table:style-name="Tableau7.2">
          <table:table-cell table:style-name="Tableau7.A9" office:value-type="string">
            <text:p text:style-name="P55">Titre de la fenêtre</text:p>
          </table:table-cell>
          <table:table-cell table:style-name="Tableau7.B9" office:value-type="string">
            <text:p text:style-name="P57">swSSO - Démonstration (connexion)*</text:p>
            <text:p text:style-name="P54">Voir remarques au §<text:bookmark-ref text:reference-format="chapter" text:ref-name="_Ref271043623">3.3</text:bookmark-ref>. </text:p>
          </table:table-cell>
        </table:table-row>
        <table:table-row table:style-name="Tableau7.2">
          <table:table-cell table:style-name="Tableau7.A9" office:value-type="string">
            <text:p text:style-name="P55">URL</text:p>
          </table:table-cell>
          <table:table-cell table:style-name="Tableau7.B9" office:value-type="string">
            <text:p text:style-name="P57">www.swsso.fr/demo/</text:p>
            <text:p text:style-name="P54">Voir remarques au §<text:bookmark-ref text:reference-format="chapter" text:ref-name="_Ref271043623">3.3</text:bookmark-ref>.</text:p>
          </table:table-cell>
        </table:table-row>
        <table:table-row table:style-name="Tableau7.2">
          <table:table-cell table:style-name="Tableau7.A9" office:value-type="string">
            <text:p text:style-name="P55">Simulation de frappe clavier</text:p>
          </table:table-cell>
          <table:table-cell table:style-name="Tableau7.B9" office:value-type="string">
            <text:p text:style-name="P57">Ne pas cocher la case</text:p>
          </table:table-cell>
        </table:table-row>
        <table:table-row table:style-name="Tableau7.2">
          <table:table-cell table:style-name="Tableau7.A9" office:value-type="string">
            <text:p text:style-name="P55">Champ identifiant</text:p>
          </table:table-cell>
          <table:table-cell table:style-name="Tableau7.B9" office:value-type="string">
            <text:p text:style-name="P57">-1</text:p>
            <text:p text:style-name="P54">Position relative ou absolue du champ identifiant. </text:p>
            <text:p text:style-name="P54">La position relative est exprimée par rapport au champ mot de passe.</text:p>
            <text:p text:style-name="P54">La position absolue démarre à la valeur 1. </text:p>
            <text:p text:style-name="P54">La position est considérée comme absolue si le champ de mot de passe est configuré à 0.</text:p>
            <text:p text:style-name="P54">La position est considérée comme relative dans les autres cas.</text:p>
          </table:table-cell>
        </table:table-row>
        <table:table-row table:style-name="Tableau7.2">
          <table:table-cell table:style-name="Tableau7.A9" office:value-type="string">
            <text:p text:style-name="P55">Champ mot de passe</text:p>
          </table:table-cell>
          <table:table-cell table:style-name="Tableau7.B9" office:value-type="string">
            <text:p text:style-name="P57">1</text:p>
            <text:p text:style-name="P54">Position absolue du champ mot de passe. La position absolue démarre à la valeur 1.</text:p>
            <text:p text:style-name="P54">Si la page ne contient pas de champ mot de passe, saisir 0.</text:p>
            <text:p text:style-name="P54">Si la page contient plusieurs champs mot de passe, saisir la position absolue (1 = 1<text:span text:style-name="T9">er</text:span> champ mot de passe de la page, 2 = 2<text:span text:style-name="T9">nd</text:span> champ, …)</text:p>
          </table:table-cell>
        </table:table-row>
        <table:table-row table:style-name="Tableau7.2">
          <table:table-cell table:style-name="Tableau7.A9" office:value-type="string">
            <text:p text:style-name="P55">Validation</text:p>
          </table:table-cell>
          <table:table-cell table:style-name="Tableau7.B9" office:value-type="string">
            <text:p text:style-name="P57">[ENTER]</text:p>
            <text:p text:style-name="P54">Séquence de simulation de frappe clavier qui sera exécutée à partir du champ mot de passe. Voir la syntaxe de la simulation de frappe clavier (voir §<text:bookmark-ref text:reference-format="chapter" text:ref-name="_Ref248746655">3.6</text:bookmark-ref>). Dans la plupart des cas, la valeur [ENTER] convient.</text:p>
          </table:table-cell>
        </table:table-row>
        <table:table-row table:style-name="Tableau7.2">
          <table:table-cell table:style-name="Tableau7.A9" office:value-type="string">
            <text:p text:style-name="P55">Champs identifiants complémentaires</text:p>
          </table:table-cell>
          <table:table-cell table:style-name="Tableau7.B9" office:value-type="string">
            <text:p text:style-name="P55">Non présents dans cette page de démonstration, les champs identifiants complémentaires se configurent avec les mêmes règles que les champs identifiant.</text:p>
          </table:table-cell>
        </table:table-row>
      </table:table>
      <text:h text:style-name="Heading_20_2" text:outline-level="2"><text:bookmark-start text:name="__RefHeading__60_675463258"/>Fenêtres Windows<text:bookmark-end text:name="__RefHeading__60_675463258"/><text:bookmark-end text:name="_Ref244429041"/></text:h>
      <text:p text:style-name="Standard">Pour configurer le SSO sur une fenêtre native Windows, vous avez besoin d’un outil qui vous permettra de visualiser l’identifiant des contrôles Windows représentant les champs de saisie de vos identifiant(s) et mot de passe.</text:p>
      <text:p text:style-name="Standard">Vous pouvez par exemple utiliser l’outil WinID téléchargeable ici :</text:p>
      <text:p text:style-name="Standard"><text:a xlink:type="simple" xlink:href="http://www.dennisbabkin.com/php/download.php?what=WinID" text:style-name="Internet_20_link" text:visited-style-name="Visited_20_Internet_20_Link"><text:span text:style-name="Internet_20_link">http://www.dennisbabkin.com/php/download.php?what=WinID</text:span></text:a></text:p>
      <text:p text:style-name="Standard">Exécutez cet outil et ouvrez la fenêtre de connexion que vous souhaitez automatiser. Passez la souris sur la champ identifiant, puis le champ mot de passe et enfin le bouton de validation. Notez à chaque fois la valeur « ID » : c’est la valeur que vous devez saisir (<text:span text:style-name="T13">attention, l’outil affiche la valeur en hexadécimal, il faut la convertir en décimal !</text:span>) pour « champ identifiant », « champ mot de passe » et « validation ».</text:p>
      <text:p text:style-name="Standard"/>
      <table:table table:name="Tableau8" table:style-name="Tableau8">
        <table:table-column table:style-name="Tableau8.A"/>
        <table:table-column table:style-name="Tableau8.B"/>
        <table:table-header-rows>
          <text:soft-page-break/>
          <table:table-row table:style-name="Tableau8.1">
            <table:table-cell table:style-name="Tableau8.A1" office:value-type="string">
              <text:p text:style-name="P76">Nom de la valeur</text:p>
            </table:table-cell>
            <table:table-cell table:style-name="Tableau8.B1" office:value-type="string">
              <text:p text:style-name="P76">Description</text:p>
            </table:table-cell>
          </table:table-row>
        </table:table-header-rows>
        <table:table-row table:style-name="Tableau8.2">
          <table:table-cell table:style-name="Tableau8.A8" office:value-type="string">
            <text:p text:style-name="P67">Type</text:p>
          </table:table-cell>
          <table:table-cell table:style-name="Tableau8.B8" office:value-type="string">
            <text:p text:style-name="P67">Fenêtre Windows</text:p>
          </table:table-cell>
        </table:table-row>
        <table:table-row table:style-name="Tableau8.2">
          <table:table-cell table:style-name="Tableau8.A8" office:value-type="string">
            <text:p text:style-name="P67">Titre de la fenêtre</text:p>
          </table:table-cell>
          <table:table-cell table:style-name="Tableau8.B8" office:value-type="string">
            <text:p text:style-name="P67">Titre complet ou début du titre. Les caractères joker type ‘*’ sont acceptés en début et/ou fin de chaîne. Exemples :<text:line-break/>*titre<text:line-break/>titre*<text:line-break/>*titre*</text:p>
            <text:p text:style-name="Tableau_20__28_normal_29_">La comparaison ne tient pas compte de la casse.</text:p>
          </table:table-cell>
        </table:table-row>
        <table:table-row table:style-name="Tableau8.2">
          <table:table-cell table:style-name="Tableau8.A8" office:value-type="string">
            <text:p text:style-name="P67">URL</text:p>
          </table:table-cell>
          <table:table-cell table:style-name="Tableau8.B8" office:value-type="string">
            <text:p text:style-name="P67">Laisser le champ vide si le titre de la fenêtre est suffisant pour la différencier des autres fenêtres de l’application.</text:p>
            <text:p text:style-name="Tableau_20__28_normal_29_">Dans le cas contraire, vous pouvez demander à swSSO de vérifier la valeur d’un autre élément de la fenêtre (voir remarque ci-dessous).</text:p>
          </table:table-cell>
        </table:table-row>
        <table:table-row table:style-name="Tableau8.2">
          <table:table-cell table:style-name="Tableau8.A8" office:value-type="string">
            <text:p text:style-name="P67">Simulation de frappe clavier</text:p>
          </table:table-cell>
          <table:table-cell table:style-name="Tableau8.B8" office:value-type="string">
            <text:p text:style-name="P67">Ne pas cocher la case</text:p>
          </table:table-cell>
        </table:table-row>
        <table:table-row table:style-name="Tableau8.2">
          <table:table-cell table:style-name="Tableau8.A8" office:value-type="string">
            <text:p text:style-name="P67">Champ identifiant</text:p>
          </table:table-cell>
          <table:table-cell table:style-name="Tableau8.B8" office:value-type="string">
            <text:p text:style-name="P67">Identifiant du champ dans lequel vous souhaitez que se fasse la saisie de l’identifiant de connexion (voir remarque ci-dessous).</text:p>
          </table:table-cell>
        </table:table-row>
        <table:table-row table:style-name="Tableau8.2">
          <table:table-cell table:style-name="Tableau8.A8" office:value-type="string">
            <text:p text:style-name="P67">Champ mot de passe</text:p>
          </table:table-cell>
          <table:table-cell table:style-name="Tableau8.B8" office:value-type="string">
            <text:p text:style-name="P67">Identifiant du champ dans lequel vous souhaitez que se fasse la saisie du mot de passe (voir remarque ci-dessous).</text:p>
            <text:p text:style-name="Tableau_20__28_normal_29_">Syntaxe alternative : KBSIM:Identifiant du contrôle Windows pour que swSSO remplisse le champ par une simulation de frappe clavier (voir remarque ci-dessous).</text:p>
          </table:table-cell>
        </table:table-row>
        <table:table-row table:style-name="Tableau8.2">
          <table:table-cell table:style-name="Tableau8.A8" office:value-type="string">
            <text:p text:style-name="P67">Validation</text:p>
          </table:table-cell>
          <table:table-cell table:style-name="Tableau8.B8" office:value-type="string">
            <text:p text:style-name="P67">Identifiant du bouton Windows sur lequel vous souhaitez que swSSO clique à votre place pour valider le formulaire de connexion</text:p>
          </table:table-cell>
        </table:table-row>
      </table:table>
      <text:p text:style-name="P13">Remarque sur le champ « URL » :</text:p>
      <text:p text:style-name="Standard">Si vous souhaitez que swSSO vérifie la valeur d’un élément de la fenêtre autre que le titre avant de faire le SSO, vous pouvez utiliser la syntaxe suivante : IDENTIFIANT:VALEUR, où IDENTIFIANT est le Control ID d’un élément de la fenêtre (texte statique par exemple) et VALEUR est le texte contenu dans le contrôle.</text:p>
      <text:p text:style-name="Standard">A noter que vous pouvez saisir dans VALEUR le texte complet ou u<text:span text:style-name="T7">ne partie du texte avec le caractère joker '*'. </text:span>Exemples :</text:p>
      <text:list xml:id="list104747539495466" text:continue-numbering="true" text:style-name="WW8Num1">
        <text:list-item>
          <text:p text:style-name="ENUM-1">1005:Entrez la clé</text:p>
        </text:list-item>
        <text:list-item>
          <text:p text:style-name="P106">1005:Entrez*</text:p>
        </text:list-item>
        <text:list-item>
          <text:p text:style-name="P107">1005:*clé*</text:p>
        </text:list-item>
      </text:list>
      <text:p text:style-name="P26">Si vous ne connaissez pas l'identifiant du contrôle ou s'il est dynamique (WinForm .NET), vous pouvez remplacer l'ID par une *, dans ce cas swSSO recherche le texte indiqué dans toute la fenêtre. Exemple :</text:p>
      <text:list xml:id="list104748235370991" text:continue-numbering="true" text:style-name="WW8Num1">
        <text:list-item>
          <text:p text:style-name="P107">*:*clé*</text:p>
        </text:list-item>
      </text:list>
      <text:p text:style-name="P13">Remarque sur le champ « mot de passe » :</text:p>
      <text:p text:style-name="Standard">Certaines applications ont des champs de saisie de mot de passe « anti-keylogger ». C’est par exemple le cas d’outils de chiffrement comme ZoneCentral ou AxCrypt. Dans ce cas, swSSO ne peut pas renseigner le mot de passe par le même mécanisme : la seule possibilité est de simuler une frappe clavier dans ce champ.</text:p>
      <text:p text:style-name="Standard">Pour demander à swSSO d’utiliser une simulation de frappe clavier, vous devez préfixer l’identifiant du champ par le mot clé KBSIM suivi de ‘:’.</text:p>
      <text:p text:style-name="Standard">Exemple :</text:p>
      <text:list xml:id="list104747509179901" text:continue-numbering="true" text:style-name="WW8Num1">
        <text:list-item>
          <text:p text:style-name="ENUM-1">KBSIM:1001</text:p>
          <text:p text:style-name="P112"/>
          <text:p text:style-name="P112"><text:soft-page-break/>Remarque sur les identifiants complémentaires :</text:p>
        </text:list-item>
      </text:list>
      <text:p text:style-name="Standard">Comme pour les sites Web, swSSO peut renseigner des identifiants complémentaires : vous devez préciser pour chacun :</text:p>
      <text:list xml:id="list104747723900731" text:continue-numbering="true" text:style-name="WW8Num1">
        <text:list-item>
          <text:p text:style-name="ENUM-1">Le type du champ à remplir : champ de saisie ou liste de choix ;</text:p>
        </text:list-item>
        <text:list-item>
          <text:p text:style-name="ENUM-1">L’identifiant du champ (Control ID) ;</text:p>
        </text:list-item>
      </text:list>
      <text:p text:style-name="Standard">Pour chaque identifiant complémentaire ainsi défini, vous devez par ailleurs saisir la valeur que swSSO doit saisir dans ce champ (onglet « Identifiants complémentaires »).</text:p>
      <text:h text:style-name="Heading_20_2" text:outline-level="2"><text:bookmark-start text:name="_Ref248746655"/><text:bookmark-start text:name="__RefHeading__62_675463258"/>Simulation de frappe clavier<text:bookmark-end text:name="_Ref248746655"/><text:bookmark-end text:name="__RefHeading__62_675463258"/></text:h>
      <text:p text:style-name="Standard">La simulation de frappe clavier permet de réaliser le SSO avec :</text:p>
      <text:list xml:id="list104748137267786" text:continue-numbering="true" text:style-name="WW8Num1">
        <text:list-item>
          <text:p text:style-name="ENUM-1">Les applications de type client lourd non natif Windows (applications Access, Java…) ;</text:p>
        </text:list-item>
        <text:list-item>
          <text:p text:style-name="ENUM-1">Les applications en mode console (de type boîte DOS, connexion à un serveur distant avec PuTTY, …).</text:p>
        </text:list-item>
      </text:list>
      <text:p text:style-name="P46">Pour configurer le SSO d’une application en mode simulation de frappe clavier, il faut cocher la case « Simulation de frappe clavier » et saisir dans le champ du dessous la commande à exécuter. Les mots-clés suivants sont reconnus (tout autre texte sera saisi tel quel) :</text:p>
      <text:list xml:id="list104747566426346" text:continue-numbering="true" text:style-name="WW8Num1">
        <text:list-item>
          <text:p text:style-name="P108">[WAIT] : le SSO ne démarrera pas automatiquement. L’utilisateur doit le démarrer manuellement en sélectionnant le menu « Se connecter à l’application » depuis l’icône swSSO de la barre de tâches ;</text:p>
        </text:list-item>
        <text:list-item>
          <text:p text:style-name="P108">[TAB] : swSSO simule une frappe de la touche TAB ;</text:p>
        </text:list-item>
        <text:list-item>
          <text:p text:style-name="P108">[STAB] : swSSO simule une frappe de la combinaison de touches SHIFT+TAB ;</text:p>
        </text:list-item>
        <text:list-item>
          <text:p text:style-name="P108">[ENTREE] : swSSO simule une frappe de la touche ENTREE ;</text:p>
        </text:list-item>
        <text:list-item>
          <text:p text:style-name="P108">[ID] : swSSO simule la frappe de l’identifiant configuré dans « Identifiant » ;</text:p>
        </text:list-item>
        <text:list-item>
          <text:p text:style-name="P108">[PWD] : swSSO simule la frappe du mot de passe configuré dans « Mot de passe » ;</text:p>
        </text:list-item>
        <text:list-item>
          <text:p text:style-name="P108">[ID2] : swSSO simule la frappe de l’identifiant configuré dans « 2nd identifiant » ;</text:p>
        </text:list-item>
        <text:list-item>
          <text:p text:style-name="P108">[ID3] : swSSO simule la frappe de l’identifiant configuré dans « 3ème identifiant » ;</text:p>
        </text:list-item>
        <text:list-item>
          <text:p text:style-name="P108">[ID4] : swSSO simule la frappe de l’identifiant configuré dans « 4ème identifiant » ;</text:p>
        </text:list-item>
        <text:list-item>
          <text:p text:style-name="P108">[valeur numérique] : swSSO fera une pause du nombre de millisecondes indiquées entre crochets. Une pause est souvent nécessaire pour laisser le temps à l’application ou au serveur de ‘réagir’ à la frappe clavier qui est extrêmement rapide par rapport à une frappe manuelle.</text:p>
        </text:list-item>
        <text:list-item>
          <text:p text:style-name="ENUM-1">[ALT]...[/ALT] : swSSO maintient la touche ALT enfoncée pour toutes les frappes à réaliser entre les balises [ALT] et [/ALT]</text:p>
        </text:list-item>
        <text:list-item>
          <text:p text:style-name="ENUM-1">[CTRL]...[/CTRL] : swSSO maintient la touche CTRL enfoncée pour toutes les frappes à réaliser entre les balises [CTRL] et [/CTRL]</text:p>
        </text:list-item>
        <text:list-item>
          <text:p text:style-name="ENUM-1">[SHIFT]...[/SHIFT] : swSSO maintient la touche SHIFT enfoncée pour toutes les frappes à réaliser entre les balises [SHIFT] et [/SHIFT]</text:p>
        </text:list-item>
        <text:list-item>
          <text:p text:style-name="ENUM-1">[LEFT] : swSSO simule la frappe de la touche flèche gauche</text:p>
        </text:list-item>
        <text:list-item>
          <text:p text:style-name="ENUM-1">[RIGHT] : swSSO simule la frappe de la touche flèche droite</text:p>
        </text:list-item>
        <text:list-item>
          <text:p text:style-name="ENUM-1">[UP] : swSSO simule la frappe de la touche flèche haute</text:p>
        </text:list-item>
        <text:list-item>
          <text:p text:style-name="ENUM-1">[DOWN] : swSSO simule la frappe de la touche flèche basse</text:p>
        </text:list-item>
      </text:list>
      <text:p text:style-name="Standard">Exemples :</text:p>
      <text:list xml:id="list104746724453854" text:continue-numbering="true" text:style-name="WW8Num1">
        <text:list-item>
          <text:p text:style-name="ENUM-1">[ID][500][TAB][PWD][500][ENTER] : saisit l’identifiant, attend 500 ms, tape TAB, saisit le mot de passe, attend à nouveau 500 ms puis tape ENTREE :</text:p>
        </text:list-item>
        <text:list-item>
          <text:p text:style-name="ENUM-1">[WAIT][ID][TAB]abcdef[TAB][ID2][TAB][PWD][ENTER] : attend la demande de démarrage de l’utilisateur, saisit l’identifiant, tape TAB, <text:s/>saisit la chaîne « abcdef », tape TAB, saisit le 2nd identifiant, tape TAB, saisit le mot de passe puis appuie sur la touche ENTREE.</text:p>
        </text:list-item>
        <text:list-item>
          <text:p text:style-name="ENUM-1">[ALT]abcd[/ALT] maintient la touche ALT enfoncée pendant que les lettres a, b, c, d sont tapées</text:p>
        </text:list-item>
      </text:list>
      <text:p text:style-name="Standard"/>
      <text:p text:style-name="Standard"/>
      <text:h text:style-name="Heading_20_1" text:outline-level="1"><text:bookmark-start text:name="__RefHeading__64_675463258"/>Configuration avancée de swSSO<text:bookmark-end text:name="__RefHeading__64_675463258"/></text:h>
      <text:h text:style-name="Heading_20_2" text:outline-level="2"><text:bookmark-start text:name="__RefHeading__66_675463258"/>Introduction<text:bookmark-end text:name="__RefHeading__66_675463258"/></text:h>
      <text:p text:style-name="Standard">Il est nécessaire de quitter et de relancer swSSO pour prendre en compte les modifications faites en base de registre.</text:p>
      <text:p text:style-name="Standard">Remarque : d’autres options de configuration, non décrites ici, sont disponibles dans la version entreprise. Elles permettent notamment de définir des politiques de mot de passe, de personnaliser les messages d’erreur ou encore de brider les interfaces graphiques de manière à éviter les modifications de configuration par les utilisateurs. Ces options sont détaillées dans le guide d’administration.</text:p>
      <text:h text:style-name="Heading_20_2" text:outline-level="2"><text:bookmark-start text:name="__RefHeading__68_675463258"/>Exclusion de fenêtres <text:bookmark-end text:name="__RefHeading__68_675463258"/></text:h>
      <text:p text:style-name="Standard"><text:span text:style-name="Strong_20_Emphasis"><text:span text:style-name="T22">HKEY_LOCAL_MACHINE\SOFTWARE\swSSO\ExcludedWindows</text:span></text:span></text:p>
      <text:p text:style-name="P17">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26">25</text:span> maximum, numérotés de 0 à <text:span text:style-name="T26">24</text:span>) à exclure :</text:p>
      <text:p text:style-name="P17"/>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76">Nom de la valeur</text:p>
          </table:table-cell>
          <table:table-cell table:style-name="Tableau9.A1" office:value-type="string">
            <text:p text:style-name="P76">Type</text:p>
          </table:table-cell>
          <table:table-cell table:style-name="Tableau9.C1" office:value-type="string">
            <text:p text:style-name="P76">Description</text:p>
          </table:table-cell>
        </table:table-row>
        <table:table-row table:style-name="Tableau9.2">
          <table:table-cell table:style-name="Tableau9.A4" office:value-type="string">
            <text:p text:style-name="P67">0</text:p>
          </table:table-cell>
          <table:table-cell table:style-name="Tableau9.B4" office:value-type="string">
            <text:p text:style-name="P67">Chaîne</text:p>
          </table:table-cell>
          <table:table-cell table:style-name="Tableau9.C4" office:value-type="string">
            <text:p text:style-name="P67">Titre de la 1<text:span text:style-name="T9">ère</text:span> fenêtre à exclure</text:p>
          </table:table-cell>
        </table:table-row>
        <table:table-row table:style-name="Tableau9.2">
          <table:table-cell table:style-name="Tableau9.A4" office:value-type="string">
            <text:p text:style-name="P67">…</text:p>
          </table:table-cell>
          <table:table-cell table:style-name="Tableau9.B4" office:value-type="string">
            <text:p text:style-name="P67">…</text:p>
          </table:table-cell>
          <table:table-cell table:style-name="Tableau9.C4" office:value-type="string">
            <text:p text:style-name="P67">…</text:p>
          </table:table-cell>
        </table:table-row>
        <table:table-row table:style-name="Tableau9.2">
          <table:table-cell table:style-name="Tableau9.A4" office:value-type="string">
            <text:p text:style-name="P69">24</text:p>
          </table:table-cell>
          <table:table-cell table:style-name="Tableau9.B4" office:value-type="string">
            <text:p text:style-name="P67">Chaîne</text:p>
          </table:table-cell>
          <table:table-cell table:style-name="Tableau9.C4" office:value-type="string">
            <text:p text:style-name="P67">Titre de la <text:span text:style-name="T26">25</text:span><text:span text:style-name="T9">ème</text:span> fenêtre à exclure</text:p>
          </table:table-cell>
        </table:table-row>
      </table:table>
      <text:p text:style-name="Standard"/>
      <text:p text:style-name="Standard">Exemple :</text:p>
      <text:p text:style-name="Standard"><draw:frame draw:style-name="fr9" draw:name="images34" text:anchor-type="char" svg:x="1.191cm" svg:y="0.423cm" svg:width="16.729cm" svg:height="4.572cm" draw:z-index="65"><draw:image xlink:href="Pictures/10000000000002CD000000C4AF5940C840DE6FD1.png" xlink:type="simple" xlink:show="embed" xlink:actuate="onLoad"/></draw:frame></text:p>
      <text:h text:style-name="Heading_20_2" text:outline-level="2"><text:bookmark-start text:name="__RefHeading__70_675463258"/><text:soft-page-break/>Traces<text:bookmark-end text:name="__RefHeading__70_675463258"/></text:h>
      <text:p text:style-name="P52">Les traces peuvent être utiles pour investiguer les problèmes que vous rencontreriez avec swSSO. <text:span text:style-name="T34">Elles se configurent sous la clé :</text:span></text:p>
      <text:p text:style-name="P53"><text:span text:style-name="Police_20_par_20_défaut"><text:span text:style-name="T35">HKEY_LOCAL_MACHINE\SOFTWARE\(Wow6432Node\)swSSO</text:span></text:span></text:p>
      <text:p text:style-name="P88"><text:span text:style-name="Police_20_par_20_défaut"><text:span text:style-name="T36">Les valeurs FileName et Level sont obligatoires :</text:span></text:span></text:p>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61">Nom de la valeur</text:p>
          </table:table-cell>
          <table:table-cell table:style-name="Tableau10.A1" office:value-type="string">
            <text:p text:style-name="P61">Type</text:p>
          </table:table-cell>
          <table:table-cell table:style-name="Tableau10.A1" office:value-type="string">
            <text:p text:style-name="P61">Défaut</text:p>
          </table:table-cell>
          <table:table-cell table:style-name="Tableau10.D1" office:value-type="string">
            <text:p text:style-name="P61">Description</text:p>
          </table:table-cell>
        </table:table-row>
        <table:table-row table:style-name="Tableau10.2">
          <table:table-cell table:style-name="Tableau10.A4" office:value-type="string">
            <text:p text:style-name="P56">FileName<text:tab/></text:p>
          </table:table-cell>
          <table:table-cell table:style-name="Tableau10.B4" office:value-type="string">
            <text:p text:style-name="P56">Chaîne</text:p>
          </table:table-cell>
          <table:table-cell table:style-name="Tableau10.C4" office:value-type="string">
            <text:p text:style-name="P58">-</text:p>
          </table:table-cell>
          <table:table-cell table:style-name="Tableau10.D4" office:value-type="string">
            <text:p text:style-name="P98">Chemin complet du fichier trace. <text:span text:style-name="T39">Depuis la v1.11, les variables d’environnement sont acceptées. Exemples de configuration :</text:span></text:p>
            <text:p text:style-name="P99"><text:span text:style-name="T39">c:\tmp\swssotrace.txt</text:span></text:p>
            <text:p text:style-name="P99">%<text:span text:style-name="T39">appdata%\swsso\swssotrace.txt</text:span></text:p>
          </table:table-cell>
        </table:table-row>
        <table:table-row table:style-name="Tableau10.2">
          <table:table-cell table:style-name="Tableau10.A4" office:value-type="string">
            <text:p text:style-name="P56">FileSize</text:p>
          </table:table-cell>
          <table:table-cell table:style-name="Tableau10.B4" office:value-type="string">
            <text:p text:style-name="P56">DWORD</text:p>
          </table:table-cell>
          <table:table-cell table:style-name="Tableau10.C4" office:value-type="string">
            <text:p text:style-name="P56">20</text:p>
          </table:table-cell>
          <table:table-cell table:style-name="Tableau10.D4" office:value-type="string">
            <text:p text:style-name="P56">Taille max. <text:span text:style-name="T38">en Mo</text:span> (fichier tournant)</text:p>
          </table:table-cell>
        </table:table-row>
        <table:table-row table:style-name="Tableau10.2">
          <table:table-cell table:style-name="Tableau10.A4" office:value-type="string">
            <text:p text:style-name="P56">Level</text:p>
          </table:table-cell>
          <table:table-cell table:style-name="Tableau10.B4" office:value-type="string">
            <text:p text:style-name="P56">DWORD</text:p>
          </table:table-cell>
          <table:table-cell table:style-name="Tableau10.C4" office:value-type="string">
            <text:p text:style-name="P59">-</text:p>
          </table:table-cell>
          <table:table-cell table:style-name="Tableau10.D4" office:value-type="string">
            <text:p text:style-name="P56">0 <text:span text:style-name="T37">ou non défini </text:span>: pas de traces</text:p>
            <text:p text:style-name="P60">1 : erreurs seulement</text:p>
            <text:p text:style-name="P60">3 : 1 + entrée/sorties de fonctions</text:p>
            <text:p text:style-name="P60">4 : 3 + informations</text:p>
            <text:p text:style-name="P60">5 : 4 + debug </text:p>
          </table:table-cell>
        </table:table-row>
      </table:table>
      <text:h text:style-name="Heading_20_2" text:outline-level="2"><text:bookmark-start text:name="__RefHeading__72_675463258"/>Lancement en ligne de commande ou par un raccourci<text:bookmark-end text:name="__RefHeading__72_675463258"/></text:h>
      <text:p text:style-name="Standard">La syntaxe pour lancer swSSO en ligne de commande est la suivante :</text:p>
      <text:p text:style-name="P66">swsso [-launchapp] [chemin complet du fichier swsso.ini]</text:p>
      <text:p text:style-name="Standard">L’option -launchapp permet de démarrer swSSO directement avec la fenêtre de lancement d’applications ouverte.</text:p>
      <text:p text:style-name="Standard">Le chemin complet du fichier swsso.ini permet de désigner le nom et l’emplacement de votre fichier de configuration. Par défaut, si rien n’est précisé, swSSO recherche un fichier nommé swsso.ini dans le répertoire de swSSO.</text:p>
      <text:p text:style-name="Standard">Vous pouvez créer un raccourci pour lancer swSSO depuis votre bureau, par exemple en ajoutant le paramètre –launchapp sur la ligne de commande et en définissant une touche de raccourci :</text:p>
      <text:p text:style-name="Standard"><draw:frame draw:style-name="fr9" draw:name="images37" text:anchor-type="char" svg:x="1.3cm" svg:y="0.347cm" svg:width="12.859cm" svg:height="13.653cm" draw:z-index="66"><draw:image xlink:href="Pictures/10000000000001E600000204A89A293A10E3A0DB.png" xlink:type="simple" xlink:show="embed" xlink:actuate="onLoad"/></draw:frame><text:soft-page-break/></text:p>
      <text:p text:style-name="Standard"/>
      <text:p text:style-name="Standard">Ainsi, vous pourrez démarrer swSSO par un simple raccourci clavier. Si swSSO est déjà lancé et que vous avez spécifié –launchapp dans la ligne de commande, la fenêtre de lancement d’applications s’ouvrira automatiquement.</text:p>
      <text:p text:style-name="Standard"><text:span text:style-name="T14">Attention : du fait de la gestion de fenêtre du système Windows, la fenêtre de lancement peut dans certains cas ne pas s’ouvrir au premier plan</text:span>.</text:p>
      <text:h text:style-name="Heading_20_1" text:outline-level="1"><text:bookmark-start text:name="__RefHeading__74_675463258"/>Questions fréquentes et résolution des problèmes courants<text:bookmark-end text:name="__RefHeading__74_675463258"/></text:h>
      <text:p text:style-name="Standard">Ce chapitre fournit un premier niveau d’analyse des problèmes courants. Si vous ne trouvez pas la réponse à votre problème ici, vous pouvez vous rendre sur le forum (<text:a xlink:type="simple" xlink:href="http://swsso.free.fr/forum" text:style-name="Internet_20_link" text:visited-style-name="Visited_20_Internet_20_Link"><text:span text:style-name="Internet_20_link">http://swsso.free.fr/forum</text:span></text:a>) ou envoyer un mail à <text:a xlink:type="simple" xlink:href="mailto:help@swsso.fr" text:style-name="Internet_20_link" text:visited-style-name="Visited_20_Internet_20_Link"><text:span text:style-name="Internet_20_link">help@swsso.fr</text:span></text:a>. </text:p>
      <text:h text:style-name="Heading_20_2" text:outline-level="2"><text:bookmark-start text:name="__RefHeading__76_675463258"/>swSSO ne démarre pas<text:bookmark-end text:name="__RefHeading__76_675463258"/></text:h>
      <text:p text:style-name="Standard">Commencez par vérifier que swSSO n’est pas déjà lancé. En effet, swSSO ne peut pas être lancé deux fois : </text:p>
      <text:list xml:id="list104747599825070" text:continue-numbering="true" text:style-name="WW8Num1">
        <text:list-item>
          <text:p text:style-name="ENUM-1">Il peut arriver que l’icône soit masquée : vérifiez ce point en vous référant au §<text:bookmark-ref text:reference-format="chapter" text:ref-name="_Ref256178326">5.2</text:bookmark-ref> ;</text:p>
        </text:list-item>
        <text:list-item>
          <text:p text:style-name="ENUM-1">Même si cela est très peu probable, il pourrait arriver suite à un problème technique que l’icône disparaisse complètement de la barre des tâches. Dans ce cas, ouvrez le gestionnaire de tâches sur l’onglet Processus et vérifiez la présence du processus swSSO.exe : s’il est présent, vous devez l’arrêter en le sélectionnant et en cliquant sur le bouton « Terminer le processus ». C’est absolument sans danger pour vos informations de configuration (sauf évidemment si vous aviez des modifications en cours et non sauvegardées…). Vous pourrez ensuite redémarrer swSSO normalement.</text:p>
        </text:list-item>
      </text:list>
      <text:p text:style-name="P18">Si après ces premières manipulations, swSSO ne démarre toujours pas, c’est probablement que votre fichier de configuration est corrompu. Vous pouvez envoyer votre fichier pour analyse au support ou encore restaurer une précédente version du fichier.</text:p>
      <text:h text:style-name="Heading_20_2" text:outline-level="2"><text:bookmark-start text:name="_Ref256178326"/><text:bookmark-start text:name="__RefHeading__78_675463258"/>L’icône swSSO est masquée dans la barre des tâches<text:bookmark-end text:name="_Ref256178326"/><text:bookmark-end text:name="__RefHeading__78_675463258"/></text:h>
      <text:p text:style-name="P63">Par défaut, les icônes non utilisés de la barre des tâches sont automatiquement masqués par Windows. </text:p>
      <table:table table:name="Tableau11" table:style-name="Tableau11">
        <table:table-column table:style-name="Tableau11.A"/>
        <table:table-column table:style-name="Tableau11.B"/>
        <table:table-row table:style-name="Tableau11.1">
          <table:table-cell table:style-name="Tableau11.A1" office:value-type="string">
            <text:p text:style-name="P64">Vous pouvez faire réapparaître les icônes masquées en cliquant sur l’icône :</text:p>
          </table:table-cell>
          <table:table-cell table:style-name="Tableau11.A1" office:value-type="string">
            <text:p text:style-name="P65"><draw:frame draw:style-name="fr3" draw:name="images41" text:anchor-type="as-char" svg:width="0.503cm" svg:height="0.609cm" draw:z-index="1"><draw:image xlink:href="Pictures/1000000000000013000000173DFB638A28FDFFA9.png" xlink:type="simple" xlink:show="embed" xlink:actuate="onLoad"/></draw:frame></text:p>
          </table:table-cell>
        </table:table-row>
      </table:table>
      <text:p text:style-name="Standard">Vous pouvez également rendre permanent l’affichage d’icônes choisis. Cela se fait par une modification des propriétés de la barre des tâches. Merci de vous référer à la documentation Windows pour la réalisation de cette configuration. </text:p>
      <text:h text:style-name="Heading_20_2" text:outline-level="2"><text:bookmark-start text:name="__RefHeading__80_675463258"/>Le SSO ne fonctionne plus sur un site ou une application<text:bookmark-end text:name="__RefHeading__80_675463258"/></text:h>
      <text:p text:style-name="P18">Si le SSO fonctionnait précédemment et que vous constatez qu’il ne fonctionne plus, c’est probablement que le site ou l’application concernée a été modifiée. Pour vous en assurer, commencez par quitter et relancer swSSO pour vérifier que le problème est bien permanent.</text:p>
      <text:p text:style-name="P18">Si c’est le cas, vous devez récupérer la dernière version de la configuration sur le serveur ou la modifier par vous-même dans la fenêtre de gestion des applications et sites.</text:p>
      <text:h text:style-name="Heading_20_2" text:outline-level="2"><text:bookmark-start text:name="__RefHeading__82_675463258"/>swSSO ne se verrouille pas en même temps que la session Windows<text:bookmark-end text:name="__RefHeading__82_675463258"/></text:h>
      <text:p text:style-name="P17">Sur certains postes de travail, le service d’enregistrement à l’événement de notification de verrouillage de session Windows n’est pas disponible immédiatement après le démarrage (en fonction des cas, cela peut prendre jusqu’à 3 minutes). Cela signifie qu’un verrouillage de la session Windows pendant cette courte période ne verrouillera pas swSSO.</text:p>
      <text:h text:style-name="Heading_20_2" text:outline-level="2"><text:bookmark-start text:name="__RefHeading__84_675463258"/>swSSO ne fonctionne plus avec Firefox<text:bookmark-end text:name="__RefHeading__84_675463258"/></text:h>
      <text:p text:style-name="Standard">Si vous avez désinstallé une version beta de Firefox par exemple, il se peut que swSSO ne fonctionne plus.</text:p>
      <text:p text:style-name="Standard"><text:soft-page-break/>Pour rétablir le fonctionnement, vous devez ouvrir une ligne de commande, vous placer dans le répertoire de Firefox (C:\Program Files\Mozilla Firefox si vous avez conservé le répertoire d’installation par défaut) et exécuter la commande :</text:p>
      <text:p text:style-name="P66">regsvr32 AccessibleMarshal.dll</text:p>
      <text:h text:style-name="Heading_20_2" text:outline-level="2"><text:bookmark-start text:name="__RefHeading__86_675463258"/>swSSO ne fonctionne pas avec un Firefox portable<text:bookmark-end text:name="__RefHeading__86_675463258"/></text:h>
      <text:p text:style-name="Standard">Les versions portables de Firefox d’enregistrent pas le composant de Firefox utilisé par swSSO pour fonctionner. Vous devez donc le faire manuellement : ouvrir une ligne de commande, vous placer dans le répertoire de votre Firefox portable et exécuter la commande :</text:p>
      <text:p text:style-name="P66">regsvr32 AccessibleMarshal.dll</text:p>
      <text:h text:style-name="Heading_20_2" text:outline-level="2"><text:bookmark-start text:name="__RefHeading__88_675463258"/>swSSO n’arrive pas à joindre le serveur de configuration<text:bookmark-end text:name="__RefHeading__88_675463258"/></text:h>
      <text:p text:style-name="Standard"><text:span text:style-name="T23">Commencez par vous assurer que vous avez bien accès au site swSSO en allant depuis votre navigateur Web à l’adresse suivante : </text:span><text:a xlink:type="simple" xlink:href="http://www.swsso.fr/" text:style-name="Internet_20_link" text:visited-style-name="Visited_20_Internet_20_Link"><text:span text:style-name="Internet_20_link"><text:span text:style-name="T23">www.swsso.fr</text:span></text:span></text:a><text:span text:style-name="T23">.</text:span></text:p>
      <text:p text:style-name="P18">Si cela échoue, vous avez un problème réseau indépendant de swSSO.</text:p>
      <text:p text:style-name="P18">Dans le cas contraire, l’erreur est peut-être due à une absence ou à une mauvaise configuration de proxy (si vous êtes connecté depuis votre entreprise par exemple). Ouvrez la fenêtre Options (menu clic-droit sur l’icône swSSO, item « Options ») et vérifiez vos paramètres. Le bouton « Tester la connexion » vous permet de valider la bonne communication de swSSO avec le serveur.</text:p>
      <text:p text:style-name="P18"><draw:frame draw:style-name="fr9" draw:name="images39" text:anchor-type="char" svg:x="1.817cm" svg:y="0.688cm" svg:width="14.367cm" svg:height="12.065cm" draw:z-index="67"><draw:image xlink:href="Pictures/100000000000021F000001C874910246AD7E609D.png" xlink:type="simple" xlink:show="embed" xlink:actuate="onLoad"/></draw:frame></text:p>
      <text:p text:style-name="P19"/>
      <text:h text:style-name="P95" text:outline-level="2"><text:bookmark-start text:name="__RefNumPara__2607_507943224"/><text:bookmark-start text:name="__RefHeading__90_675463258"/><text:soft-page-break/>Erreur « swSSO n’a pas réussi à vous connecter à l’application… »<text:bookmark-end text:name="__RefNumPara__2607_507943224"/><text:bookmark-end text:name="__RefHeading__90_675463258"/></text:h>
      <text:p text:style-name="Standard"><draw:frame draw:style-name="fr4" draw:name="images40" text:anchor-type="char" svg:width="12.33cm" svg:height="5.424cm" draw:z-index="68"><draw:image xlink:href="Pictures/10000000000001D2000000CD9ADA267FF75294D1.png" xlink:type="simple" xlink:show="embed" xlink:actuate="onLoad"/></draw:frame></text:p>
      <text:p text:style-name="Standard">Lorsqu'une erreur est détectée lors du SSO, cette fenêtre est affichée et trois choix vous sont proposés :</text:p>
      <text:list xml:id="list104748184036475" text:continue-numbering="true" text:style-name="WW8Num1">
        <text:list-item>
          <text:p text:style-name="ENUM-1"><text:span text:style-name="T14">Réessayer</text:span> : retente l'authentification, avec les mêmes paramètres.</text:p>
        </text:list-item>
        <text:list-item>
          <text:p text:style-name="ENUM-1"><text:span text:style-name="T14">Mot de passe</text:span> : présente la fenêtre de changement de mot de passe pour l'application concernée. </text:p>
        </text:list-item>
        <text:list-item>
          <text:p text:style-name="ENUM-1"><text:span text:style-name="T14">Suspendre</text:span> : désactive temporairement (1 minute) le SSO pour cette application. Vous pourrez ainsi réessayer plus tard, après avoir éventuellement corrigé votre configuration si nécessaire. Remarque : vous pouvez écourter ce délai d’une minute en utilisant le menu « Se connecter à l’application ».</text:p>
        </text:list-item>
      </text:list>
      <text:p text:style-name="Standard">Si vous ne souhaitez plus recevoir cette fenêtre pour une application (par exemple si vous utilisez swSSO pour fermer des fenêtres indésirables), vous pouvez <text:span text:style-name="T27">décocher la case « Détecter les erreurs de connexion à cette application » dans la fenêtre de gestion des sites et applications.</text:span></text:p>
      <text:h text:style-name="P95" text:outline-level="2"><text:bookmark-start text:name="__RefHeading__92_675463258"/>J’utilise plusieurs comptes sur un même site : comment faire ?<text:bookmark-end text:name="__RefHeading__92_675463258"/></text:h>
      <text:p text:style-name="Standard">Vous devez déclarer une configuration pour chacun des comptes. Concrètement, la bonne manière de faire est la suivante :</text:p>
      <text:list xml:id="list104747443902389" text:continue-numbering="true" text:style-name="WW8Num1">
        <text:list-item>
          <text:p text:style-name="ENUM-1">Ouvrez la fenêtre de gestion des applications et sites ;</text:p>
        </text:list-item>
        <text:list-item>
          <text:p text:style-name="ENUM-1">Créez la configuration pour le premier compte ;</text:p>
        </text:list-item>
        <text:list-item>
          <text:p text:style-name="ENUM-1">Testez la configuration ;</text:p>
        </text:list-item>
        <text:list-item>
          <text:p text:style-name="ENUM-1">Dupliquez la configuration autant de fois que nécessaire à l’aide du menu clic-droit / dupliquer ;</text:p>
        </text:list-item>
        <text:list-item>
          <text:p text:style-name="ENUM-1">Renommez les configurations dupliquées et pensez bien à changer votre identifiant et votre mot de passe dans les configurations dupliquées.</text:p>
        </text:list-item>
        <text:list-item>
          <text:p text:style-name="ENUM-1">Enfin, activez les configurations dupliquées.</text:p>
        </text:list-item>
      </text:list>
      <text:p text:style-name="P46"><text:soft-page-break/>Voici un exemple de résultat auquel vous devriez arriver :</text:p>
      <text:p text:style-name="Standard"><draw:frame draw:style-name="fr14" draw:name="images42" text:anchor-type="char" svg:x="0.48cm" svg:y="0.46cm" svg:width="17.999cm" style:rel-width="100%" svg:height="16.127cm" style:rel-height="64%" draw:z-index="69"><draw:image xlink:href="Pictures/200000090000462E00003F27A492FDF1D2981393.svm" xlink:type="simple" xlink:show="embed" xlink:actuate="onLoad"/></draw:frame></text:p>
      <text:p text:style-name="Standard">Fermez ensuite la fenêtre de gestion des applications et lancez votre application. La fenêtre suivante s’ouvre : elle vous permet de choisir le compte à utiliser pour accéder à l’application. </text:p>
      <text:p text:style-name="Standard"><draw:frame draw:style-name="fr9" draw:name="images43" text:anchor-type="char" svg:x="2.928cm" svg:y="0.243cm" svg:width="12.144cm" svg:height="10.874cm" draw:z-index="70"><draw:image xlink:href="Pictures/10000000000001CB0000019B8CA6DA2619DAA1D9.png" xlink:type="simple" xlink:show="embed" xlink:actuate="onLoad"/></draw:frame><text:soft-page-break/></text:p>
      <text:p text:style-name="Standard">Sélectionnez le compte et cliquez sur OK (vous pouvez aussi double-cliquer sur le compte de choisi).</text:p>
      <text:p text:style-name="P22">Remarque : si vous lancez l’application directement depuis la fenêtre de lancement d’applications, la fenêtre de choix du compte ne vous sera pas proposée. C’est directement le compte correspondant à l’application lancée qui sera utilisé ! Par exemple, dans la fenêtre ci-dessous, si vous double-cliquez sur « demo (mélissa) », l’application demo s’ouvre et l’authentification se fait directement avec le compte « mélissa ».</text:p>
      <text:p text:style-name="Standard"><draw:frame draw:style-name="fr14" draw:name="images44" text:anchor-type="char" svg:x="5.269cm" svg:y="0.582cm" svg:width="7.2cm" style:rel-width="40%" svg:height="8.315cm" style:rel-height="33%" draw:z-index="71"><draw:image xlink:href="Pictures/100000000000013400000165A2FFD7FC91373596.png" xlink:type="simple" xlink:show="embed" xlink:actuate="onLoad"/></draw:frame></text:p>
      <text:h text:style-name="P95" text:outline-level="2"><text:bookmark-start text:name="__RefHeading__94_675463258"/><text:soft-page-break/>J’utilise plusieurs sites qui reposent sur le même compte : comment faire ?<text:bookmark-end text:name="__RefHeading__94_675463258"/></text:h>
      <text:p text:style-name="Standard">Si vous avez plusieurs sites ou applications qui utilisent un même compte (login et mot de passe), le plus simple est de regrouper ces applications dans une même catégorie, ce qui vous permettra de gérer simplement les changements de mots de passe pour l’ensemble de ces applications grâce à la fonction de modification simultanée des identifiants et mots de passe accessible depuis le menu clic-droit des catégories, item « Identifiants et mot de passe… » (Voir §<text:bookmark-ref text:reference-format="chapter" text:ref-name="_Ref251231772">2.4</text:bookmark-ref>).</text:p>
      <text:h text:style-name="P95" text:outline-level="2"><text:bookmark-start text:name="__RefHeading__2359_1061536020"/>Quand je lance swSSO, je ne veux pas que le SSO soit réalisé sur les fenêtres déjà ouvertes : comment faire ?<text:bookmark-end text:name="__RefHeading__2359_1061536020"/></text:h>
      <text:p text:style-name="Standard">Il suffit d'ajouter la valeur suivante dans la section [swSSO] de votre fichier swsso.ini. Attention à bien sauvegarder votre fichier préalablement pour pouvoir le restaurer en cas de problème : parseWindowsOnStart=NO</text:p>
      <text:h text:style-name="Heading_20_1" text:outline-level="1"><text:bookmark-start text:name="__RefHeading__96_675463258"/>Liste des messages d’erreur<text:bookmark-end text:name="__RefHeading__96_675463258"/></text:h>
      <text:p text:style-name="Standard"/>
      <table:table table:name="Tableau12" table:style-name="Tableau12">
        <table:table-column table:style-name="Tableau12.A"/>
        <table:table-column table:style-name="Tableau12.B"/>
        <table:table-header-rows>
          <table:table-row table:style-name="Tableau12.1">
            <table:table-cell table:style-name="Tableau12.A1" office:value-type="string">
              <text:p text:style-name="P76">Message</text:p>
            </table:table-cell>
            <table:table-cell table:style-name="Tableau12.B1" office:value-type="string">
              <text:p text:style-name="P76">Signification</text:p>
            </table:table-cell>
          </table:table-row>
        </table:table-header-rows>
        <table:table-row table:style-name="Tableau12.1">
          <table:table-cell table:style-name="Tableau12.A10" office:value-type="string">
            <text:p text:style-name="P67">Mot de passe incorrect</text:p>
          </table:table-cell>
          <table:table-cell table:style-name="Tableau12.B10" office:value-type="string">
            <text:p text:style-name="P67">Mot de passe principal incorrect (affiché lorsque la réinitialisation de mot de passe n’est pas disponible).</text:p>
          </table:table-cell>
        </table:table-row>
        <table:table-row table:style-name="Tableau12.1">
          <table:table-cell table:style-name="Tableau12.A10" office:value-type="string">
            <text:p text:style-name="P67">Le mot de passe que vous avez saisi est incorrect. Cliquez sur le bouton Recommencer pour réessayer ou sur le bouton Annuler si vous ne vous souvenez plus de votre mot de passe.</text:p>
          </table:table-cell>
          <table:table-cell table:style-name="Tableau12.B10" office:value-type="string">
            <text:p text:style-name="P67">Mot de passe principal incorrect (affiché lorsque la réinitialisation de mot de passe est disponible).</text:p>
          </table:table-cell>
        </table:table-row>
        <table:table-row table:style-name="Tableau12.1">
          <table:table-cell table:style-name="Tableau12.A10" office:value-type="string">
            <text:p text:style-name="P67">Le changement du mot de passe a échoué.</text:p>
          </table:table-cell>
          <table:table-cell table:style-name="Tableau12.B10" office:value-type="string">
            <text:p text:style-name="P67">Erreur technique lors du changement du mot de passe principal. Le mot de passe principal n’est pas changé (l’utilisateur se connecte toujours avec l’ancien) mais cette erreur peut être grave si elle survient en cours de transchiffrement des mots de passe secondaires : une partie des mots de passe est alors chiffrée avec le nouveau mot de passe tandis qu’une autre partie est restée chiffrée avec l’ancien. </text:p>
          </table:table-cell>
        </table:table-row>
        <table:table-row table:style-name="Tableau12.1">
          <table:table-cell table:style-name="Tableau12.A10" office:value-type="string">
            <text:p text:style-name="P67">La configuration pour ce site n'a pas été trouvée. Voulez-vous la faire manuellement ?</text:p>
          </table:table-cell>
          <table:table-cell table:style-name="Tableau12.B10" office:value-type="string">
            <text:p text:style-name="P67">Le serveur de configuration est joignable mais n’a pas trouvé la configuration demandée par l’utilisateur.</text:p>
          </table:table-cell>
        </table:table-row>
        <table:table-row table:style-name="Tableau12.1">
          <table:table-cell table:style-name="Tableau12.A10" office:value-type="string">
            <text:p text:style-name="P67">Impossible de joindre le serveur swSSO. Veuillez vérifier votre configuration proxy (menu Propriétés, onglet Options).</text:p>
          </table:table-cell>
          <table:table-cell table:style-name="Tableau12.B10" office:value-type="string">
            <text:p text:style-name="P67">Le serveur de configuration n’est pas joignable. </text:p>
          </table:table-cell>
        </table:table-row>
        <table:table-row table:style-name="Tableau12.1">
          <table:table-cell table:style-name="Tableau12.A10" office:value-type="string">
            <text:p text:style-name="P67">Une erreur est survenue lors de la lecture du fichier de configuration. Merci de contacter le support.</text:p>
          </table:table-cell>
          <table:table-cell table:style-name="Tableau12.B10" office:value-type="string">
            <text:p text:style-name="P67">Message affiché au démarrage si le fichier de configuration est corrompu.</text:p>
          </table:table-cell>
        </table:table-row>
        <table:table-row table:style-name="Tableau12.1">
          <table:table-cell table:style-name="Tableau12.A10" office:value-type="string">
            <text:p text:style-name="P67">Une erreur est survenue au démarrage de swSSO. Merci de contacter le support.</text:p>
          </table:table-cell>
          <table:table-cell table:style-name="Tableau12.B10" office:value-type="string">
            <text:p text:style-name="P67">Message affiché au démarrage dans tous les autres cas d’erreur (erreurs plutôt système de type allocation mémoire, initialisation moteur crypto, …)</text:p>
          </table:table-cell>
        </table:table-row>
        <table:table-row table:style-name="Tableau12.1">
          <table:table-cell table:style-name="Tableau12.A10" office:value-type="string">
            <text:p text:style-name="P67">Une erreur est survenue. En cas d'oubli de votre mot de passe, il ne sera pas possible de le récupérer. Veuillez contacter votre support.</text:p>
          </table:table-cell>
          <table:table-cell table:style-name="Tableau12.B10" office:value-type="string">
            <text:p text:style-name="P67">Message affiché au démarrage lorsque les informations de réinitialisation de mot de passe ne sont pas exploitables (corruption clé publique en base de registre, erreur d’écriture dans le fichier .ini, …)</text:p>
          </table:table-cell>
        </table:table-row>
        <table:table-row table:style-name="Tableau12.1">
          <table:table-cell table:style-name="Tableau12.A10" office:value-type="string">
            <text:p text:style-name="P67">Une erreur est survenue lors de la lecture des configurations sur le serveur. Aucune configuration n'a été ajoutée ou modifiée localement.</text:p>
          </table:table-cell>
          <table:table-cell table:style-name="Tableau12.B10" office:value-type="string">
            <text:p text:style-name="P67">Message affiché lorsque les options de récupération des configurations ajoutées ou modifiées au démarrage de swSSO sont activées et que le serveur est injoignable.</text:p>
          </table:table-cell>
        </table:table-row>
      </table:table>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loext:graphic-properties draw:fill="solid" draw:fill-color="#cccccc" draw:opacity="100%"/>
      <style:paragraph-properties fo:background-color="#cccccc"/>
      <style:text-properties style:font-name="Courier New" fo:font-family="'Courier New'" style:font-family-generic="modern"/>
    </style:style>
    <style:style style:name="EVO-BUG" style:family="paragraph" style:parent-style-name="Standard" style:list-style-name="WW8Num6">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Niveau_20_2" style:display-name="Niveau 2" style:family="paragraph" style:parent-style-name="Standard">
      <style:paragraph-properties fo:margin-left="1cm" fo:margin-right="0cm" fo:margin-top="0cm" fo:margin-bottom="0.212cm" loext:contextual-spacing="false" fo:text-indent="0cm" style:auto-text-indent="false"/>
      <style:text-properties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3z0" style:family="text">
      <style:text-properties fo:color="#000000" style:font-name="Wingdings" fo:font-family="Wingdings" style:font-pitch="variable" style:font-charset="x-symbol"/>
    </style:style>
    <style:style style:name="WW8Num3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fo:color="#000000" style:font-name="Arial" fo:font-family="Arial" style:font-family-generic="swiss" style:font-pitch="variable"/>
    </style:style>
    <style:style style:name="WW8Num3z4" style:family="text">
      <style:text-properties style:font-name="Courier New" fo:font-family="'Courier New'" style:font-family-generic="modern"/>
    </style:style>
    <style:style style:name="WW8Num3z6" style:family="text">
      <style:text-properties style:font-name="Symbol" fo:font-family="Symbol" style:font-family-generic="roman" style:font-pitch="variable" style:font-charset="x-symbol"/>
    </style:style>
    <style:style style:name="WW8Num5z0" style:family="text">
      <style:text-properties fo:color="#000000" style:font-name="Wingdings" fo:font-family="Wingdings" style:font-pitch="variable" style:font-charset="x-symbol"/>
    </style:style>
    <style:style style:name="WW8Num5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5z4" style:family="text">
      <style:text-properties style:font-name="Courier New" fo:font-family="'Courier New'" style:font-family-generic="modern"/>
    </style:style>
    <style:style style:name="WW8Num6z0"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language-asian="ko" style:country-asian="KR" style:font-size-complex="12pt" style:language-complex="ar" style:country-complex="SA"/>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3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3.175cm" fo:text-indent="-0.635cm" fo:margin-left="3.175cm"/>
        </style:list-level-properties>
        <style:text-properties style:font-name="Arial"/>
      </text:list-level-style-bullet>
      <text:list-level-style-bullet text:level="5" text:style-name="WW8Num3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3z6"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5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5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177e25" style:font-size-asian="8pt" style:font-size-complex="8pt"/>
    </style:style>
    <style:style style:name="MT3" style:family="text">
      <style:text-properties fo:font-size="8pt" officeooo:rsid="00326243" style:font-size-asian="8pt" style:font-size-complex="8pt"/>
    </style:style>
    <style:style style:name="MT4" style:family="text">
      <style:text-properties fo:font-size="8pt" officeooo:rsid="00331f6b" style:font-size-asian="8pt" style:font-size-complex="8pt"/>
    </style:style>
    <style:style style:name="MT5" style:family="text">
      <style:text-properties officeooo:rsid="00326243"/>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text:span><text:span text:style-name="MT3">1</text:span><text:span text:style-name="MT4">1</text:span><text:span text:style-name="MT1"> – Manuel utilisateur<text:tab/></text:span><text:span text:style-name="MT1"><text:page-number text:select-page="current">45</text:page-number></text:span><text:span text:style-name="MT1">/</text:span><text:span text:style-name="MT1"><text:page-count style:num-format="1">45</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5">6</text:span> – Sylvain Werdefroy<text:tab/><text:tab/>rev 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6-06-04T10:47:45.877000000</dc:date>
    <meta:print-date>2010-08-31T18:53:00</meta:print-date>
    <meta:editing-cycles>569</meta:editing-cycles>
    <meta:editing-duration>P1DT3H14M6S</meta:editing-duration>
    <meta:generator>LibreOffice/5.1.3.2$Windows_x86 LibreOffice_project/644e4637d1d8544fd9f56425bd6cec110e49301b</meta:generator>
    <dc:title>swSSO - Manuel utilisateur</dc:title>
    <meta:document-statistic meta:table-count="13" meta:image-count="47" meta:object-count="0" meta:page-count="45" meta:paragraph-count="659" meta:word-count="9753" meta:character-count="59338" meta:non-whitespace-character-count="50316"/>
  </office:meta>
</office:document-meta>
</file>